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33375cm" style:use-optimal-column-width="true"/>
    </style:style>
    <style:style style:name="co3" style:family="table-column">
      <style:table-column-properties fo:break-before="auto" style:column-width="14.6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Febrero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403.39" table:style-name="ce2">
            <text:p>1.403,39</text:p>
          </table:table-cell>
          <table:table-cell office:value-type="float" office:value="108759.14" table:style-name="ce2">
            <text:p>108.759,14</text:p>
          </table:table-cell>
          <table:table-cell office:value-type="float" office:value="1" table:style-name="ce1">
            <text:p>1</text:p>
          </table:table-cell>
          <table:table-cell office:value-type="float" office:value="7656.14" table:style-name="ce2">
            <text:p>7.656,14</text:p>
          </table:table-cell>
          <table:table-cell office:value-type="float" office:value="866015.77" table:style-name="ce2">
            <text:p>866.015,77</text:p>
          </table:table-cell>
          <table:table-cell office:value-type="float" office:value="1" table:style-name="ce1">
            <text:p>1</text:p>
          </table:table-cell>
          <table:table-cell office:value-type="float" office:value="3513.31" table:style-name="ce2">
            <text:p>3.513,31</text:p>
          </table:table-cell>
          <table:table-cell office:value-type="float" office:value="323731.52" table:style-name="ce2">
            <text:p>323.731,52</text:p>
          </table:table-cell>
          <table:table-cell office:value-type="float" office:value="1" table:style-name="ce1">
            <text:p>1</text:p>
          </table:table-cell>
          <table:table-cell office:value-type="float" office:value="15132.79" table:style-name="ce2">
            <text:p>15.132,79</text:p>
          </table:table-cell>
          <table:table-cell office:value-type="float" office:value="1353889.61" table:style-name="ce2">
            <text:p>1.353.889,61</text:p>
          </table:table-cell>
          <table:table-cell office:value-type="float" office:value="1" table:style-name="ce1">
            <text:p>1</text:p>
          </table:table-cell>
          <table:table-cell office:value-type="float" office:value="8344.69" table:style-name="ce2">
            <text:p>8.344,69</text:p>
          </table:table-cell>
          <table:table-cell office:value-type="float" office:value="1477087.32" table:style-name="ce2">
            <text:p>1.477.087,32</text:p>
          </table:table-cell>
          <table:table-cell office:value-type="float" office:value="1" table:style-name="ce1">
            <text:p>1</text:p>
          </table:table-cell>
          <table:table-cell office:value-type="float" office:value="2385.92" table:style-name="ce2">
            <text:p>2.385,92</text:p>
          </table:table-cell>
          <table:table-cell office:value-type="float" office:value="251013.05" table:style-name="ce2">
            <text:p>251.013,05</text:p>
          </table:table-cell>
          <table:table-cell office:value-type="float" office:value="1" table:style-name="ce1">
            <text:p>1</text:p>
          </table:table-cell>
          <table:table-cell office:value-type="float" office:value="9769.93" table:style-name="ce2">
            <text:p>9.769,93</text:p>
          </table:table-cell>
          <table:table-cell office:value-type="float" office:value="778563.67" table:style-name="ce2">
            <text:p>778.563,67</text:p>
          </table:table-cell>
          <table:table-cell office:value-type="float" office:value="1" table:style-name="ce1">
            <text:p>1</text:p>
          </table:table-cell>
          <table:table-cell office:value-type="float" office:value="3299.65" table:style-name="ce2">
            <text:p>3.299,65</text:p>
          </table:table-cell>
          <table:table-cell office:value-type="float" office:value="374966.63" table:style-name="ce2">
            <text:p>374.966,63</text:p>
          </table:table-cell>
          <table:table-cell office:value-type="float" office:value="257" table:style-name="ce1">
            <text:p>257</text:p>
          </table:table-cell>
          <table:table-cell office:value-type="float" office:value="3449.1" table:style-name="ce2">
            <text:p>3.449,10</text:p>
          </table:table-cell>
          <table:table-cell office:value-type="float" office:value="706952.65" table:style-name="ce2">
            <text:p>706.952,65</text:p>
          </table:table-cell>
          <table:table-cell office:value-type="float" office:value="1" table:style-name="ce1">
            <text:p>1</text:p>
          </table:table-cell>
          <table:table-cell office:value-type="float" office:value="5854.91" table:style-name="ce2">
            <text:p>5.854,91</text:p>
          </table:table-cell>
          <table:table-cell office:value-type="float" office:value="654442.97" table:style-name="ce2">
            <text:p>654.442,97</text:p>
          </table:table-cell>
          <table:table-cell office:value-type="float" office:value="1" table:style-name="ce1">
            <text:p>1</text:p>
          </table:table-cell>
          <table:table-cell office:value-type="float" office:value="3112.77" table:style-name="ce2">
            <text:p>3.112,77</text:p>
          </table:table-cell>
          <table:table-cell office:value-type="float" office:value="251935.01" table:style-name="ce2">
            <text:p>251.935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01.52" table:style-name="ce1">
            <text:p>601,52</text:p>
          </table:table-cell>
          <table:table-cell office:value-type="float" office:value="38815.160000000003" table:style-name="ce2">
            <text:p>38.815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88.5" table:style-name="ce1">
            <text:p>388,5</text:p>
          </table:table-cell>
          <table:table-cell office:value-type="float" office:value="25679.5" table:style-name="ce2">
            <text:p>25.679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25.21" table:style-name="ce1">
            <text:p>525,21</text:p>
          </table:table-cell>
          <table:table-cell office:value-type="float" office:value="35521.519999999997" table:style-name="ce2">
            <text:p>35.521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6344.92" table:style-name="ce2">
            <text:p>26.344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04.75" table:style-name="ce2">
            <text:p>1.304,75</text:p>
          </table:table-cell>
          <table:table-cell office:value-type="float" office:value="91454.32" table:style-name="ce2">
            <text:p>91.454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10.04" table:style-name="ce2">
            <text:p>2.010,04</text:p>
          </table:table-cell>
          <table:table-cell office:value-type="float" office:value="189661.4" table:style-name="ce2">
            <text:p>189.661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03.59" table:style-name="ce2">
            <text:p>2.103,59</text:p>
          </table:table-cell>
          <table:table-cell office:value-type="float" office:value="162718.9" table:style-name="ce2">
            <text:p>162.718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14.27" table:style-name="ce2">
            <text:p>2.414,27</text:p>
          </table:table-cell>
          <table:table-cell office:value-type="float" office:value="166533.53" table:style-name="ce2">
            <text:p>166.533,53</text:p>
          </table:table-cell>
          <table:table-cell office:value-type="float" office:value="1" table:style-name="ce1">
            <text:p>1</text:p>
          </table:table-cell>
          <table:table-cell office:value-type="float" office:value="276.81" table:style-name="ce1">
            <text:p>276,81</text:p>
          </table:table-cell>
          <table:table-cell office:value-type="float" office:value="21468.87" table:style-name="ce2">
            <text:p>21.468,87</text:p>
          </table:table-cell>
          <table:table-cell office:value-type="float" office:value="6" table:style-name="ce1">
            <text:p>6</text:p>
          </table:table-cell>
          <table:table-cell office:value-type="float" office:value="2882.83" table:style-name="ce2">
            <text:p>2.882,83</text:p>
          </table:table-cell>
          <table:table-cell office:value-type="float" office:value="184442.68" table:style-name="ce2">
            <text:p>184.442,68</text:p>
          </table:table-cell>
          <table:table-cell office:value-type="float" office:value="2" table:style-name="ce1">
            <text:p>2</text:p>
          </table:table-cell>
          <table:table-cell office:value-type="float" office:value="301.97000000000003" table:style-name="ce1">
            <text:p>301,97</text:p>
          </table:table-cell>
          <table:table-cell office:value-type="float" office:value="21407.34" table:style-name="ce2">
            <text:p>21.407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2.39999999999998" table:style-name="ce1">
            <text:p>302,4</text:p>
          </table:table-cell>
          <table:table-cell office:value-type="float" office:value="22883.01" table:style-name="ce2">
            <text:p>22.883,01</text:p>
          </table:table-cell>
          <table:table-cell office:value-type="float" office:value="2" table:style-name="ce1">
            <text:p>2</text:p>
          </table:table-cell>
          <table:table-cell office:value-type="float" office:value="863.26" table:style-name="ce1">
            <text:p>863,26</text:p>
          </table:table-cell>
          <table:table-cell office:value-type="float" office:value="65388.45" table:style-name="ce2">
            <text:p>65.388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42.69" table:style-name="ce2">
            <text:p>2.742,69</text:p>
          </table:table-cell>
          <table:table-cell office:value-type="float" office:value="115064.27" table:style-name="ce2">
            <text:p>115.064,27</text:p>
          </table:table-cell>
          <table:table-cell office:value-type="float" office:value="1" table:style-name="ce1">
            <text:p>1</text:p>
          </table:table-cell>
          <table:table-cell office:value-type="float" office:value="510.4" table:style-name="ce1">
            <text:p>510,4</text:p>
          </table:table-cell>
          <table:table-cell office:value-type="float" office:value="22458.69" table:style-name="ce2">
            <text:p>22.458,69</text:p>
          </table:table-cell>
          <table:table-cell office:value-type="float" office:value="1" table:style-name="ce1">
            <text:p>1</text:p>
          </table:table-cell>
          <table:table-cell office:value-type="float" office:value="10887.4" table:style-name="ce2">
            <text:p>10.887,40</text:p>
          </table:table-cell>
          <table:table-cell office:value-type="float" office:value="455183.28" table:style-name="ce2">
            <text:p>455.183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437.91" table:style-name="ce2">
            <text:p>4.437,91</text:p>
          </table:table-cell>
          <table:table-cell office:value-type="float" office:value="191982.8" table:style-name="ce2">
            <text:p>191.982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540.26" table:style-name="ce2">
            <text:p>30.540,26</text:p>
          </table:table-cell>
          <table:table-cell office:value-type="float" office:value="2082013.67" table:style-name="ce2">
            <text:p>2.082.013,6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8" table:style-name="ce1">
            <text:p>0,88</text:p>
          </table:table-cell>
          <table:table-cell office:value-type="float" office:value="222.04" table:style-name="ce1">
            <text:p>222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4.5" table:style-name="ce1">
            <text:p>164,5</text:p>
          </table:table-cell>
          <table:table-cell office:value-type="float" office:value="8482.85" table:style-name="ce2">
            <text:p>8.482,85</text:p>
          </table:table-cell>
          <table:table-cell office:value-type="float" office:value="1" table:style-name="ce1">
            <text:p>1</text:p>
          </table:table-cell>
          <table:table-cell office:value-type="float" office:value="3110.99" table:style-name="ce2">
            <text:p>3.110,99</text:p>
          </table:table-cell>
          <table:table-cell office:value-type="float" office:value="189961.21" table:style-name="ce2">
            <text:p>189.961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37.6400000000001" table:style-name="ce2">
            <text:p>1.037,64</text:p>
          </table:table-cell>
          <table:table-cell office:value-type="float" office:value="63387.82" table:style-name="ce2">
            <text:p>63.387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13.36" table:style-name="ce1">
            <text:p>613,36</text:p>
          </table:table-cell>
          <table:table-cell office:value-type="float" office:value="48369.86" table:style-name="ce2">
            <text:p>48.369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56473.06" table:style-name="ce2">
            <text:p>56.473,06</text:p>
          </table:table-cell>
          <table:table-cell office:value-type="float" office:value="3705334.81" table:style-name="ce2">
            <text:p>3.705.334,81</text:p>
          </table:table-cell>
          <table:table-cell office:value-type="float" office:value="22" table:style-name="ce1">
            <text:p>22</text:p>
          </table:table-cell>
          <table:table-cell office:value-type="float" office:value="24419.919999999998" table:style-name="ce2">
            <text:p>24.419,92</text:p>
          </table:table-cell>
          <table:table-cell office:value-type="float" office:value="1895077.44" table:style-name="ce2">
            <text:p>1.895.077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853.13" table:style-name="ce2">
            <text:p>3.853,13</text:p>
          </table:table-cell>
          <table:table-cell office:value-type="float" office:value="292275.53999999998" table:style-name="ce2">
            <text:p>292.275,54</text:p>
          </table:table-cell>
          <table:table-cell office:value-type="float" office:value="6" table:style-name="ce1">
            <text:p>6</text:p>
          </table:table-cell>
          <table:table-cell office:value-type="float" office:value="12192.64" table:style-name="ce2">
            <text:p>12.192,64</text:p>
          </table:table-cell>
          <table:table-cell office:value-type="float" office:value="933151.31" table:style-name="ce2">
            <text:p>933.151,31</text:p>
          </table:table-cell>
          <table:table-cell office:value-type="float" office:value="4" table:style-name="ce1">
            <text:p>4</text:p>
          </table:table-cell>
          <table:table-cell office:value-type="float" office:value="3744.45" table:style-name="ce2">
            <text:p>3.744,45</text:p>
          </table:table-cell>
          <table:table-cell office:value-type="float" office:value="286165.56" table:style-name="ce2">
            <text:p>286.165,56</text:p>
          </table:table-cell>
          <table:table-cell office:value-type="float" office:value="2" table:style-name="ce1">
            <text:p>2</text:p>
          </table:table-cell>
          <table:table-cell office:value-type="float" office:value="2279.3000000000002" table:style-name="ce2">
            <text:p>2.279,30</text:p>
          </table:table-cell>
          <table:table-cell office:value-type="float" office:value="186966.64" table:style-name="ce2">
            <text:p>186.966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78.24" table:style-name="ce2">
            <text:p>1.078,24</text:p>
          </table:table-cell>
          <table:table-cell office:value-type="float" office:value="70414.039999999994" table:style-name="ce2">
            <text:p>70.414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728.3" table:style-name="ce2">
            <text:p>2.728,30</text:p>
          </table:table-cell>
          <table:table-cell office:value-type="float" office:value="264930.61" table:style-name="ce2">
            <text:p>264.930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313.75" table:style-name="ce2">
            <text:p>4.313,75</text:p>
          </table:table-cell>
          <table:table-cell office:value-type="float" office:value="389322.54" table:style-name="ce2">
            <text:p>389.322,54</text:p>
          </table:table-cell>
          <table:table-cell office:value-type="float" office:value="6" table:style-name="ce1">
            <text:p>6</text:p>
          </table:table-cell>
          <table:table-cell office:value-type="float" office:value="3746.1" table:style-name="ce2">
            <text:p>3.746,10</text:p>
          </table:table-cell>
          <table:table-cell office:value-type="float" office:value="368426.54" table:style-name="ce2">
            <text:p>368.426,54</text:p>
          </table:table-cell>
          <table:table-cell office:value-type="float" office:value="1" table:style-name="ce1">
            <text:p>1</text:p>
          </table:table-cell>
          <table:table-cell office:value-type="float" office:value="457.53" table:style-name="ce1">
            <text:p>457,53</text:p>
          </table:table-cell>
          <table:table-cell office:value-type="float" office:value="45493.09" table:style-name="ce2">
            <text:p>45.493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0" table:style-name="ce1">
            <text:p>360</text:p>
          </table:table-cell>
          <table:table-cell office:value-type="float" office:value="35374.53" table:style-name="ce2">
            <text:p>35.374,53</text:p>
          </table:table-cell>
          <table:table-cell office:value-type="float" office:value="1" table:style-name="ce1">
            <text:p>1</text:p>
          </table:table-cell>
          <table:table-cell office:value-type="float" office:value="404" table:style-name="ce1">
            <text:p>404</text:p>
          </table:table-cell>
          <table:table-cell office:value-type="float" office:value="39721.81" table:style-name="ce2">
            <text:p>39.721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861.200000000001" table:style-name="ce2">
            <text:p>21.861,20</text:p>
          </table:table-cell>
          <table:table-cell office:value-type="float" office:value="1599708.72" table:style-name="ce2">
            <text:p>1.599.708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4" table:style-name="ce1">
            <text:p>84</text:p>
          </table:table-cell>
          <table:table-cell office:value-type="float" office:value="30.65" table:style-name="ce1">
            <text:p>30,65</text:p>
          </table:table-cell>
          <table:table-cell office:value-type="float" office:value="1565.43" table:style-name="ce2">
            <text:p>1.565,43</text:p>
          </table:table-cell>
          <table:table-cell office:value-type="float" office:value="161" table:style-name="ce1">
            <text:p>161</text:p>
          </table:table-cell>
          <table:table-cell office:value-type="float" office:value="109.22" table:style-name="ce1">
            <text:p>109,22</text:p>
          </table:table-cell>
          <table:table-cell office:value-type="float" office:value="6166.73" table:style-name="ce2">
            <text:p>6.166,73</text:p>
          </table:table-cell>
          <table:table-cell office:value-type="float" office:value="115" table:style-name="ce1">
            <text:p>115</text:p>
          </table:table-cell>
          <table:table-cell office:value-type="float" office:value="53.43" table:style-name="ce1">
            <text:p>53,43</text:p>
          </table:table-cell>
          <table:table-cell office:value-type="float" office:value="2918.14" table:style-name="ce2">
            <text:p>2.918,14</text:p>
          </table:table-cell>
          <table:table-cell office:value-type="float" office:value="55" table:style-name="ce1">
            <text:p>55</text:p>
          </table:table-cell>
          <table:table-cell office:value-type="float" office:value="51.26" table:style-name="ce1">
            <text:p>51,26</text:p>
          </table:table-cell>
          <table:table-cell office:value-type="float" office:value="5061.0600000000004" table:style-name="ce2">
            <text:p>5.061,06</text:p>
          </table:table-cell>
          <table:table-cell office:value-type="float" office:value="111" table:style-name="ce1">
            <text:p>111</text:p>
          </table:table-cell>
          <table:table-cell office:value-type="float" office:value="100.96" table:style-name="ce1">
            <text:p>100,96</text:p>
          </table:table-cell>
          <table:table-cell office:value-type="float" office:value="5760.34" table:style-name="ce2">
            <text:p>5.760,34</text:p>
          </table:table-cell>
          <table:table-cell office:value-type="float" office:value="64" table:style-name="ce1">
            <text:p>64</text:p>
          </table:table-cell>
          <table:table-cell office:value-type="float" office:value="35.83" table:style-name="ce1">
            <text:p>35,83</text:p>
          </table:table-cell>
          <table:table-cell office:value-type="float" office:value="1969.74" table:style-name="ce2">
            <text:p>1.969,74</text:p>
          </table:table-cell>
          <table:table-cell office:value-type="float" office:value="168" table:style-name="ce1">
            <text:p>168</text:p>
          </table:table-cell>
          <table:table-cell office:value-type="float" office:value="122.44" table:style-name="ce1">
            <text:p>122,44</text:p>
          </table:table-cell>
          <table:table-cell office:value-type="float" office:value="6886.32" table:style-name="ce2">
            <text:p>6.886,32</text:p>
          </table:table-cell>
          <table:table-cell office:value-type="float" office:value="42" table:style-name="ce1">
            <text:p>42</text:p>
          </table:table-cell>
          <table:table-cell office:value-type="float" office:value="20.13" table:style-name="ce1">
            <text:p>20,13</text:p>
          </table:table-cell>
          <table:table-cell office:value-type="float" office:value="1096.8" table:style-name="ce2">
            <text:p>1.096,80</text:p>
          </table:table-cell>
          <table:table-cell office:value-type="float" office:value="47" table:style-name="ce1">
            <text:p>47</text:p>
          </table:table-cell>
          <table:table-cell office:value-type="float" office:value="38.72" table:style-name="ce1">
            <text:p>38,72</text:p>
          </table:table-cell>
          <table:table-cell office:value-type="float" office:value="2197.92" table:style-name="ce2">
            <text:p>2.197,92</text:p>
          </table:table-cell>
          <table:table-cell office:value-type="float" office:value="127" table:style-name="ce1">
            <text:p>127</text:p>
          </table:table-cell>
          <table:table-cell office:value-type="float" office:value="84.74" table:style-name="ce1">
            <text:p>84,74</text:p>
          </table:table-cell>
          <table:table-cell office:value-type="float" office:value="4639.58" table:style-name="ce2">
            <text:p>4.639,58</text:p>
          </table:table-cell>
          <table:table-cell office:value-type="float" office:value="133" table:style-name="ce1">
            <text:p>133</text:p>
          </table:table-cell>
          <table:table-cell office:value-type="float" office:value="58.25" table:style-name="ce1">
            <text:p>58,25</text:p>
          </table:table-cell>
          <table:table-cell office:value-type="float" office:value="3353.31" table:style-name="ce2">
            <text:p>3.353,3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3.55" table:style-name="ce1">
            <text:p>3,55</text:p>
          </table:table-cell>
          <table:table-cell office:value-type="float" office:value="304.38" table:style-name="ce1">
            <text:p>304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2.65" table:style-name="ce1">
            <text:p>32,65</text:p>
          </table:table-cell>
          <table:table-cell office:value-type="float" office:value="2511.7800000000002" table:style-name="ce2">
            <text:p>2.511,78</text:p>
          </table:table-cell>
          <table:table-cell office:value-type="float" office:value="33" table:style-name="ce1">
            <text:p>33</text:p>
          </table:table-cell>
          <table:table-cell office:value-type="float" office:value="81.09" table:style-name="ce1">
            <text:p>81,09</text:p>
          </table:table-cell>
          <table:table-cell office:value-type="float" office:value="6425.48" table:style-name="ce2">
            <text:p>6.425,48</text:p>
          </table:table-cell>
          <table:table-cell office:value-type="float" office:value="8" table:style-name="ce1">
            <text:p>8</text:p>
          </table:table-cell>
          <table:table-cell office:value-type="float" office:value="9.44" table:style-name="ce1">
            <text:p>9,44</text:p>
          </table:table-cell>
          <table:table-cell office:value-type="float" office:value="939.24" table:style-name="ce1">
            <text:p>939,24</text:p>
          </table:table-cell>
          <table:table-cell office:value-type="float" office:value="5" table:style-name="ce1">
            <text:p>5</text:p>
          </table:table-cell>
          <table:table-cell office:value-type="float" office:value="7.41" table:style-name="ce1">
            <text:p>7,41</text:p>
          </table:table-cell>
          <table:table-cell office:value-type="float" office:value="665.46" table:style-name="ce1">
            <text:p>665,46</text:p>
          </table:table-cell>
          <table:table-cell office:value-type="float" office:value="1" table:style-name="ce1">
            <text:p>1</text:p>
          </table:table-cell>
          <table:table-cell office:value-type="float" office:value="2.78" table:style-name="ce1">
            <text:p>2,78</text:p>
          </table:table-cell>
          <table:table-cell office:value-type="float" office:value="227.05" table:style-name="ce1">
            <text:p>227,05</text:p>
          </table:table-cell>
          <table:table-cell office:value-type="float" office:value="10" table:style-name="ce1">
            <text:p>10</text:p>
          </table:table-cell>
          <table:table-cell office:value-type="float" office:value="28.9" table:style-name="ce1">
            <text:p>28,9</text:p>
          </table:table-cell>
          <table:table-cell office:value-type="float" office:value="2421.6999999999998" table:style-name="ce2">
            <text:p>2.421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65" table:style-name="ce1">
            <text:p>0,65</text:p>
          </table:table-cell>
          <table:table-cell office:value-type="float" office:value="78.55" table:style-name="ce1">
            <text:p>78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97.4" table:style-name="ce1">
            <text:p>197,4</text:p>
          </table:table-cell>
          <table:table-cell office:value-type="float" office:value="14297.83" table:style-name="ce2">
            <text:p>14.297,8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5" table:style-name="ce1">
            <text:p>515</text:p>
          </table:table-cell>
          <table:table-cell office:value-type="float" office:value="37.32" table:style-name="ce1">
            <text:p>37,32</text:p>
          </table:table-cell>
          <table:table-cell office:value-type="float" office:value="2369.16" table:style-name="ce2">
            <text:p>2.369,16</text:p>
          </table:table-cell>
          <table:table-cell office:value-type="float" office:value="853" table:style-name="ce1">
            <text:p>853</text:p>
          </table:table-cell>
          <table:table-cell office:value-type="float" office:value="130.06" table:style-name="ce1">
            <text:p>130,06</text:p>
          </table:table-cell>
          <table:table-cell office:value-type="float" office:value="7295.88" table:style-name="ce2">
            <text:p>7.295,88</text:p>
          </table:table-cell>
          <table:table-cell office:value-type="float" office:value="831" table:style-name="ce1">
            <text:p>831</text:p>
          </table:table-cell>
          <table:table-cell office:value-type="float" office:value="137.72" table:style-name="ce1">
            <text:p>137,72</text:p>
          </table:table-cell>
          <table:table-cell office:value-type="float" office:value="7712.69" table:style-name="ce2">
            <text:p>7.712,69</text:p>
          </table:table-cell>
          <table:table-cell office:value-type="float" office:value="391" table:style-name="ce1">
            <text:p>391</text:p>
          </table:table-cell>
          <table:table-cell office:value-type="float" office:value="159" table:style-name="ce1">
            <text:p>159</text:p>
          </table:table-cell>
          <table:table-cell office:value-type="float" office:value="14473.77" table:style-name="ce2">
            <text:p>14.473,77</text:p>
          </table:table-cell>
          <table:table-cell office:value-type="float" office:value="827" table:style-name="ce1">
            <text:p>827</text:p>
          </table:table-cell>
          <table:table-cell office:value-type="float" office:value="119.71" table:style-name="ce1">
            <text:p>119,71</text:p>
          </table:table-cell>
          <table:table-cell office:value-type="float" office:value="6800.98" table:style-name="ce2">
            <text:p>6.800,98</text:p>
          </table:table-cell>
          <table:table-cell office:value-type="float" office:value="264" table:style-name="ce1">
            <text:p>264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2131.9299999999998" table:style-name="ce2">
            <text:p>2.131,93</text:p>
          </table:table-cell>
          <table:table-cell office:value-type="float" office:value="573" table:style-name="ce1">
            <text:p>573</text:p>
          </table:table-cell>
          <table:table-cell office:value-type="float" office:value="99.19" table:style-name="ce1">
            <text:p>99,19</text:p>
          </table:table-cell>
          <table:table-cell office:value-type="float" office:value="5631.22" table:style-name="ce2">
            <text:p>5.631,22</text:p>
          </table:table-cell>
          <table:table-cell office:value-type="float" office:value="262" table:style-name="ce1">
            <text:p>262</text:p>
          </table:table-cell>
          <table:table-cell office:value-type="float" office:value="43.31" table:style-name="ce1">
            <text:p>43,31</text:p>
          </table:table-cell>
          <table:table-cell office:value-type="float" office:value="2459.39" table:style-name="ce2">
            <text:p>2.459,39</text:p>
          </table:table-cell>
          <table:table-cell office:value-type="float" office:value="237" table:style-name="ce1">
            <text:p>237</text:p>
          </table:table-cell>
          <table:table-cell office:value-type="float" office:value="49.82" table:style-name="ce1">
            <text:p>49,82</text:p>
          </table:table-cell>
          <table:table-cell office:value-type="float" office:value="2680.99" table:style-name="ce2">
            <text:p>2.680,99</text:p>
          </table:table-cell>
          <table:table-cell office:value-type="float" office:value="936" table:style-name="ce1">
            <text:p>936</text:p>
          </table:table-cell>
          <table:table-cell office:value-type="float" office:value="108.48" table:style-name="ce1">
            <text:p>108,48</text:p>
          </table:table-cell>
          <table:table-cell office:value-type="float" office:value="6198.75" table:style-name="ce2">
            <text:p>6.198,75</text:p>
          </table:table-cell>
          <table:table-cell office:value-type="float" office:value="757" table:style-name="ce1">
            <text:p>757</text:p>
          </table:table-cell>
          <table:table-cell office:value-type="float" office:value="83.32" table:style-name="ce1">
            <text:p>83,32</text:p>
          </table:table-cell>
          <table:table-cell office:value-type="float" office:value="4788.0200000000004" table:style-name="ce2">
            <text:p>4.788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3.46" table:style-name="ce1">
            <text:p>3,46</text:p>
          </table:table-cell>
          <table:table-cell office:value-type="float" office:value="298.42" table:style-name="ce1">
            <text:p>298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.69" table:style-name="ce1">
            <text:p>5,69</text:p>
          </table:table-cell>
          <table:table-cell office:value-type="float" office:value="591.34" table:style-name="ce1">
            <text:p>591,34</text:p>
          </table:table-cell>
          <table:table-cell office:value-type="float" office:value="56" table:style-name="ce1">
            <text:p>56</text:p>
          </table:table-cell>
          <table:table-cell office:value-type="float" office:value="66.39" table:style-name="ce1">
            <text:p>66,39</text:p>
          </table:table-cell>
          <table:table-cell office:value-type="float" office:value="5748.62" table:style-name="ce2">
            <text:p>5.748,62</text:p>
          </table:table-cell>
          <table:table-cell office:value-type="float" office:value="3" table:style-name="ce1">
            <text:p>3</text:p>
          </table:table-cell>
          <table:table-cell office:value-type="float" office:value="3.87" table:style-name="ce1">
            <text:p>3,87</text:p>
          </table:table-cell>
          <table:table-cell office:value-type="float" office:value="435.32" table:style-name="ce1">
            <text:p>435,32</text:p>
          </table:table-cell>
          <table:table-cell office:value-type="float" office:value="8" table:style-name="ce1">
            <text:p>8</text:p>
          </table:table-cell>
          <table:table-cell office:value-type="float" office:value="5.26" table:style-name="ce1">
            <text:p>5,26</text:p>
          </table:table-cell>
          <table:table-cell office:value-type="float" office:value="570.82000000000005" table:style-name="ce1">
            <text:p>570,82</text:p>
          </table:table-cell>
          <table:table-cell office:value-type="float" office:value="7" table:style-name="ce1">
            <text:p>7</text:p>
          </table:table-cell>
          <table:table-cell office:value-type="float" office:value="11.29" table:style-name="ce1">
            <text:p>11,29</text:p>
          </table:table-cell>
          <table:table-cell office:value-type="float" office:value="960.93" table:style-name="ce1">
            <text:p>960,93</text:p>
          </table:table-cell>
          <table:table-cell office:value-type="float" office:value="19" table:style-name="ce1">
            <text:p>19</text:p>
          </table:table-cell>
          <table:table-cell office:value-type="float" office:value="37.35" table:style-name="ce1">
            <text:p>37,35</text:p>
          </table:table-cell>
          <table:table-cell office:value-type="float" office:value="3124.52" table:style-name="ce2">
            <text:p>3.124,52</text:p>
          </table:table-cell>
          <table:table-cell office:value-type="float" office:value="2" table:style-name="ce1">
            <text:p>2</text:p>
          </table:table-cell>
          <table:table-cell office:value-type="float" office:value="1.24" table:style-name="ce1">
            <text:p>1,24</text:p>
          </table:table-cell>
          <table:table-cell office:value-type="float" office:value="109.18" table:style-name="ce1">
            <text:p>109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.54" table:style-name="ce1">
            <text:p>1,54</text:p>
          </table:table-cell>
          <table:table-cell office:value-type="float" office:value="293.83999999999997" table:style-name="ce1">
            <text:p>293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64.77" table:style-name="ce1">
            <text:p>64,77</text:p>
          </table:table-cell>
          <table:table-cell office:value-type="float" office:value="5215.42" table:style-name="ce2">
            <text:p>5.215,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6.98" table:style-name="ce1">
            <text:p>26,98</text:p>
          </table:table-cell>
          <table:table-cell office:value-type="float" office:value="1088.18" table:style-name="ce2">
            <text:p>1.088,18</text:p>
          </table:table-cell>
          <table:table-cell office:value-type="float" office:value="3" table:style-name="ce1">
            <text:p>3</text:p>
          </table:table-cell>
          <table:table-cell office:value-type="float" office:value="3.39" table:style-name="ce1">
            <text:p>3,39</text:p>
          </table:table-cell>
          <table:table-cell office:value-type="float" office:value="137.78" table:style-name="ce1">
            <text:p>137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.57" table:style-name="ce1">
            <text:p>6,57</text:p>
          </table:table-cell>
          <table:table-cell office:value-type="float" office:value="268.24" table:style-name="ce1">
            <text:p>268,24</text:p>
          </table:table-cell>
          <table:table-cell office:value-type="float" office:value="1" table:style-name="ce1">
            <text:p>1</text:p>
          </table:table-cell>
          <table:table-cell office:value-type="float" office:value="10.83" table:style-name="ce1">
            <text:p>10,83</text:p>
          </table:table-cell>
          <table:table-cell office:value-type="float" office:value="433.9" table:style-name="ce1">
            <text:p>433,9</text:p>
          </table:table-cell>
          <table:table-cell office:value-type="float" office:value="11" table:style-name="ce1">
            <text:p>11</text:p>
          </table:table-cell>
          <table:table-cell office:value-type="float" office:value="11.25" table:style-name="ce1">
            <text:p>11,25</text:p>
          </table:table-cell>
          <table:table-cell office:value-type="float" office:value="457.78" table:style-name="ce1">
            <text:p>457,78</text:p>
          </table:table-cell>
          <table:table-cell office:value-type="float" office:value="8" table:style-name="ce1">
            <text:p>8</text:p>
          </table:table-cell>
          <table:table-cell office:value-type="float" office:value="33.83" table:style-name="ce1">
            <text:p>33,83</text:p>
          </table:table-cell>
          <table:table-cell office:value-type="float" office:value="1403.86" table:style-name="ce2">
            <text:p>1.403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659.3" table:style-name="ce1">
            <text:p>659,3</text:p>
          </table:table-cell>
          <table:table-cell office:value-type="float" office:value="52" table:style-name="ce1">
            <text:p>52</text:p>
          </table:table-cell>
          <table:table-cell office:value-type="float" office:value="36.78" table:style-name="ce1">
            <text:p>36,78</text:p>
          </table:table-cell>
          <table:table-cell office:value-type="float" office:value="1507.56" table:style-name="ce2">
            <text:p>1.507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0.6" table:style-name="ce1">
            <text:p>20,6</text:p>
          </table:table-cell>
          <table:table-cell office:value-type="float" office:value="2007.4" table:style-name="ce2">
            <text:p>2.007,40</text:p>
          </table:table-cell>
          <table:table-cell office:value-type="float" office:value="10" table:style-name="ce1">
            <text:p>10</text:p>
          </table:table-cell>
          <table:table-cell office:value-type="float" office:value="56.14" table:style-name="ce1">
            <text:p>56,14</text:p>
          </table:table-cell>
          <table:table-cell office:value-type="float" office:value="5303.68" table:style-name="ce2">
            <text:p>5.303,68</text:p>
          </table:table-cell>
          <table:table-cell office:value-type="float" office:value="49" table:style-name="ce1">
            <text:p>49</text:p>
          </table:table-cell>
          <table:table-cell office:value-type="float" office:value="39.020000000000003" table:style-name="ce1">
            <text:p>39,02</text:p>
          </table:table-cell>
          <table:table-cell office:value-type="float" office:value="3862.59" table:style-name="ce2">
            <text:p>3.862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6.81" table:style-name="ce1">
            <text:p>26,81</text:p>
          </table:table-cell>
          <table:table-cell office:value-type="float" office:value="2361.0100000000002" table:style-name="ce2">
            <text:p>2.361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90.54" table:style-name="ce1">
            <text:p>390,54</text:p>
          </table:table-cell>
          <table:table-cell office:value-type="float" office:value="28" table:style-name="ce1">
            <text:p>28</text:p>
          </table:table-cell>
          <table:table-cell office:value-type="float" office:value="22.67" table:style-name="ce1">
            <text:p>22,67</text:p>
          </table:table-cell>
          <table:table-cell office:value-type="float" office:value="2164.59" table:style-name="ce2">
            <text:p>2.164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8.05" table:style-name="ce1">
            <text:p>48,05</text:p>
          </table:table-cell>
          <table:table-cell office:value-type="float" office:value="4376.18" table:style-name="ce2">
            <text:p>4.376,1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3.58" table:style-name="ce1">
            <text:p>13,58</text:p>
          </table:table-cell>
          <table:table-cell office:value-type="float" office:value="891.67" table:style-name="ce1">
            <text:p>891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8.89" table:style-name="ce1">
            <text:p>18,89</text:p>
          </table:table-cell>
          <table:table-cell office:value-type="float" office:value="1275.22" table:style-name="ce2">
            <text:p>1.275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572.34" table:style-name="ce1">
            <text:p>572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160.58" table:style-name="ce2">
            <text:p>1.160,5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65.91000000000003" table:style-name="ce1">
            <text:p>265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0.5" table:style-name="ce1">
            <text:p>70,5</text:p>
          </table:table-cell>
          <table:table-cell office:value-type="float" office:value="4597.07" table:style-name="ce2">
            <text:p>4.597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16" table:style-name="ce1">
            <text:p>3,16</text:p>
          </table:table-cell>
          <table:table-cell office:value-type="float" office:value="266.55" table:style-name="ce1">
            <text:p>266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636.05999999999995" table:style-name="ce1">
            <text:p>636,06</text:p>
          </table:table-cell>
          <table:table-cell office:value-type="float" office:value="40531.69" table:style-name="ce2">
            <text:p>40.531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.56" table:style-name="ce1">
            <text:p>2,56</text:p>
          </table:table-cell>
          <table:table-cell office:value-type="float" office:value="298.88" table:style-name="ce1">
            <text:p>298,88</text:p>
          </table:table-cell>
          <table:table-cell office:value-type="float" office:value="228" table:style-name="ce1">
            <text:p>228</text:p>
          </table:table-cell>
          <table:table-cell office:value-type="float" office:value="115.92" table:style-name="ce1">
            <text:p>115,92</text:p>
          </table:table-cell>
          <table:table-cell office:value-type="float" office:value="11807.41" table:style-name="ce2">
            <text:p>11.807,41</text:p>
          </table:table-cell>
          <table:table-cell office:value-type="float" office:value="19" table:style-name="ce1">
            <text:p>19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949.91" table:style-name="ce1">
            <text:p>949,91</text:p>
          </table:table-cell>
          <table:table-cell office:value-type="float" office:value="7" table:style-name="ce1">
            <text:p>7</text:p>
          </table:table-cell>
          <table:table-cell office:value-type="float" office:value="3.44" table:style-name="ce1">
            <text:p>3,44</text:p>
          </table:table-cell>
          <table:table-cell office:value-type="float" office:value="343.62" table:style-name="ce1">
            <text:p>343,62</text:p>
          </table:table-cell>
          <table:table-cell office:value-type="float" office:value="9" table:style-name="ce1">
            <text:p>9</text:p>
          </table:table-cell>
          <table:table-cell office:value-type="float" office:value="3.04" table:style-name="ce1">
            <text:p>3,04</text:p>
          </table:table-cell>
          <table:table-cell office:value-type="float" office:value="305.86" table:style-name="ce1">
            <text:p>305,86</text:p>
          </table:table-cell>
          <table:table-cell office:value-type="float" office:value="29" table:style-name="ce1">
            <text:p>29</text:p>
          </table:table-cell>
          <table:table-cell office:value-type="float" office:value="8.65" table:style-name="ce1">
            <text:p>8,65</text:p>
          </table:table-cell>
          <table:table-cell office:value-type="float" office:value="887.36" table:style-name="ce1">
            <text:p>887,36</text:p>
          </table:table-cell>
          <table:table-cell office:value-type="float" office:value="57" table:style-name="ce1">
            <text:p>57</text:p>
          </table:table-cell>
          <table:table-cell office:value-type="float" office:value="22.56" table:style-name="ce1">
            <text:p>22,56</text:p>
          </table:table-cell>
          <table:table-cell office:value-type="float" office:value="2330.44" table:style-name="ce2">
            <text:p>2.330,44</text:p>
          </table:table-cell>
          <table:table-cell office:value-type="float" office:value="3" table:style-name="ce1">
            <text:p>3</text:p>
          </table:table-cell>
          <table:table-cell office:value-type="float" office:value="1.69" table:style-name="ce1">
            <text:p>1,69</text:p>
          </table:table-cell>
          <table:table-cell office:value-type="float" office:value="169.73" table:style-name="ce1">
            <text:p>169,73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917.93" table:style-name="ce1">
            <text:p>917,93</text:p>
          </table:table-cell>
          <table:table-cell office:value-type="float" office:value="27" table:style-name="ce1">
            <text:p>27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3259.5" table:style-name="ce2">
            <text:p>3.259,5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.47" table:style-name="ce1">
            <text:p>16,47</text:p>
          </table:table-cell>
          <table:table-cell office:value-type="float" office:value="1812.74" table:style-name="ce2">
            <text:p>1.812,74</text:p>
          </table:table-cell>
          <table:table-cell office:value-type="float" office:value="3" table:style-name="ce1">
            <text:p>3</text:p>
          </table:table-cell>
          <table:table-cell office:value-type="float" office:value="14.89" table:style-name="ce1">
            <text:p>14,89</text:p>
          </table:table-cell>
          <table:table-cell office:value-type="float" office:value="1873.87" table:style-name="ce2">
            <text:p>1.873,87</text:p>
          </table:table-cell>
          <table:table-cell office:value-type="float" office:value="3" table:style-name="ce1">
            <text:p>3</text:p>
          </table:table-cell>
          <table:table-cell office:value-type="float" office:value="13.97" table:style-name="ce1">
            <text:p>13,97</text:p>
          </table:table-cell>
          <table:table-cell office:value-type="float" office:value="1743.83" table:style-name="ce2">
            <text:p>1.743,83</text:p>
          </table:table-cell>
          <table:table-cell office:value-type="float" office:value="1" table:style-name="ce1">
            <text:p>1</text:p>
          </table:table-cell>
          <table:table-cell office:value-type="float" office:value="2.57" table:style-name="ce1">
            <text:p>2,57</text:p>
          </table:table-cell>
          <table:table-cell office:value-type="float" office:value="308.45" table:style-name="ce1">
            <text:p>308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2.57" table:style-name="ce1">
            <text:p>22,57</text:p>
          </table:table-cell>
          <table:table-cell office:value-type="float" office:value="2504.16" table:style-name="ce2">
            <text:p>2.504,1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.81" table:style-name="ce1">
            <text:p>8,81</text:p>
          </table:table-cell>
          <table:table-cell office:value-type="float" office:value="820.02" table:style-name="ce1">
            <text:p>820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5.38" table:style-name="ce1">
            <text:p>5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29.85" table:style-name="ce1">
            <text:p>29,85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2.4" table:style-name="ce1">
            <text:p>2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3.09" table:style-name="ce1">
            <text:p>13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4" table:style-name="ce1">
            <text:p>0,24</text:p>
          </table:table-cell>
          <table:table-cell office:value-type="float" office:value="18.04" table:style-name="ce1">
            <text:p>18,0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65" table:style-name="ce1">
            <text:p>0,65</text:p>
          </table:table-cell>
          <table:table-cell office:value-type="float" office:value="62.99" table:style-name="ce1">
            <text:p>62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4" table:style-name="ce1">
            <text:p>354</text:p>
          </table:table-cell>
          <table:table-cell office:value-type="float" office:value="92.8" table:style-name="ce1">
            <text:p>92,8</text:p>
          </table:table-cell>
          <table:table-cell office:value-type="float" office:value="8648.5499999999993" table:style-name="ce2">
            <text:p>8.648,55</text:p>
          </table:table-cell>
          <table:table-cell office:value-type="float" office:value="1028" table:style-name="ce3">
            <text:p>1.028</text:p>
          </table:table-cell>
          <table:table-cell office:value-type="float" office:value="429.46" table:style-name="ce1">
            <text:p>429,46</text:p>
          </table:table-cell>
          <table:table-cell office:value-type="float" office:value="39651.9" table:style-name="ce2">
            <text:p>39.651,90</text:p>
          </table:table-cell>
          <table:table-cell office:value-type="float" office:value="397" table:style-name="ce1">
            <text:p>397</text:p>
          </table:table-cell>
          <table:table-cell office:value-type="float" office:value="132.1" table:style-name="ce1">
            <text:p>132,1</text:p>
          </table:table-cell>
          <table:table-cell office:value-type="float" office:value="12211.7" table:style-name="ce2">
            <text:p>12.211,70</text:p>
          </table:table-cell>
          <table:table-cell office:value-type="float" office:value="1394" table:style-name="ce3">
            <text:p>1.394</text:p>
          </table:table-cell>
          <table:table-cell office:value-type="float" office:value="864.72" table:style-name="ce1">
            <text:p>864,72</text:p>
          </table:table-cell>
          <table:table-cell office:value-type="float" office:value="82400.31" table:style-name="ce2">
            <text:p>82.400,31</text:p>
          </table:table-cell>
          <table:table-cell office:value-type="float" office:value="639" table:style-name="ce1">
            <text:p>639</text:p>
          </table:table-cell>
          <table:table-cell office:value-type="float" office:value="419.48" table:style-name="ce1">
            <text:p>419,48</text:p>
          </table:table-cell>
          <table:table-cell office:value-type="float" office:value="38530.449999999997" table:style-name="ce2">
            <text:p>38.530,45</text:p>
          </table:table-cell>
          <table:table-cell office:value-type="float" office:value="287" table:style-name="ce1">
            <text:p>287</text:p>
          </table:table-cell>
          <table:table-cell office:value-type="float" office:value="202.7" table:style-name="ce1">
            <text:p>202,7</text:p>
          </table:table-cell>
          <table:table-cell office:value-type="float" office:value="18960.48" table:style-name="ce2">
            <text:p>18.960,48</text:p>
          </table:table-cell>
          <table:table-cell office:value-type="float" office:value="527" table:style-name="ce1">
            <text:p>527</text:p>
          </table:table-cell>
          <table:table-cell office:value-type="float" office:value="305.60000000000002" table:style-name="ce1">
            <text:p>305,6</text:p>
          </table:table-cell>
          <table:table-cell office:value-type="float" office:value="28110.84" table:style-name="ce2">
            <text:p>28.110,84</text:p>
          </table:table-cell>
          <table:table-cell office:value-type="float" office:value="351" table:style-name="ce1">
            <text:p>351</text:p>
          </table:table-cell>
          <table:table-cell office:value-type="float" office:value="242.09" table:style-name="ce1">
            <text:p>242,09</text:p>
          </table:table-cell>
          <table:table-cell office:value-type="float" office:value="22499.13" table:style-name="ce2">
            <text:p>22.499,13</text:p>
          </table:table-cell>
          <table:table-cell office:value-type="float" office:value="598" table:style-name="ce1">
            <text:p>598</text:p>
          </table:table-cell>
          <table:table-cell office:value-type="float" office:value="818.33" table:style-name="ce1">
            <text:p>818,33</text:p>
          </table:table-cell>
          <table:table-cell office:value-type="float" office:value="75712.72" table:style-name="ce2">
            <text:p>75.712,72</text:p>
          </table:table-cell>
          <table:table-cell office:value-type="float" office:value="680" table:style-name="ce1">
            <text:p>680</text:p>
          </table:table-cell>
          <table:table-cell office:value-type="float" office:value="387.86" table:style-name="ce1">
            <text:p>387,86</text:p>
          </table:table-cell>
          <table:table-cell office:value-type="float" office:value="35623.300000000003" table:style-name="ce2">
            <text:p>35.623,30</text:p>
          </table:table-cell>
          <table:table-cell office:value-type="float" office:value="278" table:style-name="ce1">
            <text:p>278</text:p>
          </table:table-cell>
          <table:table-cell office:value-type="float" office:value="114.72" table:style-name="ce1">
            <text:p>114,72</text:p>
          </table:table-cell>
          <table:table-cell office:value-type="float" office:value="10550.75" table:style-name="ce2">
            <text:p>10.550,7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5.659999999999997" table:style-name="ce1">
            <text:p>35,66</text:p>
          </table:table-cell>
          <table:table-cell office:value-type="float" office:value="4174.49" table:style-name="ce2">
            <text:p>4.174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6.28" table:style-name="ce1">
            <text:p>66,28</text:p>
          </table:table-cell>
          <table:table-cell office:value-type="float" office:value="6939.98" table:style-name="ce2">
            <text:p>6.939,98</text:p>
          </table:table-cell>
          <table:table-cell office:value-type="float" office:value="311" table:style-name="ce1">
            <text:p>311</text:p>
          </table:table-cell>
          <table:table-cell office:value-type="float" office:value="791.86" table:style-name="ce1">
            <text:p>791,86</text:p>
          </table:table-cell>
          <table:table-cell office:value-type="float" office:value="80774.399999999994" table:style-name="ce2">
            <text:p>80.774,40</text:p>
          </table:table-cell>
          <table:table-cell office:value-type="float" office:value="66" table:style-name="ce1">
            <text:p>66</text:p>
          </table:table-cell>
          <table:table-cell office:value-type="float" office:value="105.03" table:style-name="ce1">
            <text:p>105,03</text:p>
          </table:table-cell>
          <table:table-cell office:value-type="float" office:value="11799.55" table:style-name="ce2">
            <text:p>11.799,55</text:p>
          </table:table-cell>
          <table:table-cell office:value-type="float" office:value="28" table:style-name="ce1">
            <text:p>28</text:p>
          </table:table-cell>
          <table:table-cell office:value-type="float" office:value="72.069999999999993" table:style-name="ce1">
            <text:p>72,07</text:p>
          </table:table-cell>
          <table:table-cell office:value-type="float" office:value="7803.12" table:style-name="ce2">
            <text:p>7.803,12</text:p>
          </table:table-cell>
          <table:table-cell office:value-type="float" office:value="121" table:style-name="ce1">
            <text:p>121</text:p>
          </table:table-cell>
          <table:table-cell office:value-type="float" office:value="220.92" table:style-name="ce1">
            <text:p>220,92</text:p>
          </table:table-cell>
          <table:table-cell office:value-type="float" office:value="22783.99" table:style-name="ce2">
            <text:p>22.783,99</text:p>
          </table:table-cell>
          <table:table-cell office:value-type="float" office:value="57" table:style-name="ce1">
            <text:p>57</text:p>
          </table:table-cell>
          <table:table-cell office:value-type="float" office:value="212.2" table:style-name="ce1">
            <text:p>212,2</text:p>
          </table:table-cell>
          <table:table-cell office:value-type="float" office:value="21883.56" table:style-name="ce2">
            <text:p>21.883,56</text:p>
          </table:table-cell>
          <table:table-cell office:value-type="float" office:value="13" table:style-name="ce1">
            <text:p>13</text:p>
          </table:table-cell>
          <table:table-cell office:value-type="float" office:value="31.75" table:style-name="ce1">
            <text:p>31,75</text:p>
          </table:table-cell>
          <table:table-cell office:value-type="float" office:value="3099.15" table:style-name="ce2">
            <text:p>3.099,15</text:p>
          </table:table-cell>
          <table:table-cell office:value-type="float" office:value="3" table:style-name="ce1">
            <text:p>3</text:p>
          </table:table-cell>
          <table:table-cell office:value-type="float" office:value="6.38" table:style-name="ce1">
            <text:p>6,38</text:p>
          </table:table-cell>
          <table:table-cell office:value-type="float" office:value="625.41" table:style-name="ce1">
            <text:p>625,41</text:p>
          </table:table-cell>
          <table:table-cell office:value-type="float" office:value="30" table:style-name="ce1">
            <text:p>30</text:p>
          </table:table-cell>
          <table:table-cell office:value-type="float" office:value="23.06" table:style-name="ce1">
            <text:p>23,06</text:p>
          </table:table-cell>
          <table:table-cell office:value-type="float" office:value="2777.72" table:style-name="ce2">
            <text:p>2.777,7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35" table:style-name="ce1">
            <text:p>2,35</text:p>
          </table:table-cell>
          <table:table-cell office:value-type="float" office:value="266.55" table:style-name="ce1">
            <text:p>266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0.959999999999994" table:style-name="ce1">
            <text:p>80,96</text:p>
          </table:table-cell>
          <table:table-cell office:value-type="float" office:value="7417.78" table:style-name="ce2">
            <text:p>7.417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836.73" table:style-name="ce1">
            <text:p>836,73</text:p>
          </table:table-cell>
          <table:table-cell office:value-type="float" office:value="81702.13" table:style-name="ce2">
            <text:p>81.702,1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1.82" table:style-name="ce1">
            <text:p>1,82</text:p>
          </table:table-cell>
          <table:table-cell office:value-type="float" office:value="199.19" table:style-name="ce1">
            <text:p>199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84" table:style-name="ce1">
            <text:p>2,84</text:p>
          </table:table-cell>
          <table:table-cell office:value-type="float" office:value="415.6" table:style-name="ce1">
            <text:p>415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.5" table:style-name="ce1">
            <text:p>5,5</text:p>
          </table:table-cell>
          <table:table-cell office:value-type="float" office:value="657.05" table:style-name="ce1">
            <text:p>657,0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12" table:style-name="ce1">
            <text:p>6,12</text:p>
          </table:table-cell>
          <table:table-cell office:value-type="float" office:value="553.52" table:style-name="ce1">
            <text:p>553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60.7" table:style-name="ce1">
            <text:p>60,7</text:p>
          </table:table-cell>
          <table:table-cell office:value-type="float" office:value="14" table:style-name="ce1">
            <text:p>14</text:p>
          </table:table-cell>
          <table:table-cell office:value-type="float" office:value="1.24" table:style-name="ce1">
            <text:p>1,24</text:p>
          </table:table-cell>
          <table:table-cell office:value-type="float" office:value="123.55" table:style-name="ce1">
            <text:p>123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74" table:style-name="ce1">
            <text:p>1,74</text:p>
          </table:table-cell>
          <table:table-cell office:value-type="float" office:value="158.62" table:style-name="ce1">
            <text:p>158,62</text:p>
          </table:table-cell>
          <table:table-cell office:value-type="float" office:value="11" table:style-name="ce1">
            <text:p>11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231.44" table:style-name="ce1">
            <text:p>231,44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,33</text:p>
          </table:table-cell>
          <table:table-cell office:value-type="float" office:value="29.08" table:style-name="ce1">
            <text:p>29,08</text:p>
          </table:table-cell>
          <table:table-cell office:value-type="float" office:value="11" table:style-name="ce1">
            <text:p>11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384.87" table:style-name="ce1">
            <text:p>384,87</text:p>
          </table:table-cell>
          <table:table-cell office:value-type="float" office:value="8" table:style-name="ce1">
            <text:p>8</text:p>
          </table:table-cell>
          <table:table-cell office:value-type="float" office:value="1.37" table:style-name="ce1">
            <text:p>1,37</text:p>
          </table:table-cell>
          <table:table-cell office:value-type="float" office:value="129.62" table:style-name="ce1">
            <text:p>129,62</text:p>
          </table:table-cell>
          <table:table-cell office:value-type="float" office:value="6" table:style-name="ce1">
            <text:p>6</text:p>
          </table:table-cell>
          <table:table-cell office:value-type="float" office:value="0.2" table:style-name="ce1">
            <text:p>0,2</text:p>
          </table:table-cell>
          <table:table-cell office:value-type="float" office:value="24.61" table:style-name="ce1">
            <text:p>24,6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5" table:style-name="ce1">
            <text:p>15</text:p>
          </table:table-cell>
          <table:table-cell office:value-type="float" office:value="3.28" table:style-name="ce1">
            <text:p>3,28</text:p>
          </table:table-cell>
          <table:table-cell office:value-type="float" office:value="280.16000000000003" table:style-name="ce1">
            <text:p>280,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2" table:style-name="ce1">
            <text:p>2</text:p>
          </table:table-cell>
          <table:table-cell office:value-type="float" office:value="1.23" table:style-name="ce1">
            <text:p>1,23</text:p>
          </table:table-cell>
          <table:table-cell office:value-type="float" office:value="101.78" table:style-name="ce1">
            <text:p>101,78</text:p>
          </table:table-cell>
          <table:table-cell office:value-type="float" office:value="1" table:style-name="ce1">
            <text:p>1</text:p>
          </table:table-cell>
          <table:table-cell office:value-type="float" office:value="2.89" table:style-name="ce1">
            <text:p>2,89</text:p>
          </table:table-cell>
          <table:table-cell office:value-type="float" office:value="258.5" table:style-name="ce1">
            <text:p>258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72" table:style-name="ce1">
            <text:p>4,72</text:p>
          </table:table-cell>
          <table:table-cell office:value-type="float" office:value="385.69" table:style-name="ce1">
            <text:p>385,69</text:p>
          </table:table-cell>
          <table:table-cell office:value-type="float" office:value="13" table:style-name="ce1">
            <text:p>13</text:p>
          </table:table-cell>
          <table:table-cell office:value-type="float" office:value="15.47" table:style-name="ce1">
            <text:p>15,47</text:p>
          </table:table-cell>
          <table:table-cell office:value-type="float" office:value="1280.3" table:style-name="ce2">
            <text:p>1.280,30</text:p>
          </table:table-cell>
          <table:table-cell office:value-type="float" office:value="27" table:style-name="ce1">
            <text:p>27</text:p>
          </table:table-cell>
          <table:table-cell office:value-type="float" office:value="29.37" table:style-name="ce1">
            <text:p>29,37</text:p>
          </table:table-cell>
          <table:table-cell office:value-type="float" office:value="2413.5" table:style-name="ce2">
            <text:p>2.413,50</text:p>
          </table:table-cell>
          <table:table-cell office:value-type="float" office:value="5" table:style-name="ce1">
            <text:p>5</text:p>
          </table:table-cell>
          <table:table-cell office:value-type="float" office:value="2.81" table:style-name="ce1">
            <text:p>2,81</text:p>
          </table:table-cell>
          <table:table-cell office:value-type="float" office:value="226.92" table:style-name="ce1">
            <text:p>226,92</text:p>
          </table:table-cell>
          <table:table-cell office:value-type="float" office:value="21" table:style-name="ce1">
            <text:p>21</text:p>
          </table:table-cell>
          <table:table-cell office:value-type="float" office:value="12.55" table:style-name="ce1">
            <text:p>12,55</text:p>
          </table:table-cell>
          <table:table-cell office:value-type="float" office:value="1031.33" table:style-name="ce2">
            <text:p>1.031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3" table:style-name="ce1">
            <text:p>0,23</text:p>
          </table:table-cell>
          <table:table-cell office:value-type="float" office:value="22.01" table:style-name="ce1">
            <text:p>22,01</text:p>
          </table:table-cell>
          <table:table-cell office:value-type="float" office:value="6" table:style-name="ce1">
            <text:p>6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53.8" table:style-name="ce1">
            <text:p>53,8</text:p>
          </table:table-cell>
          <table:table-cell office:value-type="float" office:value="10" table:style-name="ce1">
            <text:p>10</text:p>
          </table:table-cell>
          <table:table-cell office:value-type="float" office:value="6.04" table:style-name="ce1">
            <text:p>6,04</text:p>
          </table:table-cell>
          <table:table-cell office:value-type="float" office:value="589.48" table:style-name="ce1">
            <text:p>589,48</text:p>
          </table:table-cell>
          <table:table-cell office:value-type="float" office:value="4" table:style-name="ce1">
            <text:p>4</text:p>
          </table:table-cell>
          <table:table-cell office:value-type="float" office:value="10.73" table:style-name="ce1">
            <text:p>10,73</text:p>
          </table:table-cell>
          <table:table-cell office:value-type="float" office:value="992.63" table:style-name="ce1">
            <text:p>992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.35" table:style-name="ce1">
            <text:p>7,35</text:p>
          </table:table-cell>
          <table:table-cell office:value-type="float" office:value="784.92" table:style-name="ce1">
            <text:p>784,92</text:p>
          </table:table-cell>
          <table:table-cell office:value-type="float" office:value="2" table:style-name="ce1">
            <text:p>2</text:p>
          </table:table-cell>
          <table:table-cell office:value-type="float" office:value="0.94" table:style-name="ce1">
            <text:p>0,94</text:p>
          </table:table-cell>
          <table:table-cell office:value-type="float" office:value="135.26" table:style-name="ce1">
            <text:p>135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1084.28" table:style-name="ce2">
            <text:p>1.084,2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.46" table:style-name="ce1">
            <text:p>6,46</text:p>
          </table:table-cell>
          <table:table-cell office:value-type="float" office:value="518.35" table:style-name="ce1">
            <text:p>518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3.08" table:style-name="ce1">
            <text:p>13,08</text:p>
          </table:table-cell>
          <table:table-cell office:value-type="float" office:value="534.94000000000005" table:style-name="ce1">
            <text:p>534,94</text:p>
          </table:table-cell>
          <table:table-cell office:value-type="float" office:value="14" table:style-name="ce1">
            <text:p>14</text:p>
          </table:table-cell>
          <table:table-cell office:value-type="float" office:value="15.86" table:style-name="ce1">
            <text:p>15,86</text:p>
          </table:table-cell>
          <table:table-cell office:value-type="float" office:value="644.12" table:style-name="ce1">
            <text:p>644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7" table:style-name="ce1">
            <text:p>667</text:p>
          </table:table-cell>
          <table:table-cell office:value-type="float" office:value="278.36" table:style-name="ce1">
            <text:p>278,36</text:p>
          </table:table-cell>
          <table:table-cell office:value-type="float" office:value="11602.54" table:style-name="ce2">
            <text:p>11.602,54</text:p>
          </table:table-cell>
          <table:table-cell office:value-type="float" office:value="47" table:style-name="ce1">
            <text:p>47</text:p>
          </table:table-cell>
          <table:table-cell office:value-type="float" office:value="22.28" table:style-name="ce1">
            <text:p>22,28</text:p>
          </table:table-cell>
          <table:table-cell office:value-type="float" office:value="923.98" table:style-name="ce1">
            <text:p>923,98</text:p>
          </table:table-cell>
          <table:table-cell office:value-type="float" office:value="991" table:style-name="ce1">
            <text:p>991</text:p>
          </table:table-cell>
          <table:table-cell office:value-type="float" office:value="323.54000000000002" table:style-name="ce1">
            <text:p>323,54</text:p>
          </table:table-cell>
          <table:table-cell office:value-type="float" office:value="13550.7" table:style-name="ce2">
            <text:p>13.550,70</text:p>
          </table:table-cell>
          <table:table-cell office:value-type="float" office:value="18" table:style-name="ce1">
            <text:p>18</text:p>
          </table:table-cell>
          <table:table-cell office:value-type="float" office:value="28.42" table:style-name="ce1">
            <text:p>28,42</text:p>
          </table:table-cell>
          <table:table-cell office:value-type="float" office:value="1168.1400000000001" table:style-name="ce2">
            <text:p>1.168,14</text:p>
          </table:table-cell>
          <table:table-cell office:value-type="float" office:value="14" table:style-name="ce1">
            <text:p>14</text:p>
          </table:table-cell>
          <table:table-cell office:value-type="float" office:value="6.65" table:style-name="ce1">
            <text:p>6,65</text:p>
          </table:table-cell>
          <table:table-cell office:value-type="float" office:value="275.72000000000003" table:style-name="ce1">
            <text:p>275,72</text:p>
          </table:table-cell>
          <table:table-cell office:value-type="float" office:value="33" table:style-name="ce1">
            <text:p>33</text:p>
          </table:table-cell>
          <table:table-cell office:value-type="float" office:value="30.59" table:style-name="ce1">
            <text:p>30,59</text:p>
          </table:table-cell>
          <table:table-cell office:value-type="float" office:value="1246.78" table:style-name="ce2">
            <text:p>1.246,78</text:p>
          </table:table-cell>
          <table:table-cell office:value-type="float" office:value="102" table:style-name="ce1">
            <text:p>102</text:p>
          </table:table-cell>
          <table:table-cell office:value-type="float" office:value="61.81" table:style-name="ce1">
            <text:p>61,81</text:p>
          </table:table-cell>
          <table:table-cell office:value-type="float" office:value="2543.7199999999998" table:style-name="ce2">
            <text:p>2.543,7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4.37" table:style-name="ce1">
            <text:p>4,37</text:p>
          </table:table-cell>
          <table:table-cell office:value-type="float" office:value="612.52" table:style-name="ce1">
            <text:p>612,52</text:p>
          </table:table-cell>
          <table:table-cell office:value-type="float" office:value="44" table:style-name="ce1">
            <text:p>44</text:p>
          </table:table-cell>
          <table:table-cell office:value-type="float" office:value="143.06" table:style-name="ce1">
            <text:p>143,06</text:p>
          </table:table-cell>
          <table:table-cell office:value-type="float" office:value="14019.8" table:style-name="ce2">
            <text:p>14.019,80</text:p>
          </table:table-cell>
          <table:table-cell office:value-type="float" office:value="361" table:style-name="ce1">
            <text:p>361</text:p>
          </table:table-cell>
          <table:table-cell office:value-type="float" office:value="174.31" table:style-name="ce1">
            <text:p>174,31</text:p>
          </table:table-cell>
          <table:table-cell office:value-type="float" office:value="19839.939999999999" table:style-name="ce2">
            <text:p>19.839,94</text:p>
          </table:table-cell>
          <table:table-cell office:value-type="float" office:value="12" table:style-name="ce1">
            <text:p>12</text:p>
          </table:table-cell>
          <table:table-cell office:value-type="float" office:value="27.62" table:style-name="ce1">
            <text:p>27,62</text:p>
          </table:table-cell>
          <table:table-cell office:value-type="float" office:value="2886.47" table:style-name="ce2">
            <text:p>2.886,47</text:p>
          </table:table-cell>
          <table:table-cell office:value-type="float" office:value="44" table:style-name="ce1">
            <text:p>44</text:p>
          </table:table-cell>
          <table:table-cell office:value-type="float" office:value="211.92" table:style-name="ce1">
            <text:p>211,92</text:p>
          </table:table-cell>
          <table:table-cell office:value-type="float" office:value="18546.07" table:style-name="ce2">
            <text:p>18.546,07</text:p>
          </table:table-cell>
          <table:table-cell office:value-type="float" office:value="17" table:style-name="ce1">
            <text:p>17</text:p>
          </table:table-cell>
          <table:table-cell office:value-type="float" office:value="80.7" table:style-name="ce1">
            <text:p>80,7</text:p>
          </table:table-cell>
          <table:table-cell office:value-type="float" office:value="8007.54" table:style-name="ce2">
            <text:p>8.007,54</text:p>
          </table:table-cell>
          <table:table-cell office:value-type="float" office:value="10" table:style-name="ce1">
            <text:p>10</text:p>
          </table:table-cell>
          <table:table-cell office:value-type="float" office:value="25.77" table:style-name="ce1">
            <text:p>25,77</text:p>
          </table:table-cell>
          <table:table-cell office:value-type="float" office:value="2513.2600000000002" table:style-name="ce2">
            <text:p>2.513,26</text:p>
          </table:table-cell>
          <table:table-cell office:value-type="float" office:value="3" table:style-name="ce1">
            <text:p>3</text:p>
          </table:table-cell>
          <table:table-cell office:value-type="float" office:value="5.74" table:style-name="ce1">
            <text:p>5,74</text:p>
          </table:table-cell>
          <table:table-cell office:value-type="float" office:value="506.45" table:style-name="ce1">
            <text:p>506,45</text:p>
          </table:table-cell>
          <table:table-cell office:value-type="float" office:value="22" table:style-name="ce1">
            <text:p>22</text:p>
          </table:table-cell>
          <table:table-cell office:value-type="float" office:value="13.34" table:style-name="ce1">
            <text:p>13,34</text:p>
          </table:table-cell>
          <table:table-cell office:value-type="float" office:value="1421.2" table:style-name="ce2">
            <text:p>1.421,2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71.51" table:style-name="ce1">
            <text:p>171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5.89" table:style-name="ce1">
            <text:p>15,89</text:p>
          </table:table-cell>
          <table:table-cell office:value-type="float" office:value="2715.6" table:style-name="ce2">
            <text:p>2.715,60</text:p>
          </table:table-cell>
          <table:table-cell office:value-type="float" office:value="2" table:style-name="ce1">
            <text:p>2</text:p>
          </table:table-cell>
          <table:table-cell office:value-type="float" office:value="39.97" table:style-name="ce1">
            <text:p>39,97</text:p>
          </table:table-cell>
          <table:table-cell office:value-type="float" office:value="2904.31" table:style-name="ce2">
            <text:p>2.904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.4" table:style-name="ce1">
            <text:p>9,4</text:p>
          </table:table-cell>
          <table:table-cell office:value-type="float" office:value="847.62" table:style-name="ce1">
            <text:p>847,6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337" table:style-name="ce3">
            <text:p>3.337</text:p>
          </table:table-cell>
          <table:table-cell office:value-type="float" office:value="814.95" table:style-name="ce1">
            <text:p>814,95</text:p>
          </table:table-cell>
          <table:table-cell office:value-type="float" office:value="83304.429999999993" table:style-name="ce2">
            <text:p>83.304,43</text:p>
          </table:table-cell>
          <table:table-cell office:value-type="float" office:value="19992" table:style-name="ce3">
            <text:p>19.992</text:p>
          </table:table-cell>
          <table:table-cell office:value-type="float" office:value="6834.44" table:style-name="ce2">
            <text:p>6.834,44</text:p>
          </table:table-cell>
          <table:table-cell office:value-type="float" office:value="696225.35" table:style-name="ce2">
            <text:p>696.225,35</text:p>
          </table:table-cell>
          <table:table-cell office:value-type="float" office:value="7640" table:style-name="ce3">
            <text:p>7.640</text:p>
          </table:table-cell>
          <table:table-cell office:value-type="float" office:value="2773.73" table:style-name="ce2">
            <text:p>2.773,73</text:p>
          </table:table-cell>
          <table:table-cell office:value-type="float" office:value="281769.21999999997" table:style-name="ce2">
            <text:p>281.769,22</text:p>
          </table:table-cell>
          <table:table-cell office:value-type="float" office:value="70410" table:style-name="ce3">
            <text:p>70.410</text:p>
          </table:table-cell>
          <table:table-cell office:value-type="float" office:value="30987.11" table:style-name="ce2">
            <text:p>30.987,11</text:p>
          </table:table-cell>
          <table:table-cell office:value-type="float" office:value="3229764.05" table:style-name="ce2">
            <text:p>3.229.764,05</text:p>
          </table:table-cell>
          <table:table-cell office:value-type="float" office:value="17078" table:style-name="ce3">
            <text:p>17.078</text:p>
          </table:table-cell>
          <table:table-cell office:value-type="float" office:value="8287.34" table:style-name="ce2">
            <text:p>8.287,34</text:p>
          </table:table-cell>
          <table:table-cell office:value-type="float" office:value="838888.06" table:style-name="ce2">
            <text:p>838.888,06</text:p>
          </table:table-cell>
          <table:table-cell office:value-type="float" office:value="6944" table:style-name="ce3">
            <text:p>6.944</text:p>
          </table:table-cell>
          <table:table-cell office:value-type="float" office:value="2851.62" table:style-name="ce2">
            <text:p>2.851,62</text:p>
          </table:table-cell>
          <table:table-cell office:value-type="float" office:value="292235.2" table:style-name="ce2">
            <text:p>292.235,20</text:p>
          </table:table-cell>
          <table:table-cell office:value-type="float" office:value="15915" table:style-name="ce3">
            <text:p>15.915</text:p>
          </table:table-cell>
          <table:table-cell office:value-type="float" office:value="7375.67" table:style-name="ce2">
            <text:p>7.375,67</text:p>
          </table:table-cell>
          <table:table-cell office:value-type="float" office:value="746151.37" table:style-name="ce2">
            <text:p>746.151,37</text:p>
          </table:table-cell>
          <table:table-cell office:value-type="float" office:value="11355" table:style-name="ce3">
            <text:p>11.355</text:p>
          </table:table-cell>
          <table:table-cell office:value-type="float" office:value="4024.35" table:style-name="ce2">
            <text:p>4.024,35</text:p>
          </table:table-cell>
          <table:table-cell office:value-type="float" office:value="408580.93" table:style-name="ce2">
            <text:p>408.580,93</text:p>
          </table:table-cell>
          <table:table-cell office:value-type="float" office:value="8939" table:style-name="ce3">
            <text:p>8.939</text:p>
          </table:table-cell>
          <table:table-cell office:value-type="float" office:value="4142.33" table:style-name="ce2">
            <text:p>4.142,33</text:p>
          </table:table-cell>
          <table:table-cell office:value-type="float" office:value="523344.32" table:style-name="ce2">
            <text:p>523.344,32</text:p>
          </table:table-cell>
          <table:table-cell office:value-type="float" office:value="24295" table:style-name="ce3">
            <text:p>24.295</text:p>
          </table:table-cell>
          <table:table-cell office:value-type="float" office:value="6699.9" table:style-name="ce2">
            <text:p>6.699,90</text:p>
          </table:table-cell>
          <table:table-cell office:value-type="float" office:value="683390.86" table:style-name="ce2">
            <text:p>683.390,86</text:p>
          </table:table-cell>
          <table:table-cell office:value-type="float" office:value="11389" table:style-name="ce3">
            <text:p>11.389</text:p>
          </table:table-cell>
          <table:table-cell office:value-type="float" office:value="3556.8" table:style-name="ce2">
            <text:p>3.556,80</text:p>
          </table:table-cell>
          <table:table-cell office:value-type="float" office:value="361668.65" table:style-name="ce2">
            <text:p>361.668,6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1.27" table:style-name="ce1">
            <text:p>21,27</text:p>
          </table:table-cell>
          <table:table-cell office:value-type="float" office:value="2143.4499999999998" table:style-name="ce2">
            <text:p>2.143,45</text:p>
          </table:table-cell>
          <table:table-cell office:value-type="float" office:value="1" table:style-name="ce1">
            <text:p>1</text:p>
          </table:table-cell>
          <table:table-cell office:value-type="float" office:value="0.13" table:style-name="ce1">
            <text:p>0,13</text:p>
          </table:table-cell>
          <table:table-cell office:value-type="float" office:value="13.11" table:style-name="ce1">
            <text:p>13,11</text:p>
          </table:table-cell>
          <table:table-cell office:value-type="float" office:value="105" table:style-name="ce1">
            <text:p>105</text:p>
          </table:table-cell>
          <table:table-cell office:value-type="float" office:value="142.38999999999999" table:style-name="ce1">
            <text:p>142,39</text:p>
          </table:table-cell>
          <table:table-cell office:value-type="float" office:value="18262.419999999998" table:style-name="ce2">
            <text:p>18.262,42</text:p>
          </table:table-cell>
          <table:table-cell office:value-type="float" office:value="4183" table:style-name="ce3">
            <text:p>4.183</text:p>
          </table:table-cell>
          <table:table-cell office:value-type="float" office:value="12787.18" table:style-name="ce2">
            <text:p>12.787,18</text:p>
          </table:table-cell>
          <table:table-cell office:value-type="float" office:value="1464771.76" table:style-name="ce2">
            <text:p>1.464.771,76</text:p>
          </table:table-cell>
          <table:table-cell office:value-type="float" office:value="1058" table:style-name="ce3">
            <text:p>1.058</text:p>
          </table:table-cell>
          <table:table-cell office:value-type="float" office:value="3588.19" table:style-name="ce2">
            <text:p>3.588,19</text:p>
          </table:table-cell>
          <table:table-cell office:value-type="float" office:value="411190.2" table:style-name="ce2">
            <text:p>411.190,20</text:p>
          </table:table-cell>
          <table:table-cell office:value-type="float" office:value="70" table:style-name="ce1">
            <text:p>70</text:p>
          </table:table-cell>
          <table:table-cell office:value-type="float" office:value="148.69" table:style-name="ce1">
            <text:p>148,69</text:p>
          </table:table-cell>
          <table:table-cell office:value-type="float" office:value="17225.740000000002" table:style-name="ce2">
            <text:p>17.225,74</text:p>
          </table:table-cell>
          <table:table-cell office:value-type="float" office:value="128" table:style-name="ce1">
            <text:p>128</text:p>
          </table:table-cell>
          <table:table-cell office:value-type="float" office:value="240.27" table:style-name="ce1">
            <text:p>240,27</text:p>
          </table:table-cell>
          <table:table-cell office:value-type="float" office:value="28058.21" table:style-name="ce2">
            <text:p>28.058,21</text:p>
          </table:table-cell>
          <table:table-cell office:value-type="float" office:value="357" table:style-name="ce1">
            <text:p>357</text:p>
          </table:table-cell>
          <table:table-cell office:value-type="float" office:value="867.8" table:style-name="ce1">
            <text:p>867,8</text:p>
          </table:table-cell>
          <table:table-cell office:value-type="float" office:value="98929.19" table:style-name="ce2">
            <text:p>98.929,19</text:p>
          </table:table-cell>
          <table:table-cell office:value-type="float" office:value="63" table:style-name="ce1">
            <text:p>63</text:p>
          </table:table-cell>
          <table:table-cell office:value-type="float" office:value="222.93" table:style-name="ce1">
            <text:p>222,93</text:p>
          </table:table-cell>
          <table:table-cell office:value-type="float" office:value="24492.74" table:style-name="ce2">
            <text:p>24.492,74</text:p>
          </table:table-cell>
          <table:table-cell office:value-type="float" office:value="36" table:style-name="ce1">
            <text:p>36</text:p>
          </table:table-cell>
          <table:table-cell office:value-type="float" office:value="75.95" table:style-name="ce1">
            <text:p>75,95</text:p>
          </table:table-cell>
          <table:table-cell office:value-type="float" office:value="8773.17" table:style-name="ce2">
            <text:p>8.773,17</text:p>
          </table:table-cell>
          <table:table-cell office:value-type="float" office:value="79" table:style-name="ce1">
            <text:p>79</text:p>
          </table:table-cell>
          <table:table-cell office:value-type="float" office:value="97.42" table:style-name="ce1">
            <text:p>97,42</text:p>
          </table:table-cell>
          <table:table-cell office:value-type="float" office:value="11743.4" table:style-name="ce2">
            <text:p>11.743,4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31.32" table:style-name="ce1">
            <text:p>431,32</text:p>
          </table:table-cell>
          <table:table-cell office:value-type="float" office:value="44479.19" table:style-name="ce2">
            <text:p>44.479,19</text:p>
          </table:table-cell>
          <table:table-cell office:value-type="float" office:value="105" table:style-name="ce1">
            <text:p>105</text:p>
          </table:table-cell>
          <table:table-cell office:value-type="float" office:value="105.69" table:style-name="ce1">
            <text:p>105,69</text:p>
          </table:table-cell>
          <table:table-cell office:value-type="float" office:value="10757.92" table:style-name="ce2">
            <text:p>10.757,92</text:p>
          </table:table-cell>
          <table:table-cell office:value-type="float" office:value="2" table:style-name="ce1">
            <text:p>2</text:p>
          </table:table-cell>
          <table:table-cell office:value-type="float" office:value="12.43" table:style-name="ce1">
            <text:p>12,43</text:p>
          </table:table-cell>
          <table:table-cell office:value-type="float" office:value="1288.67" table:style-name="ce2">
            <text:p>1.288,67</text:p>
          </table:table-cell>
          <table:table-cell office:value-type="float" office:value="23" table:style-name="ce1">
            <text:p>23</text:p>
          </table:table-cell>
          <table:table-cell office:value-type="float" office:value="164.73" table:style-name="ce1">
            <text:p>164,73</text:p>
          </table:table-cell>
          <table:table-cell office:value-type="float" office:value="17234.650000000001" table:style-name="ce2">
            <text:p>17.234,65</text:p>
          </table:table-cell>
          <table:table-cell office:value-type="float" office:value="2" table:style-name="ce1">
            <text:p>2</text:p>
          </table:table-cell>
          <table:table-cell office:value-type="float" office:value="6.18" table:style-name="ce1">
            <text:p>6,18</text:p>
          </table:table-cell>
          <table:table-cell office:value-type="float" office:value="590.19000000000005" table:style-name="ce1">
            <text:p>590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0" table:style-name="ce1">
            <text:p>570</text:p>
          </table:table-cell>
          <table:table-cell office:value-type="float" office:value="2232.38" table:style-name="ce2">
            <text:p>2.232,38</text:p>
          </table:table-cell>
          <table:table-cell office:value-type="float" office:value="236517.76000000001" table:style-name="ce2">
            <text:p>236.517,7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04" table:style-name="ce1">
            <text:p>304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144.17" table:style-name="ce2">
            <text:p>1.144,17</text:p>
          </table:table-cell>
          <table:table-cell office:value-type="float" office:value="538" table:style-name="ce1">
            <text:p>538</text:p>
          </table:table-cell>
          <table:table-cell office:value-type="float" office:value="77.319999999999993" table:style-name="ce1">
            <text:p>77,32</text:p>
          </table:table-cell>
          <table:table-cell office:value-type="float" office:value="4334.67" table:style-name="ce2">
            <text:p>4.334,67</text:p>
          </table:table-cell>
          <table:table-cell office:value-type="float" office:value="425" table:style-name="ce1">
            <text:p>425</text:p>
          </table:table-cell>
          <table:table-cell office:value-type="float" office:value="76.87" table:style-name="ce1">
            <text:p>76,87</text:p>
          </table:table-cell>
          <table:table-cell office:value-type="float" office:value="4048.31" table:style-name="ce2">
            <text:p>4.048,31</text:p>
          </table:table-cell>
          <table:table-cell office:value-type="float" office:value="387" table:style-name="ce1">
            <text:p>387</text:p>
          </table:table-cell>
          <table:table-cell office:value-type="float" office:value="160.03" table:style-name="ce1">
            <text:p>160,03</text:p>
          </table:table-cell>
          <table:table-cell office:value-type="float" office:value="14641.16" table:style-name="ce2">
            <text:p>14.641,16</text:p>
          </table:table-cell>
          <table:table-cell office:value-type="float" office:value="932" table:style-name="ce1">
            <text:p>932</text:p>
          </table:table-cell>
          <table:table-cell office:value-type="float" office:value="187.71" table:style-name="ce1">
            <text:p>187,71</text:p>
          </table:table-cell>
          <table:table-cell office:value-type="float" office:value="10034.549999999999" table:style-name="ce2">
            <text:p>10.034,55</text:p>
          </table:table-cell>
          <table:table-cell office:value-type="float" office:value="420" table:style-name="ce1">
            <text:p>420</text:p>
          </table:table-cell>
          <table:table-cell office:value-type="float" office:value="69.23" table:style-name="ce1">
            <text:p>69,23</text:p>
          </table:table-cell>
          <table:table-cell office:value-type="float" office:value="3719.6" table:style-name="ce2">
            <text:p>3.719,60</text:p>
          </table:table-cell>
          <table:table-cell office:value-type="float" office:value="417" table:style-name="ce1">
            <text:p>417</text:p>
          </table:table-cell>
          <table:table-cell office:value-type="float" office:value="80.959999999999994" table:style-name="ce1">
            <text:p>80,96</text:p>
          </table:table-cell>
          <table:table-cell office:value-type="float" office:value="4309.49" table:style-name="ce2">
            <text:p>4.309,49</text:p>
          </table:table-cell>
          <table:table-cell office:value-type="float" office:value="417" table:style-name="ce1">
            <text:p>417</text:p>
          </table:table-cell>
          <table:table-cell office:value-type="float" office:value="67.66" table:style-name="ce1">
            <text:p>67,66</text:p>
          </table:table-cell>
          <table:table-cell office:value-type="float" office:value="3532.47" table:style-name="ce2">
            <text:p>3.532,47</text:p>
          </table:table-cell>
          <table:table-cell office:value-type="float" office:value="268" table:style-name="ce1">
            <text:p>268</text:p>
          </table:table-cell>
          <table:table-cell office:value-type="float" office:value="56.25" table:style-name="ce1">
            <text:p>56,25</text:p>
          </table:table-cell>
          <table:table-cell office:value-type="float" office:value="2988.82" table:style-name="ce2">
            <text:p>2.988,82</text:p>
          </table:table-cell>
          <table:table-cell office:value-type="float" office:value="729" table:style-name="ce1">
            <text:p>729</text:p>
          </table:table-cell>
          <table:table-cell office:value-type="float" office:value="90.33" table:style-name="ce1">
            <text:p>90,33</text:p>
          </table:table-cell>
          <table:table-cell office:value-type="float" office:value="4935.58" table:style-name="ce2">
            <text:p>4.935,58</text:p>
          </table:table-cell>
          <table:table-cell office:value-type="float" office:value="408" table:style-name="ce1">
            <text:p>408</text:p>
          </table:table-cell>
          <table:table-cell office:value-type="float" office:value="42.62" table:style-name="ce1">
            <text:p>42,62</text:p>
          </table:table-cell>
          <table:table-cell office:value-type="float" office:value="2349.9899999999998" table:style-name="ce2">
            <text:p>2.349,9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7.2" table:style-name="ce1">
            <text:p>47,2</text:p>
          </table:table-cell>
          <table:table-cell office:value-type="float" office:value="5198.24" table:style-name="ce2">
            <text:p>5.198,24</text:p>
          </table:table-cell>
          <table:table-cell office:value-type="float" office:value="14" table:style-name="ce1">
            <text:p>14</text:p>
          </table:table-cell>
          <table:table-cell office:value-type="float" office:value="8.09" table:style-name="ce1">
            <text:p>8,09</text:p>
          </table:table-cell>
          <table:table-cell office:value-type="float" office:value="808.37" table:style-name="ce1">
            <text:p>808,37</text:p>
          </table:table-cell>
          <table:table-cell office:value-type="float" office:value="3" table:style-name="ce1">
            <text:p>3</text:p>
          </table:table-cell>
          <table:table-cell office:value-type="float" office:value="3.17" table:style-name="ce1">
            <text:p>3,17</text:p>
          </table:table-cell>
          <table:table-cell office:value-type="float" office:value="330.2" table:style-name="ce1">
            <text:p>330,2</text:p>
          </table:table-cell>
          <table:table-cell office:value-type="float" office:value="2" table:style-name="ce1">
            <text:p>2</text:p>
          </table:table-cell>
          <table:table-cell office:value-type="float" office:value="3.42" table:style-name="ce1">
            <text:p>3,42</text:p>
          </table:table-cell>
          <table:table-cell office:value-type="float" office:value="308.87" table:style-name="ce1">
            <text:p>308,87</text:p>
          </table:table-cell>
          <table:table-cell office:value-type="float" office:value="15" table:style-name="ce1">
            <text:p>15</text:p>
          </table:table-cell>
          <table:table-cell office:value-type="float" office:value="13.37" table:style-name="ce1">
            <text:p>13,37</text:p>
          </table:table-cell>
          <table:table-cell office:value-type="float" office:value="1659.77" table:style-name="ce2">
            <text:p>1.659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6.84" table:style-name="ce1">
            <text:p>16,84</text:p>
          </table:table-cell>
          <table:table-cell office:value-type="float" office:value="2080.42" table:style-name="ce2">
            <text:p>2.080,42</text:p>
          </table:table-cell>
          <table:table-cell office:value-type="float" office:value="6" table:style-name="ce1">
            <text:p>6</text:p>
          </table:table-cell>
          <table:table-cell office:value-type="float" office:value="0.88" table:style-name="ce1">
            <text:p>0,88</text:p>
          </table:table-cell>
          <table:table-cell office:value-type="float" office:value="226.76" table:style-name="ce1">
            <text:p>226,76</text:p>
          </table:table-cell>
          <table:table-cell office:value-type="float" office:value="1" table:style-name="ce1">
            <text:p>1</text:p>
          </table:table-cell>
          <table:table-cell office:value-type="float" office:value="1.38" table:style-name="ce1">
            <text:p>1,38</text:p>
          </table:table-cell>
          <table:table-cell office:value-type="float" office:value="159.79" table:style-name="ce1">
            <text:p>159,79</text:p>
          </table:table-cell>
          <table:table-cell office:value-type="float" office:value="2" table:style-name="ce1">
            <text:p>2</text:p>
          </table:table-cell>
          <table:table-cell office:value-type="float" office:value="6.48" table:style-name="ce1">
            <text:p>6,48</text:p>
          </table:table-cell>
          <table:table-cell office:value-type="float" office:value="756.01" table:style-name="ce1">
            <text:p>756,01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.89" table:style-name="ce1">
            <text:p>1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101" table:style-name="ce1">
            <text:p>101</text:p>
          </table:table-cell>
          <table:table-cell office:value-type="float" office:value="17.61" table:style-name="ce1">
            <text:p>17,61</text:p>
          </table:table-cell>
          <table:table-cell office:value-type="float" office:value="1477.12" table:style-name="ce2">
            <text:p>1.477,12</text:p>
          </table:table-cell>
          <table:table-cell office:value-type="float" office:value="965" table:style-name="ce1">
            <text:p>965</text:p>
          </table:table-cell>
          <table:table-cell office:value-type="float" office:value="309.56" table:style-name="ce1">
            <text:p>309,56</text:p>
          </table:table-cell>
          <table:table-cell office:value-type="float" office:value="26224.99" table:style-name="ce2">
            <text:p>26.224,99</text:p>
          </table:table-cell>
          <table:table-cell office:value-type="float" office:value="259" table:style-name="ce1">
            <text:p>259</text:p>
          </table:table-cell>
          <table:table-cell office:value-type="float" office:value="64.319999999999993" table:style-name="ce1">
            <text:p>64,32</text:p>
          </table:table-cell>
          <table:table-cell office:value-type="float" office:value="5396.76" table:style-name="ce2">
            <text:p>5.396,76</text:p>
          </table:table-cell>
          <table:table-cell office:value-type="float" office:value="965" table:style-name="ce1">
            <text:p>965</text:p>
          </table:table-cell>
          <table:table-cell office:value-type="float" office:value="517.98" table:style-name="ce1">
            <text:p>517,98</text:p>
          </table:table-cell>
          <table:table-cell office:value-type="float" office:value="47386.58" table:style-name="ce2">
            <text:p>47.386,58</text:p>
          </table:table-cell>
          <table:table-cell office:value-type="float" office:value="205" table:style-name="ce1">
            <text:p>205</text:p>
          </table:table-cell>
          <table:table-cell office:value-type="float" office:value="91.97" table:style-name="ce1">
            <text:p>91,97</text:p>
          </table:table-cell>
          <table:table-cell office:value-type="float" office:value="7803.14" table:style-name="ce2">
            <text:p>7.803,14</text:p>
          </table:table-cell>
          <table:table-cell office:value-type="float" office:value="204" table:style-name="ce1">
            <text:p>204</text:p>
          </table:table-cell>
          <table:table-cell office:value-type="float" office:value="49.78" table:style-name="ce1">
            <text:p>49,78</text:p>
          </table:table-cell>
          <table:table-cell office:value-type="float" office:value="4190.12" table:style-name="ce2">
            <text:p>4.190,12</text:p>
          </table:table-cell>
          <table:table-cell office:value-type="float" office:value="339" table:style-name="ce1">
            <text:p>339</text:p>
          </table:table-cell>
          <table:table-cell office:value-type="float" office:value="160.68" table:style-name="ce1">
            <text:p>160,68</text:p>
          </table:table-cell>
          <table:table-cell office:value-type="float" office:value="13671.99" table:style-name="ce2">
            <text:p>13.671,99</text:p>
          </table:table-cell>
          <table:table-cell office:value-type="float" office:value="23" table:style-name="ce1">
            <text:p>23</text:p>
          </table:table-cell>
          <table:table-cell office:value-type="float" office:value="7.66" table:style-name="ce1">
            <text:p>7,66</text:p>
          </table:table-cell>
          <table:table-cell office:value-type="float" office:value="641.41" table:style-name="ce1">
            <text:p>641,41</text:p>
          </table:table-cell>
          <table:table-cell office:value-type="float" office:value="93" table:style-name="ce1">
            <text:p>93</text:p>
          </table:table-cell>
          <table:table-cell office:value-type="float" office:value="40.97" table:style-name="ce1">
            <text:p>40,97</text:p>
          </table:table-cell>
          <table:table-cell office:value-type="float" office:value="3449.73" table:style-name="ce2">
            <text:p>3.449,73</text:p>
          </table:table-cell>
          <table:table-cell office:value-type="float" office:value="93" table:style-name="ce1">
            <text:p>93</text:p>
          </table:table-cell>
          <table:table-cell office:value-type="float" office:value="25.86" table:style-name="ce1">
            <text:p>25,86</text:p>
          </table:table-cell>
          <table:table-cell office:value-type="float" office:value="2171.7199999999998" table:style-name="ce2">
            <text:p>2.171,72</text:p>
          </table:table-cell>
          <table:table-cell office:value-type="float" office:value="248" table:style-name="ce1">
            <text:p>248</text:p>
          </table:table-cell>
          <table:table-cell office:value-type="float" office:value="72.709999999999994" table:style-name="ce1">
            <text:p>72,71</text:p>
          </table:table-cell>
          <table:table-cell office:value-type="float" office:value="6074.13" table:style-name="ce2">
            <text:p>6.074,1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3.08" table:style-name="ce1">
            <text:p>3,08</text:p>
          </table:table-cell>
          <table:table-cell office:value-type="float" office:value="472.29" table:style-name="ce1">
            <text:p>472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.51" table:style-name="ce1">
            <text:p>4,51</text:p>
          </table:table-cell>
          <table:table-cell office:value-type="float" office:value="668.07" table:style-name="ce1">
            <text:p>668,07</text:p>
          </table:table-cell>
          <table:table-cell office:value-type="float" office:value="519" table:style-name="ce1">
            <text:p>519</text:p>
          </table:table-cell>
          <table:table-cell office:value-type="float" office:value="1102.1300000000001" table:style-name="ce2">
            <text:p>1.102,13</text:p>
          </table:table-cell>
          <table:table-cell office:value-type="float" office:value="128542.83" table:style-name="ce2">
            <text:p>128.542,83</text:p>
          </table:table-cell>
          <table:table-cell office:value-type="float" office:value="15" table:style-name="ce1">
            <text:p>15</text:p>
          </table:table-cell>
          <table:table-cell office:value-type="float" office:value="10.07" table:style-name="ce1">
            <text:p>10,07</text:p>
          </table:table-cell>
          <table:table-cell office:value-type="float" office:value="1337.08" table:style-name="ce2">
            <text:p>1.337,08</text:p>
          </table:table-cell>
          <table:table-cell office:value-type="float" office:value="5" table:style-name="ce1">
            <text:p>5</text:p>
          </table:table-cell>
          <table:table-cell office:value-type="float" office:value="1.77" table:style-name="ce1">
            <text:p>1,77</text:p>
          </table:table-cell>
          <table:table-cell office:value-type="float" office:value="363.26" table:style-name="ce1">
            <text:p>363,26</text:p>
          </table:table-cell>
          <table:table-cell office:value-type="float" office:value="61" table:style-name="ce1">
            <text:p>61</text:p>
          </table:table-cell>
          <table:table-cell office:value-type="float" office:value="68.819999999999993" table:style-name="ce1">
            <text:p>68,82</text:p>
          </table:table-cell>
          <table:table-cell office:value-type="float" office:value="9820.67" table:style-name="ce2">
            <text:p>9.820,67</text:p>
          </table:table-cell>
          <table:table-cell office:value-type="float" office:value="54" table:style-name="ce1">
            <text:p>54</text:p>
          </table:table-cell>
          <table:table-cell office:value-type="float" office:value="24.04" table:style-name="ce1">
            <text:p>24,04</text:p>
          </table:table-cell>
          <table:table-cell office:value-type="float" office:value="3244.77" table:style-name="ce2">
            <text:p>3.244,77</text:p>
          </table:table-cell>
          <table:table-cell office:value-type="float" office:value="1" table:style-name="ce1">
            <text:p>1</text:p>
          </table:table-cell>
          <table:table-cell office:value-type="float" office:value="3.15" table:style-name="ce1">
            <text:p>3,15</text:p>
          </table:table-cell>
          <table:table-cell office:value-type="float" office:value="296.36" table:style-name="ce1">
            <text:p>296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1099.05" table:style-name="ce2">
            <text:p>1.099,0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08" table:style-name="ce1">
            <text:p>1,08</text:p>
          </table:table-cell>
          <table:table-cell office:value-type="float" office:value="100.67" table:style-name="ce1">
            <text:p>100,67</text:p>
          </table:table-cell>
          <table:table-cell office:value-type="float" office:value="1" table:style-name="ce1">
            <text:p>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97.45" table:style-name="ce1">
            <text:p>197,45</text:p>
          </table:table-cell>
          <table:table-cell office:value-type="float" office:value="1" table:style-name="ce1">
            <text:p>1</text:p>
          </table:table-cell>
          <table:table-cell office:value-type="float" office:value="34.32" table:style-name="ce1">
            <text:p>34,32</text:p>
          </table:table-cell>
          <table:table-cell office:value-type="float" office:value="3124.22" table:style-name="ce2">
            <text:p>3.124,22</text:p>
          </table:table-cell>
          <table:table-cell office:value-type="float" office:value="6" table:style-name="ce1">
            <text:p>6</text:p>
          </table:table-cell>
          <table:table-cell office:value-type="float" office:value="32.65" table:style-name="ce1">
            <text:p>32,65</text:p>
          </table:table-cell>
          <table:table-cell office:value-type="float" office:value="3905.85" table:style-name="ce2">
            <text:p>3.905,85</text:p>
          </table:table-cell>
          <table:table-cell office:value-type="float" office:value="25" table:style-name="ce1">
            <text:p>25</text:p>
          </table:table-cell>
          <table:table-cell office:value-type="float" office:value="403.02" table:style-name="ce1">
            <text:p>403,02</text:p>
          </table:table-cell>
          <table:table-cell office:value-type="float" office:value="34339.269999999997" table:style-name="ce2">
            <text:p>34.339,27</text:p>
          </table:table-cell>
          <table:table-cell office:value-type="float" office:value="1" table:style-name="ce1">
            <text:p>1</text:p>
          </table:table-cell>
          <table:table-cell office:value-type="float" office:value="4.37" table:style-name="ce1">
            <text:p>4,37</text:p>
          </table:table-cell>
          <table:table-cell office:value-type="float" office:value="390.66" table:style-name="ce1">
            <text:p>390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838.32" table:style-name="ce1">
            <text:p>838,32</text:p>
          </table:table-cell>
          <table:table-cell office:value-type="float" office:value="76750.63" table:style-name="ce2">
            <text:p>76.750,6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,63</text:p>
          </table:table-cell>
          <table:table-cell office:value-type="float" office:value="300.10000000000002" table:style-name="ce1">
            <text:p>300,1</text:p>
          </table:table-cell>
          <table:table-cell office:value-type="float" office:value="80" table:style-name="ce1">
            <text:p>80</text:p>
          </table:table-cell>
          <table:table-cell office:value-type="float" office:value="154.63" table:style-name="ce1">
            <text:p>154,63</text:p>
          </table:table-cell>
          <table:table-cell office:value-type="float" office:value="12724.61" table:style-name="ce2">
            <text:p>12.724,61</text:p>
          </table:table-cell>
          <table:table-cell office:value-type="float" office:value="6" table:style-name="ce1">
            <text:p>6</text:p>
          </table:table-cell>
          <table:table-cell office:value-type="float" office:value="14.55" table:style-name="ce1">
            <text:p>14,55</text:p>
          </table:table-cell>
          <table:table-cell office:value-type="float" office:value="1306.31" table:style-name="ce2">
            <text:p>1.306,31</text:p>
          </table:table-cell>
          <table:table-cell office:value-type="float" office:value="2" table:style-name="ce1">
            <text:p>2</text:p>
          </table:table-cell>
          <table:table-cell office:value-type="float" office:value="19.22" table:style-name="ce1">
            <text:p>19,22</text:p>
          </table:table-cell>
          <table:table-cell office:value-type="float" office:value="1443.02" table:style-name="ce2">
            <text:p>1.443,02</text:p>
          </table:table-cell>
          <table:table-cell office:value-type="float" office:value="5" table:style-name="ce1">
            <text:p>5</text:p>
          </table:table-cell>
          <table:table-cell office:value-type="float" office:value="12.01" table:style-name="ce1">
            <text:p>12,01</text:p>
          </table:table-cell>
          <table:table-cell office:value-type="float" office:value="979.77" table:style-name="ce1">
            <text:p>979,77</text:p>
          </table:table-cell>
          <table:table-cell office:value-type="float" office:value="1" table:style-name="ce1">
            <text:p>1</text:p>
          </table:table-cell>
          <table:table-cell office:value-type="float" office:value="1.03" table:style-name="ce1">
            <text:p>1,03</text:p>
          </table:table-cell>
          <table:table-cell office:value-type="float" office:value="89.04" table:style-name="ce1">
            <text:p>89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6" table:style-name="ce1">
            <text:p>0,86</text:p>
          </table:table-cell>
          <table:table-cell office:value-type="float" office:value="80.05" table:style-name="ce1">
            <text:p>80,0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76" table:style-name="ce1">
            <text:p>3,76</text:p>
          </table:table-cell>
          <table:table-cell office:value-type="float" office:value="276.72000000000003" table:style-name="ce1">
            <text:p>276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7" table:style-name="ce1">
            <text:p>3,7</text:p>
          </table:table-cell>
          <table:table-cell office:value-type="float" office:value="312.07" table:style-name="ce1">
            <text:p>312,07</text:p>
          </table:table-cell>
          <table:table-cell office:value-type="float" office:value="5" table:style-name="ce1">
            <text:p>5</text:p>
          </table:table-cell>
          <table:table-cell office:value-type="float" office:value="5.25" table:style-name="ce1">
            <text:p>5,25</text:p>
          </table:table-cell>
          <table:table-cell office:value-type="float" office:value="441.9" table:style-name="ce1">
            <text:p>441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6" table:style-name="ce1">
            <text:p>0,26</text:p>
          </table:table-cell>
          <table:table-cell office:value-type="float" office:value="53.84" table:style-name="ce1">
            <text:p>53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.6" table:style-name="ce1">
            <text:p>8,6</text:p>
          </table:table-cell>
          <table:table-cell office:value-type="float" office:value="803.51" table:style-name="ce1">
            <text:p>803,5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44" table:style-name="ce1">
            <text:p>23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.86" table:style-name="ce1">
            <text:p>9,86</text:p>
          </table:table-cell>
          <table:table-cell office:value-type="float" office:value="519.96" table:style-name="ce1">
            <text:p>519,96</text:p>
          </table:table-cell>
          <table:table-cell office:value-type="float" office:value="47" table:style-name="ce1">
            <text:p>47</text:p>
          </table:table-cell>
          <table:table-cell office:value-type="float" office:value="14.36" table:style-name="ce1">
            <text:p>14,36</text:p>
          </table:table-cell>
          <table:table-cell office:value-type="float" office:value="784.84" table:style-name="ce1">
            <text:p>784,84</text:p>
          </table:table-cell>
          <table:table-cell office:value-type="float" office:value="414" table:style-name="ce1">
            <text:p>414</text:p>
          </table:table-cell>
          <table:table-cell office:value-type="float" office:value="187.99" table:style-name="ce1">
            <text:p>187,99</text:p>
          </table:table-cell>
          <table:table-cell office:value-type="float" office:value="17568.349999999999" table:style-name="ce2">
            <text:p>17.568,35</text:p>
          </table:table-cell>
          <table:table-cell office:value-type="float" office:value="52" table:style-name="ce1">
            <text:p>52</text:p>
          </table:table-cell>
          <table:table-cell office:value-type="float" office:value="24.48" table:style-name="ce1">
            <text:p>24,48</text:p>
          </table:table-cell>
          <table:table-cell office:value-type="float" office:value="1342.66" table:style-name="ce2">
            <text:p>1.342,66</text:p>
          </table:table-cell>
          <table:table-cell office:value-type="float" office:value="29" table:style-name="ce1">
            <text:p>29</text:p>
          </table:table-cell>
          <table:table-cell office:value-type="float" office:value="14.3" table:style-name="ce1">
            <text:p>14,3</text:p>
          </table:table-cell>
          <table:table-cell office:value-type="float" office:value="797.64" table:style-name="ce1">
            <text:p>797,64</text:p>
          </table:table-cell>
          <table:table-cell office:value-type="float" office:value="310" table:style-name="ce1">
            <text:p>310</text:p>
          </table:table-cell>
          <table:table-cell office:value-type="float" office:value="112.4" table:style-name="ce1">
            <text:p>112,4</text:p>
          </table:table-cell>
          <table:table-cell office:value-type="float" office:value="6275.93" table:style-name="ce2">
            <text:p>6.275,93</text:p>
          </table:table-cell>
          <table:table-cell office:value-type="float" office:value="30" table:style-name="ce1">
            <text:p>30</text:p>
          </table:table-cell>
          <table:table-cell office:value-type="float" office:value="9.4700000000000006" table:style-name="ce1">
            <text:p>9,47</text:p>
          </table:table-cell>
          <table:table-cell office:value-type="float" office:value="476.32" table:style-name="ce1">
            <text:p>476,32</text:p>
          </table:table-cell>
          <table:table-cell office:value-type="float" office:value="18" table:style-name="ce1">
            <text:p>18</text:p>
          </table:table-cell>
          <table:table-cell office:value-type="float" office:value="2.9" table:style-name="ce1">
            <text:p>2,9</text:p>
          </table:table-cell>
          <table:table-cell office:value-type="float" office:value="164.93" table:style-name="ce1">
            <text:p>164,93</text:p>
          </table:table-cell>
          <table:table-cell office:value-type="float" office:value="3" table:style-name="ce1">
            <text:p>3</text:p>
          </table:table-cell>
          <table:table-cell office:value-type="float" office:value="3.04" table:style-name="ce1">
            <text:p>3,04</text:p>
          </table:table-cell>
          <table:table-cell office:value-type="float" office:value="178.67" table:style-name="ce1">
            <text:p>178,67</text:p>
          </table:table-cell>
          <table:table-cell office:value-type="float" office:value="47" table:style-name="ce1">
            <text:p>47</text:p>
          </table:table-cell>
          <table:table-cell office:value-type="float" office:value="6.58" table:style-name="ce1">
            <text:p>6,58</text:p>
          </table:table-cell>
          <table:table-cell office:value-type="float" office:value="376.81" table:style-name="ce1">
            <text:p>376,8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51" table:style-name="ce1">
            <text:p>0,51</text:p>
          </table:table-cell>
          <table:table-cell office:value-type="float" office:value="27.62" table:style-name="ce1">
            <text:p>27,62</text:p>
          </table:table-cell>
          <table:table-cell office:value-type="float" office:value="61" table:style-name="ce1">
            <text:p>61</text:p>
          </table:table-cell>
          <table:table-cell office:value-type="float" office:value="13.54" table:style-name="ce1">
            <text:p>13,54</text:p>
          </table:table-cell>
          <table:table-cell office:value-type="float" office:value="722.9" table:style-name="ce1">
            <text:p>722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5.35" table:style-name="ce1">
            <text:p>5,35</text:p>
          </table:table-cell>
          <table:table-cell office:value-type="float" office:value="286.07" table:style-name="ce1">
            <text:p>286,07</text:p>
          </table:table-cell>
          <table:table-cell office:value-type="float" office:value="99" table:style-name="ce1">
            <text:p>99</text:p>
          </table:table-cell>
          <table:table-cell office:value-type="float" office:value="21.4" table:style-name="ce1">
            <text:p>21,4</text:p>
          </table:table-cell>
          <table:table-cell office:value-type="float" office:value="1230.8900000000001" table:style-name="ce2">
            <text:p>1.230,89</text:p>
          </table:table-cell>
          <table:table-cell office:value-type="float" office:value="248" table:style-name="ce1">
            <text:p>248</text:p>
          </table:table-cell>
          <table:table-cell office:value-type="float" office:value="45.21" table:style-name="ce1">
            <text:p>45,21</text:p>
          </table:table-cell>
          <table:table-cell office:value-type="float" office:value="2546.63" table:style-name="ce2">
            <text:p>2.546,63</text:p>
          </table:table-cell>
          <table:table-cell office:value-type="float" office:value="64" table:style-name="ce1">
            <text:p>64</text:p>
          </table:table-cell>
          <table:table-cell office:value-type="float" office:value="24.48" table:style-name="ce1">
            <text:p>24,48</text:p>
          </table:table-cell>
          <table:table-cell office:value-type="float" office:value="1332.77" table:style-name="ce2">
            <text:p>1.332,77</text:p>
          </table:table-cell>
          <table:table-cell office:value-type="float" office:value="22" table:style-name="ce1">
            <text:p>22</text:p>
          </table:table-cell>
          <table:table-cell office:value-type="float" office:value="6.31" table:style-name="ce1">
            <text:p>6,31</text:p>
          </table:table-cell>
          <table:table-cell office:value-type="float" office:value="356.84" table:style-name="ce1">
            <text:p>356,84</text:p>
          </table:table-cell>
          <table:table-cell office:value-type="float" office:value="74" table:style-name="ce1">
            <text:p>74</text:p>
          </table:table-cell>
          <table:table-cell office:value-type="float" office:value="7.94" table:style-name="ce1">
            <text:p>7,94</text:p>
          </table:table-cell>
          <table:table-cell office:value-type="float" office:value="451.67" table:style-name="ce1">
            <text:p>451,67</text:p>
          </table:table-cell>
          <table:table-cell office:value-type="float" office:value="51" table:style-name="ce1">
            <text:p>51</text:p>
          </table:table-cell>
          <table:table-cell office:value-type="float" office:value="11.52" table:style-name="ce1">
            <text:p>11,52</text:p>
          </table:table-cell>
          <table:table-cell office:value-type="float" office:value="637.33000000000004" table:style-name="ce1">
            <text:p>637,3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5.32" table:style-name="ce1">
            <text:p>5,32</text:p>
          </table:table-cell>
          <table:table-cell office:value-type="float" office:value="505.29" table:style-name="ce1">
            <text:p>505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64" table:style-name="ce1">
            <text:p>3,64</text:p>
          </table:table-cell>
          <table:table-cell office:value-type="float" office:value="355.24" table:style-name="ce1">
            <text:p>355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85" table:style-name="ce1">
            <text:p>2,85</text:p>
          </table:table-cell>
          <table:table-cell office:value-type="float" office:value="260.61" table:style-name="ce1">
            <text:p>260,61</text:p>
          </table:table-cell>
          <table:table-cell office:value-type="float" office:value="16" table:style-name="ce1">
            <text:p>16</text:p>
          </table:table-cell>
          <table:table-cell office:value-type="float" office:value="1.39" table:style-name="ce1">
            <text:p>1,39</text:p>
          </table:table-cell>
          <table:table-cell office:value-type="float" office:value="137.97" table:style-name="ce1">
            <text:p>137,97</text:p>
          </table:table-cell>
          <table:table-cell office:value-type="float" office:value="6" table:style-name="ce1">
            <text:p>6</text:p>
          </table:table-cell>
          <table:table-cell office:value-type="float" office:value="2.06" table:style-name="ce1">
            <text:p>2,06</text:p>
          </table:table-cell>
          <table:table-cell office:value-type="float" office:value="186.16" table:style-name="ce1">
            <text:p>186,16</text:p>
          </table:table-cell>
          <table:table-cell office:value-type="float" office:value="6" table:style-name="ce1">
            <text:p>6</text:p>
          </table:table-cell>
          <table:table-cell office:value-type="float" office:value="1.35" table:style-name="ce1">
            <text:p>1,35</text:p>
          </table:table-cell>
          <table:table-cell office:value-type="float" office:value="123.9" table:style-name="ce1">
            <text:p>123,9</text:p>
          </table:table-cell>
          <table:table-cell office:value-type="float" office:value="20" table:style-name="ce1">
            <text:p>20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426.58" table:style-name="ce1">
            <text:p>426,58</text:p>
          </table:table-cell>
          <table:table-cell office:value-type="float" office:value="10" table:style-name="ce1">
            <text:p>10</text:p>
          </table:table-cell>
          <table:table-cell office:value-type="float" office:value="0.66" table:style-name="ce1">
            <text:p>0,66</text:p>
          </table:table-cell>
          <table:table-cell office:value-type="float" office:value="68.14" table:style-name="ce1">
            <text:p>68,1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7.020000000000003" table:style-name="ce1">
            <text:p>37,02</text:p>
          </table:table-cell>
          <table:table-cell office:value-type="float" office:value="3030.01" table:style-name="ce2">
            <text:p>3.030,01</text:p>
          </table:table-cell>
          <table:table-cell office:value-type="float" office:value="2" table:style-name="ce1">
            <text:p>2</text:p>
          </table:table-cell>
          <table:table-cell office:value-type="float" office:value="0.71" table:style-name="ce1">
            <text:p>0,71</text:p>
          </table:table-cell>
          <table:table-cell office:value-type="float" office:value="58.58" table:style-name="ce1">
            <text:p>58,58</text:p>
          </table:table-cell>
          <table:table-cell office:value-type="float" office:value="12" table:style-name="ce1">
            <text:p>12</text:p>
          </table:table-cell>
          <table:table-cell office:value-type="float" office:value="10.47" table:style-name="ce1">
            <text:p>10,47</text:p>
          </table:table-cell>
          <table:table-cell office:value-type="float" office:value="924.94" table:style-name="ce1">
            <text:p>924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3.18" table:style-name="ce1">
            <text:p>33,18</text:p>
          </table:table-cell>
          <table:table-cell office:value-type="float" office:value="2694.43" table:style-name="ce2">
            <text:p>2.694,43</text:p>
          </table:table-cell>
          <table:table-cell office:value-type="float" office:value="258" table:style-name="ce1">
            <text:p>258</text:p>
          </table:table-cell>
          <table:table-cell office:value-type="float" office:value="68.89" table:style-name="ce1">
            <text:p>68,89</text:p>
          </table:table-cell>
          <table:table-cell office:value-type="float" office:value="5800.92" table:style-name="ce2">
            <text:p>5.800,92</text:p>
          </table:table-cell>
          <table:table-cell office:value-type="float" office:value="69" table:style-name="ce1">
            <text:p>69</text:p>
          </table:table-cell>
          <table:table-cell office:value-type="float" office:value="21.87" table:style-name="ce1">
            <text:p>21,87</text:p>
          </table:table-cell>
          <table:table-cell office:value-type="float" office:value="1785.07" table:style-name="ce2">
            <text:p>1.785,07</text:p>
          </table:table-cell>
          <table:table-cell office:value-type="float" office:value="23" table:style-name="ce1">
            <text:p>2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570.84" table:style-name="ce2">
            <text:p>1.570,84</text:p>
          </table:table-cell>
          <table:table-cell office:value-type="float" office:value="98" table:style-name="ce1">
            <text:p>98</text:p>
          </table:table-cell>
          <table:table-cell office:value-type="float" office:value="87.92" table:style-name="ce1">
            <text:p>87,92</text:p>
          </table:table-cell>
          <table:table-cell office:value-type="float" office:value="7214.57" table:style-name="ce2">
            <text:p>7.214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8" table:style-name="ce1">
            <text:p>0,18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3.72" table:style-name="ce1">
            <text:p>23,72</text:p>
          </table:table-cell>
          <table:table-cell office:value-type="float" office:value="2185.58" table:style-name="ce2">
            <text:p>2.185,58</text:p>
          </table:table-cell>
          <table:table-cell office:value-type="float" office:value="34" table:style-name="ce1">
            <text:p>34</text:p>
          </table:table-cell>
          <table:table-cell office:value-type="float" office:value="19.239999999999998" table:style-name="ce1">
            <text:p>19,24</text:p>
          </table:table-cell>
          <table:table-cell office:value-type="float" office:value="1741.94" table:style-name="ce2">
            <text:p>1.741,94</text:p>
          </table:table-cell>
          <table:table-cell office:value-type="float" office:value="655" table:style-name="ce1">
            <text:p>655</text:p>
          </table:table-cell>
          <table:table-cell office:value-type="float" office:value="208.38" table:style-name="ce1">
            <text:p>208,38</text:p>
          </table:table-cell>
          <table:table-cell office:value-type="float" office:value="19229.57" table:style-name="ce2">
            <text:p>19.229,57</text:p>
          </table:table-cell>
          <table:table-cell office:value-type="float" office:value="515" table:style-name="ce1">
            <text:p>515</text:p>
          </table:table-cell>
          <table:table-cell office:value-type="float" office:value="291.93" table:style-name="ce1">
            <text:p>291,93</text:p>
          </table:table-cell>
          <table:table-cell office:value-type="float" office:value="26906.16" table:style-name="ce2">
            <text:p>26.906,16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3.3" table:style-name="ce1">
            <text:p>3,3</text:p>
          </table:table-cell>
          <table:table-cell office:value-type="float" office:value="70" table:style-name="ce1">
            <text:p>70</text:p>
          </table:table-cell>
          <table:table-cell office:value-type="float" office:value="34.49" table:style-name="ce1">
            <text:p>34,49</text:p>
          </table:table-cell>
          <table:table-cell office:value-type="float" office:value="3146.88" table:style-name="ce2">
            <text:p>3.146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6" table:style-name="ce1">
            <text:p>316</text:p>
          </table:table-cell>
          <table:table-cell office:value-type="float" office:value="789.31" table:style-name="ce1">
            <text:p>789,31</text:p>
          </table:table-cell>
          <table:table-cell office:value-type="float" office:value="73012.47" table:style-name="ce2">
            <text:p>73.012,47</text:p>
          </table:table-cell>
          <table:table-cell office:value-type="float" office:value="122" table:style-name="ce1">
            <text:p>122</text:p>
          </table:table-cell>
          <table:table-cell office:value-type="float" office:value="17.54" table:style-name="ce1">
            <text:p>17,54</text:p>
          </table:table-cell>
          <table:table-cell office:value-type="float" office:value="1692.6" table:style-name="ce2">
            <text:p>1.692,60</text:p>
          </table:table-cell>
          <table:table-cell office:value-type="float" office:value="41" table:style-name="ce1">
            <text:p>41</text:p>
          </table:table-cell>
          <table:table-cell office:value-type="float" office:value="2.13" table:style-name="ce1">
            <text:p>2,13</text:p>
          </table:table-cell>
          <table:table-cell office:value-type="float" office:value="237.48" table:style-name="ce1">
            <text:p>237,4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.08" table:style-name="ce1">
            <text:p>8,08</text:p>
          </table:table-cell>
          <table:table-cell office:value-type="float" office:value="883.8" table:style-name="ce1">
            <text:p>883,8</text:p>
          </table:table-cell>
          <table:table-cell office:value-type="float" office:value="229" table:style-name="ce1">
            <text:p>229</text:p>
          </table:table-cell>
          <table:table-cell office:value-type="float" office:value="452.74" table:style-name="ce1">
            <text:p>452,74</text:p>
          </table:table-cell>
          <table:table-cell office:value-type="float" office:value="47186.74" table:style-name="ce2">
            <text:p>47.186,74</text:p>
          </table:table-cell>
          <table:table-cell office:value-type="float" office:value="85" table:style-name="ce1">
            <text:p>85</text:p>
          </table:table-cell>
          <table:table-cell office:value-type="float" office:value="258.39" table:style-name="ce1">
            <text:p>258,39</text:p>
          </table:table-cell>
          <table:table-cell office:value-type="float" office:value="29068.43" table:style-name="ce2">
            <text:p>29.068,43</text:p>
          </table:table-cell>
          <table:table-cell office:value-type="float" office:value="1" table:style-name="ce1">
            <text:p>1</text:p>
          </table:table-cell>
          <table:table-cell office:value-type="float" office:value="6.27" table:style-name="ce1">
            <text:p>6,27</text:p>
          </table:table-cell>
          <table:table-cell office:value-type="float" office:value="584.67999999999995" table:style-name="ce1">
            <text:p>584,68</text:p>
          </table:table-cell>
          <table:table-cell office:value-type="float" office:value="23" table:style-name="ce1">
            <text:p>23</text:p>
          </table:table-cell>
          <table:table-cell office:value-type="float" office:value="55.89" table:style-name="ce1">
            <text:p>55,89</text:p>
          </table:table-cell>
          <table:table-cell office:value-type="float" office:value="5634.59" table:style-name="ce2">
            <text:p>5.634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1.51" table:style-name="ce1">
            <text:p>171,51</text:p>
          </table:table-cell>
          <table:table-cell office:value-type="float" office:value="14395.75" table:style-name="ce2">
            <text:p>14.395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4.049999999999997" table:style-name="ce1">
            <text:p>34,05</text:p>
          </table:table-cell>
          <table:table-cell office:value-type="float" office:value="2933.38" table:style-name="ce2">
            <text:p>2.933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1" table:style-name="ce1">
            <text:p>1</text:p>
          </table:table-cell>
          <table:table-cell office:value-type="float" office:value="0.11" table:style-name="ce1">
            <text:p>0,11</text:p>
          </table:table-cell>
          <table:table-cell office:value-type="float" office:value="10.37" table:style-name="ce1">
            <text:p>10,37</text:p>
          </table:table-cell>
          <table:table-cell office:value-type="float" office:value="2" table:style-name="ce1">
            <text:p>2</text:p>
          </table:table-cell>
          <table:table-cell office:value-type="float" office:value="0.53" table:style-name="ce1">
            <text:p>0,53</text:p>
          </table:table-cell>
          <table:table-cell office:value-type="float" office:value="75.5" table:style-name="ce1">
            <text:p>75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1.57" table:style-name="ce1">
            <text:p>11,57</text:p>
          </table:table-cell>
          <table:table-cell office:value-type="float" office:value="1015.74" table:style-name="ce2">
            <text:p>1.015,74</text:p>
          </table:table-cell>
          <table:table-cell office:value-type="float" office:value="13" table:style-name="ce1">
            <text:p>13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649.26" table:style-name="ce1">
            <text:p>649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05.77" table:style-name="ce1">
            <text:p>105,77</text:p>
          </table:table-cell>
          <table:table-cell office:value-type="float" office:value="7653.67" table:style-name="ce2">
            <text:p>7.653,67</text:p>
          </table:table-cell>
          <table:table-cell office:value-type="float" office:value="16" table:style-name="ce1">
            <text:p>16</text:p>
          </table:table-cell>
          <table:table-cell office:value-type="float" office:value="14.32" table:style-name="ce1">
            <text:p>14,32</text:p>
          </table:table-cell>
          <table:table-cell office:value-type="float" office:value="1250.1400000000001" table:style-name="ce2">
            <text:p>1.250,14</text:p>
          </table:table-cell>
          <table:table-cell office:value-type="float" office:value="12" table:style-name="ce1">
            <text:p>12</text:p>
          </table:table-cell>
          <table:table-cell office:value-type="float" office:value="134.76" table:style-name="ce1">
            <text:p>134,76</text:p>
          </table:table-cell>
          <table:table-cell office:value-type="float" office:value="10345.450000000001" table:style-name="ce2">
            <text:p>10.345,45</text:p>
          </table:table-cell>
          <table:table-cell office:value-type="float" office:value="25" table:style-name="ce1">
            <text:p>25</text:p>
          </table:table-cell>
          <table:table-cell office:value-type="float" office:value="307.76" table:style-name="ce1">
            <text:p>307,76</text:p>
          </table:table-cell>
          <table:table-cell office:value-type="float" office:value="22871.78" table:style-name="ce2">
            <text:p>22.871,78</text:p>
          </table:table-cell>
          <table:table-cell office:value-type="float" office:value="27" table:style-name="ce1">
            <text:p>27</text:p>
          </table:table-cell>
          <table:table-cell office:value-type="float" office:value="312.97000000000003" table:style-name="ce1">
            <text:p>312,97</text:p>
          </table:table-cell>
          <table:table-cell office:value-type="float" office:value="23937.279999999999" table:style-name="ce2">
            <text:p>23.937,28</text:p>
          </table:table-cell>
          <table:table-cell office:value-type="float" office:value="28" table:style-name="ce1">
            <text:p>28</text:p>
          </table:table-cell>
          <table:table-cell office:value-type="float" office:value="252.02" table:style-name="ce1">
            <text:p>252,02</text:p>
          </table:table-cell>
          <table:table-cell office:value-type="float" office:value="18945.07" table:style-name="ce2">
            <text:p>18.945,07</text:p>
          </table:table-cell>
          <table:table-cell office:value-type="float" office:value="39" table:style-name="ce1">
            <text:p>39</text:p>
          </table:table-cell>
          <table:table-cell office:value-type="float" office:value="107.64" table:style-name="ce1">
            <text:p>107,64</text:p>
          </table:table-cell>
          <table:table-cell office:value-type="float" office:value="8902.4599999999991" table:style-name="ce2">
            <text:p>8.902,46</text:p>
          </table:table-cell>
          <table:table-cell office:value-type="float" office:value="9" table:style-name="ce1">
            <text:p>9</text:p>
          </table:table-cell>
          <table:table-cell office:value-type="float" office:value="172.15" table:style-name="ce1">
            <text:p>172,15</text:p>
          </table:table-cell>
          <table:table-cell office:value-type="float" office:value="12837.85" table:style-name="ce2">
            <text:p>12.837,85</text:p>
          </table:table-cell>
          <table:table-cell office:value-type="float" office:value="13" table:style-name="ce1">
            <text:p>13</text:p>
          </table:table-cell>
          <table:table-cell office:value-type="float" office:value="401.62" table:style-name="ce1">
            <text:p>401,62</text:p>
          </table:table-cell>
          <table:table-cell office:value-type="float" office:value="29531.49" table:style-name="ce2">
            <text:p>29.531,49</text:p>
          </table:table-cell>
          <table:table-cell office:value-type="float" office:value="17" table:style-name="ce1">
            <text:p>17</text:p>
          </table:table-cell>
          <table:table-cell office:value-type="float" office:value="100.34" table:style-name="ce1">
            <text:p>100,34</text:p>
          </table:table-cell>
          <table:table-cell office:value-type="float" office:value="8008.89" table:style-name="ce2">
            <text:p>8.008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315.81" table:style-name="ce2">
            <text:p>1.315,81</text:p>
          </table:table-cell>
          <table:table-cell office:value-type="float" office:value="90191.9" table:style-name="ce2">
            <text:p>90.191,90</text:p>
          </table:table-cell>
          <table:table-cell office:value-type="float" office:value="7" table:style-name="ce1">
            <text:p>7</text:p>
          </table:table-cell>
          <table:table-cell office:value-type="float" office:value="118.82" table:style-name="ce1">
            <text:p>118,82</text:p>
          </table:table-cell>
          <table:table-cell office:value-type="float" office:value="8839.7199999999993" table:style-name="ce2">
            <text:p>8.839,72</text:p>
          </table:table-cell>
          <table:table-cell office:value-type="float" office:value="19" table:style-name="ce1">
            <text:p>19</text:p>
          </table:table-cell>
          <table:table-cell office:value-type="float" office:value="5389.46" table:style-name="ce2">
            <text:p>5.389,46</text:p>
          </table:table-cell>
          <table:table-cell office:value-type="float" office:value="328590.44" table:style-name="ce2">
            <text:p>328.590,44</text:p>
          </table:table-cell>
          <table:table-cell office:value-type="float" office:value="2" table:style-name="ce1">
            <text:p>2</text:p>
          </table:table-cell>
          <table:table-cell office:value-type="float" office:value="41.1" table:style-name="ce1">
            <text:p>41,1</text:p>
          </table:table-cell>
          <table:table-cell office:value-type="float" office:value="2851.34" table:style-name="ce2">
            <text:p>2.851,34</text:p>
          </table:table-cell>
          <table:table-cell office:value-type="float" office:value="3" table:style-name="ce1">
            <text:p>3</text:p>
          </table:table-cell>
          <table:table-cell office:value-type="float" office:value="346.85" table:style-name="ce1">
            <text:p>346,85</text:p>
          </table:table-cell>
          <table:table-cell office:value-type="float" office:value="23300.55" table:style-name="ce2">
            <text:p>23.300,55</text:p>
          </table:table-cell>
          <table:table-cell office:value-type="float" office:value="19" table:style-name="ce1">
            <text:p>19</text:p>
          </table:table-cell>
          <table:table-cell office:value-type="float" office:value="506.59" table:style-name="ce1">
            <text:p>506,59</text:p>
          </table:table-cell>
          <table:table-cell office:value-type="float" office:value="35269.51" table:style-name="ce2">
            <text:p>35.269,51</text:p>
          </table:table-cell>
          <table:table-cell office:value-type="float" office:value="1" table:style-name="ce1">
            <text:p>1</text:p>
          </table:table-cell>
          <table:table-cell office:value-type="float" office:value="349.07" table:style-name="ce1">
            <text:p>349,07</text:p>
          </table:table-cell>
          <table:table-cell office:value-type="float" office:value="22961.57" table:style-name="ce2">
            <text:p>22.961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65.16" table:style-name="ce1">
            <text:p>465,16</text:p>
          </table:table-cell>
          <table:table-cell office:value-type="float" office:value="31859.89" table:style-name="ce2">
            <text:p>31.859,89</text:p>
          </table:table-cell>
          <table:table-cell office:value-type="float" office:value="6" table:style-name="ce1">
            <text:p>6</text:p>
          </table:table-cell>
          <table:table-cell office:value-type="float" office:value="66.42" table:style-name="ce1">
            <text:p>66,42</text:p>
          </table:table-cell>
          <table:table-cell office:value-type="float" office:value="4757.9799999999996" table:style-name="ce2">
            <text:p>4.757,9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69.069999999999993" table:style-name="ce1">
            <text:p>69,07</text:p>
          </table:table-cell>
          <table:table-cell office:value-type="float" office:value="5309.93" table:style-name="ce2">
            <text:p>5.309,93</text:p>
          </table:table-cell>
          <table:table-cell office:value-type="float" office:value="43" table:style-name="ce1">
            <text:p>43</text:p>
          </table:table-cell>
          <table:table-cell office:value-type="float" office:value="35.06" table:style-name="ce1">
            <text:p>35,06</text:p>
          </table:table-cell>
          <table:table-cell office:value-type="float" office:value="2891.82" table:style-name="ce2">
            <text:p>2.891,82</text:p>
          </table:table-cell>
          <table:table-cell office:value-type="float" office:value="51" table:style-name="ce1">
            <text:p>51</text:p>
          </table:table-cell>
          <table:table-cell office:value-type="float" office:value="211.24" table:style-name="ce1">
            <text:p>211,24</text:p>
          </table:table-cell>
          <table:table-cell office:value-type="float" office:value="17982.07" table:style-name="ce2">
            <text:p>17.982,07</text:p>
          </table:table-cell>
          <table:table-cell office:value-type="float" office:value="56" table:style-name="ce1">
            <text:p>56</text:p>
          </table:table-cell>
          <table:table-cell office:value-type="float" office:value="600.48" table:style-name="ce1">
            <text:p>600,48</text:p>
          </table:table-cell>
          <table:table-cell office:value-type="float" office:value="45815.4" table:style-name="ce2">
            <text:p>45.815,40</text:p>
          </table:table-cell>
          <table:table-cell office:value-type="float" office:value="57" table:style-name="ce1">
            <text:p>57</text:p>
          </table:table-cell>
          <table:table-cell office:value-type="float" office:value="248.17" table:style-name="ce1">
            <text:p>248,17</text:p>
          </table:table-cell>
          <table:table-cell office:value-type="float" office:value="23303.51" table:style-name="ce2">
            <text:p>23.303,51</text:p>
          </table:table-cell>
          <table:table-cell office:value-type="float" office:value="29" table:style-name="ce1">
            <text:p>29</text:p>
          </table:table-cell>
          <table:table-cell office:value-type="float" office:value="46.75" table:style-name="ce1">
            <text:p>46,75</text:p>
          </table:table-cell>
          <table:table-cell office:value-type="float" office:value="4105.26" table:style-name="ce2">
            <text:p>4.105,26</text:p>
          </table:table-cell>
          <table:table-cell office:value-type="float" office:value="123" table:style-name="ce1">
            <text:p>123</text:p>
          </table:table-cell>
          <table:table-cell office:value-type="float" office:value="116.98" table:style-name="ce1">
            <text:p>116,98</text:p>
          </table:table-cell>
          <table:table-cell office:value-type="float" office:value="11135.51" table:style-name="ce2">
            <text:p>11.135,51</text:p>
          </table:table-cell>
          <table:table-cell office:value-type="float" office:value="14" table:style-name="ce1">
            <text:p>14</text:p>
          </table:table-cell>
          <table:table-cell office:value-type="float" office:value="166.79" table:style-name="ce1">
            <text:p>166,79</text:p>
          </table:table-cell>
          <table:table-cell office:value-type="float" office:value="12474.84" table:style-name="ce2">
            <text:p>12.474,84</text:p>
          </table:table-cell>
          <table:table-cell office:value-type="float" office:value="19" table:style-name="ce1">
            <text:p>19</text:p>
          </table:table-cell>
          <table:table-cell office:value-type="float" office:value="53.66" table:style-name="ce1">
            <text:p>53,66</text:p>
          </table:table-cell>
          <table:table-cell office:value-type="float" office:value="5258.11" table:style-name="ce2">
            <text:p>5.258,11</text:p>
          </table:table-cell>
          <table:table-cell office:value-type="float" office:value="34" table:style-name="ce1">
            <text:p>34</text:p>
          </table:table-cell>
          <table:table-cell office:value-type="float" office:value="112.65" table:style-name="ce1">
            <text:p>112,65</text:p>
          </table:table-cell>
          <table:table-cell office:value-type="float" office:value="8838.7800000000007" table:style-name="ce2">
            <text:p>8.838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28.91999999999999" table:style-name="ce1">
            <text:p>128,92</text:p>
          </table:table-cell>
          <table:table-cell office:value-type="float" office:value="10354.57" table:style-name="ce2">
            <text:p>10.354,57</text:p>
          </table:table-cell>
          <table:table-cell office:value-type="float" office:value="4" table:style-name="ce1">
            <text:p>4</text:p>
          </table:table-cell>
          <table:table-cell office:value-type="float" office:value="9.14" table:style-name="ce1">
            <text:p>9,14</text:p>
          </table:table-cell>
          <table:table-cell office:value-type="float" office:value="1068.18" table:style-name="ce2">
            <text:p>1.068,18</text:p>
          </table:table-cell>
          <table:table-cell office:value-type="float" office:value="21" table:style-name="ce1">
            <text:p>21</text:p>
          </table:table-cell>
          <table:table-cell office:value-type="float" office:value="1212.49" table:style-name="ce2">
            <text:p>1.212,49</text:p>
          </table:table-cell>
          <table:table-cell office:value-type="float" office:value="76399.73" table:style-name="ce2">
            <text:p>76.399,73</text:p>
          </table:table-cell>
          <table:table-cell office:value-type="float" office:value="4" table:style-name="ce1">
            <text:p>4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1078.51" table:style-name="ce2">
            <text:p>1.078,51</text:p>
          </table:table-cell>
          <table:table-cell office:value-type="float" office:value="1" table:style-name="ce1">
            <text:p>1</text:p>
          </table:table-cell>
          <table:table-cell office:value-type="float" office:value="28.14" table:style-name="ce1">
            <text:p>28,14</text:p>
          </table:table-cell>
          <table:table-cell office:value-type="float" office:value="2012.72" table:style-name="ce2">
            <text:p>2.012,72</text:p>
          </table:table-cell>
          <table:table-cell office:value-type="float" office:value="19" table:style-name="ce1">
            <text:p>19</text:p>
          </table:table-cell>
          <table:table-cell office:value-type="float" office:value="411.3" table:style-name="ce1">
            <text:p>411,3</text:p>
          </table:table-cell>
          <table:table-cell office:value-type="float" office:value="30422.58" table:style-name="ce2">
            <text:p>30.422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4.72" table:style-name="ce1">
            <text:p>14,72</text:p>
          </table:table-cell>
          <table:table-cell office:value-type="float" office:value="1189.1500000000001" table:style-name="ce2">
            <text:p>1.189,15</text:p>
          </table:table-cell>
          <table:table-cell office:value-type="float" office:value="10" table:style-name="ce1">
            <text:p>10</text:p>
          </table:table-cell>
          <table:table-cell office:value-type="float" office:value="92.84" table:style-name="ce1">
            <text:p>92,84</text:p>
          </table:table-cell>
          <table:table-cell office:value-type="float" office:value="6428.38" table:style-name="ce2">
            <text:p>6.428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,33</text:p>
          </table:table-cell>
          <table:table-cell office:value-type="float" office:value="173.7" table:style-name="ce1">
            <text:p>173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46" table:style-name="ce1">
            <text:p>6,46</text:p>
          </table:table-cell>
          <table:table-cell office:value-type="float" office:value="259.92" table:style-name="ce1">
            <text:p>259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131.09" table:style-name="ce1">
            <text:p>131,09</text:p>
          </table:table-cell>
          <table:table-cell office:value-type="float" office:value="44" table:style-name="ce1">
            <text:p>44</text:p>
          </table:table-cell>
          <table:table-cell office:value-type="float" office:value="192.42" table:style-name="ce1">
            <text:p>192,42</text:p>
          </table:table-cell>
          <table:table-cell office:value-type="float" office:value="20865.169999999998" table:style-name="ce2">
            <text:p>20.865,17</text:p>
          </table:table-cell>
          <table:table-cell office:value-type="float" office:value="1" table:style-name="ce1">
            <text:p>1</text:p>
          </table:table-cell>
          <table:table-cell office:value-type="float" office:value="22.44" table:style-name="ce1">
            <text:p>22,44</text:p>
          </table:table-cell>
          <table:table-cell office:value-type="float" office:value="1423.82" table:style-name="ce2">
            <text:p>1.423,82</text:p>
          </table:table-cell>
          <table:table-cell office:value-type="float" office:value="184" table:style-name="ce1">
            <text:p>184</text:p>
          </table:table-cell>
          <table:table-cell office:value-type="float" office:value="1281.6500000000001" table:style-name="ce2">
            <text:p>1.281,65</text:p>
          </table:table-cell>
          <table:table-cell office:value-type="float" office:value="106916.86" table:style-name="ce2">
            <text:p>106.916,86</text:p>
          </table:table-cell>
          <table:table-cell office:value-type="float" office:value="67" table:style-name="ce1">
            <text:p>67</text:p>
          </table:table-cell>
          <table:table-cell office:value-type="float" office:value="894.52" table:style-name="ce1">
            <text:p>894,52</text:p>
          </table:table-cell>
          <table:table-cell office:value-type="float" office:value="70682.320000000007" table:style-name="ce2">
            <text:p>70.682,32</text:p>
          </table:table-cell>
          <table:table-cell office:value-type="float" office:value="31" table:style-name="ce1">
            <text:p>31</text:p>
          </table:table-cell>
          <table:table-cell office:value-type="float" office:value="51.45" table:style-name="ce1">
            <text:p>51,45</text:p>
          </table:table-cell>
          <table:table-cell office:value-type="float" office:value="4777.96" table:style-name="ce2">
            <text:p>4.777,96</text:p>
          </table:table-cell>
          <table:table-cell office:value-type="float" office:value="35" table:style-name="ce1">
            <text:p>35</text:p>
          </table:table-cell>
          <table:table-cell office:value-type="float" office:value="812.97" table:style-name="ce1">
            <text:p>812,97</text:p>
          </table:table-cell>
          <table:table-cell office:value-type="float" office:value="58223.29" table:style-name="ce2">
            <text:p>58.223,29</text:p>
          </table:table-cell>
          <table:table-cell office:value-type="float" office:value="8" table:style-name="ce1">
            <text:p>8</text:p>
          </table:table-cell>
          <table:table-cell office:value-type="float" office:value="37.31" table:style-name="ce1">
            <text:p>37,31</text:p>
          </table:table-cell>
          <table:table-cell office:value-type="float" office:value="3104.93" table:style-name="ce2">
            <text:p>3.104,93</text:p>
          </table:table-cell>
          <table:table-cell office:value-type="float" office:value="41" table:style-name="ce1">
            <text:p>41</text:p>
          </table:table-cell>
          <table:table-cell office:value-type="float" office:value="277.19" table:style-name="ce1">
            <text:p>277,19</text:p>
          </table:table-cell>
          <table:table-cell office:value-type="float" office:value="22420.61" table:style-name="ce2">
            <text:p>22.420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.48" table:style-name="ce1">
            <text:p>25,48</text:p>
          </table:table-cell>
          <table:table-cell office:value-type="float" office:value="1679.07" table:style-name="ce2">
            <text:p>1.679,07</text:p>
          </table:table-cell>
          <table:table-cell office:value-type="float" office:value="4" table:style-name="ce1">
            <text:p>4</text:p>
          </table:table-cell>
          <table:table-cell office:value-type="float" office:value="323.11" table:style-name="ce1">
            <text:p>323,11</text:p>
          </table:table-cell>
          <table:table-cell office:value-type="float" office:value="23844.93" table:style-name="ce2">
            <text:p>23.844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2.1" table:style-name="ce1">
            <text:p>32,1</text:p>
          </table:table-cell>
          <table:table-cell office:value-type="float" office:value="6503.48" table:style-name="ce2">
            <text:p>6.503,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,05</text:p>
          </table:table-cell>
          <table:table-cell office:value-type="float" office:value="30" table:style-name="ce1">
            <text:p>30</text:p>
          </table:table-cell>
          <table:table-cell office:value-type="float" office:value="495.28" table:style-name="ce1">
            <text:p>495,28</text:p>
          </table:table-cell>
          <table:table-cell office:value-type="float" office:value="38499.699999999997" table:style-name="ce2">
            <text:p>38.499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10.05" table:style-name="ce2">
            <text:p>1.610,05</text:p>
          </table:table-cell>
          <table:table-cell office:value-type="float" office:value="107531.37" table:style-name="ce2">
            <text:p>107.531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8.630000000000003" table:style-name="ce1">
            <text:p>38,63</text:p>
          </table:table-cell>
          <table:table-cell office:value-type="float" office:value="2772.25" table:style-name="ce2">
            <text:p>2.772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.72" table:style-name="ce1">
            <text:p>3,72</text:p>
          </table:table-cell>
          <table:table-cell office:value-type="float" office:value="384.6" table:style-name="ce1">
            <text:p>384,6</text:p>
          </table:table-cell>
          <table:table-cell office:value-type="float" office:value="22" table:style-name="ce1">
            <text:p>22</text:p>
          </table:table-cell>
          <table:table-cell office:value-type="float" office:value="84.37" table:style-name="ce1">
            <text:p>84,37</text:p>
          </table:table-cell>
          <table:table-cell office:value-type="float" office:value="9350.9599999999991" table:style-name="ce2">
            <text:p>9.350,96</text:p>
          </table:table-cell>
          <table:table-cell office:value-type="float" office:value="3" table:style-name="ce1">
            <text:p>3</text:p>
          </table:table-cell>
          <table:table-cell office:value-type="float" office:value="27.48" table:style-name="ce1">
            <text:p>27,48</text:p>
          </table:table-cell>
          <table:table-cell office:value-type="float" office:value="3025.36" table:style-name="ce2">
            <text:p>3.025,36</text:p>
          </table:table-cell>
          <table:table-cell office:value-type="float" office:value="4" table:style-name="ce1">
            <text:p>4</text:p>
          </table:table-cell>
          <table:table-cell office:value-type="float" office:value="18.66" table:style-name="ce1">
            <text:p>18,66</text:p>
          </table:table-cell>
          <table:table-cell office:value-type="float" office:value="2311.42" table:style-name="ce2">
            <text:p>2.311,42</text:p>
          </table:table-cell>
          <table:table-cell office:value-type="float" office:value="5" table:style-name="ce1">
            <text:p>5</text:p>
          </table:table-cell>
          <table:table-cell office:value-type="float" office:value="3.93" table:style-name="ce1">
            <text:p>3,93</text:p>
          </table:table-cell>
          <table:table-cell office:value-type="float" office:value="626.32000000000005" table:style-name="ce1">
            <text:p>626,32</text:p>
          </table:table-cell>
          <table:table-cell office:value-type="float" office:value="18" table:style-name="ce1">
            <text:p>18</text:p>
          </table:table-cell>
          <table:table-cell office:value-type="float" office:value="29.99" table:style-name="ce1">
            <text:p>29,99</text:p>
          </table:table-cell>
          <table:table-cell office:value-type="float" office:value="3968.56" table:style-name="ce2">
            <text:p>3.968,56</text:p>
          </table:table-cell>
          <table:table-cell office:value-type="float" office:value="6" table:style-name="ce1">
            <text:p>6</text:p>
          </table:table-cell>
          <table:table-cell office:value-type="float" office:value="44.66" table:style-name="ce1">
            <text:p>44,66</text:p>
          </table:table-cell>
          <table:table-cell office:value-type="float" office:value="5058.74" table:style-name="ce2">
            <text:p>5.058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53" table:style-name="ce1">
            <text:p>3,53</text:p>
          </table:table-cell>
          <table:table-cell office:value-type="float" office:value="383.73" table:style-name="ce1">
            <text:p>383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2.56" table:style-name="ce1">
            <text:p>42,56</text:p>
          </table:table-cell>
          <table:table-cell office:value-type="float" office:value="4193.16" table:style-name="ce2">
            <text:p>4.193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.12" table:style-name="ce1">
            <text:p>26,12</text:p>
          </table:table-cell>
          <table:table-cell office:value-type="float" office:value="8" table:style-name="ce1">
            <text:p>8</text:p>
          </table:table-cell>
          <table:table-cell office:value-type="float" office:value="148.41999999999999" table:style-name="ce1">
            <text:p>148,42</text:p>
          </table:table-cell>
          <table:table-cell office:value-type="float" office:value="15326.33" table:style-name="ce2">
            <text:p>15.326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184.8" table:style-name="ce1">
            <text:p>184,8</text:p>
          </table:table-cell>
          <table:table-cell office:value-type="float" office:value="16822.330000000002" table:style-name="ce2">
            <text:p>16.822,33</text:p>
          </table:table-cell>
          <table:table-cell office:value-type="float" office:value="202" table:style-name="ce1">
            <text:p>202</text:p>
          </table:table-cell>
          <table:table-cell office:value-type="float" office:value="297.76" table:style-name="ce1">
            <text:p>297,76</text:p>
          </table:table-cell>
          <table:table-cell office:value-type="float" office:value="25674.44" table:style-name="ce2">
            <text:p>25.674,44</text:p>
          </table:table-cell>
          <table:table-cell office:value-type="float" office:value="161" table:style-name="ce1">
            <text:p>161</text:p>
          </table:table-cell>
          <table:table-cell office:value-type="float" office:value="1171.97" table:style-name="ce2">
            <text:p>1.171,97</text:p>
          </table:table-cell>
          <table:table-cell office:value-type="float" office:value="110245.93" table:style-name="ce2">
            <text:p>110.245,93</text:p>
          </table:table-cell>
          <table:table-cell office:value-type="float" office:value="176" table:style-name="ce1">
            <text:p>176</text:p>
          </table:table-cell>
          <table:table-cell office:value-type="float" office:value="2961.53" table:style-name="ce2">
            <text:p>2.961,53</text:p>
          </table:table-cell>
          <table:table-cell office:value-type="float" office:value="228453.36" table:style-name="ce2">
            <text:p>228.453,36</text:p>
          </table:table-cell>
          <table:table-cell office:value-type="float" office:value="311" table:style-name="ce1">
            <text:p>311</text:p>
          </table:table-cell>
          <table:table-cell office:value-type="float" office:value="1691.01" table:style-name="ce2">
            <text:p>1.691,01</text:p>
          </table:table-cell>
          <table:table-cell office:value-type="float" office:value="159000.79999999999" table:style-name="ce2">
            <text:p>159.000,80</text:p>
          </table:table-cell>
          <table:table-cell office:value-type="float" office:value="119" table:style-name="ce1">
            <text:p>119</text:p>
          </table:table-cell>
          <table:table-cell office:value-type="float" office:value="466.83" table:style-name="ce1">
            <text:p>466,83</text:p>
          </table:table-cell>
          <table:table-cell office:value-type="float" office:value="44808.04" table:style-name="ce2">
            <text:p>44.808,04</text:p>
          </table:table-cell>
          <table:table-cell office:value-type="float" office:value="492" table:style-name="ce1">
            <text:p>492</text:p>
          </table:table-cell>
          <table:table-cell office:value-type="float" office:value="1261.48" table:style-name="ce2">
            <text:p>1.261,48</text:p>
          </table:table-cell>
          <table:table-cell office:value-type="float" office:value="120115.83" table:style-name="ce2">
            <text:p>120.115,83</text:p>
          </table:table-cell>
          <table:table-cell office:value-type="float" office:value="38" table:style-name="ce1">
            <text:p>38</text:p>
          </table:table-cell>
          <table:table-cell office:value-type="float" office:value="438.4" table:style-name="ce1">
            <text:p>438,4</text:p>
          </table:table-cell>
          <table:table-cell office:value-type="float" office:value="40251.03" table:style-name="ce2">
            <text:p>40.251,03</text:p>
          </table:table-cell>
          <table:table-cell office:value-type="float" office:value="175" table:style-name="ce1">
            <text:p>175</text:p>
          </table:table-cell>
          <table:table-cell office:value-type="float" office:value="1527.22" table:style-name="ce2">
            <text:p>1.527,22</text:p>
          </table:table-cell>
          <table:table-cell office:value-type="float" office:value="142238.07" table:style-name="ce2">
            <text:p>142.238,07</text:p>
          </table:table-cell>
          <table:table-cell office:value-type="float" office:value="114" table:style-name="ce1">
            <text:p>114</text:p>
          </table:table-cell>
          <table:table-cell office:value-type="float" office:value="549.76" table:style-name="ce1">
            <text:p>549,76</text:p>
          </table:table-cell>
          <table:table-cell office:value-type="float" office:value="51115.53" table:style-name="ce2">
            <text:p>51.115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1847.36" table:style-name="ce2">
            <text:p>1.847,36</text:p>
          </table:table-cell>
          <table:table-cell office:value-type="float" office:value="152396.99" table:style-name="ce2">
            <text:p>152.396,99</text:p>
          </table:table-cell>
          <table:table-cell office:value-type="float" office:value="11" table:style-name="ce1">
            <text:p>11</text:p>
          </table:table-cell>
          <table:table-cell office:value-type="float" office:value="216.95" table:style-name="ce1">
            <text:p>216,95</text:p>
          </table:table-cell>
          <table:table-cell office:value-type="float" office:value="21055.98" table:style-name="ce2">
            <text:p>21.055,98</text:p>
          </table:table-cell>
          <table:table-cell office:value-type="float" office:value="131" table:style-name="ce1">
            <text:p>131</text:p>
          </table:table-cell>
          <table:table-cell office:value-type="float" office:value="6608.41" table:style-name="ce2">
            <text:p>6.608,41</text:p>
          </table:table-cell>
          <table:table-cell office:value-type="float" office:value="460704.21" table:style-name="ce2">
            <text:p>460.704,21</text:p>
          </table:table-cell>
          <table:table-cell office:value-type="float" office:value="9" table:style-name="ce1">
            <text:p>9</text:p>
          </table:table-cell>
          <table:table-cell office:value-type="float" office:value="103.25" table:style-name="ce1">
            <text:p>103,25</text:p>
          </table:table-cell>
          <table:table-cell office:value-type="float" office:value="8621.01" table:style-name="ce2">
            <text:p>8.621,01</text:p>
          </table:table-cell>
          <table:table-cell office:value-type="float" office:value="6" table:style-name="ce1">
            <text:p>6</text:p>
          </table:table-cell>
          <table:table-cell office:value-type="float" office:value="118.09" table:style-name="ce1">
            <text:p>118,09</text:p>
          </table:table-cell>
          <table:table-cell office:value-type="float" office:value="9249.74" table:style-name="ce2">
            <text:p>9.249,74</text:p>
          </table:table-cell>
          <table:table-cell office:value-type="float" office:value="123" table:style-name="ce1">
            <text:p>123</text:p>
          </table:table-cell>
          <table:table-cell office:value-type="float" office:value="2475.77" table:style-name="ce2">
            <text:p>2.475,77</text:p>
          </table:table-cell>
          <table:table-cell office:value-type="float" office:value="198149.5" table:style-name="ce2">
            <text:p>198.149,50</text:p>
          </table:table-cell>
          <table:table-cell office:value-type="float" office:value="1" table:style-name="ce1">
            <text:p>1</text:p>
          </table:table-cell>
          <table:table-cell office:value-type="float" office:value="114.49" table:style-name="ce1">
            <text:p>114,49</text:p>
          </table:table-cell>
          <table:table-cell office:value-type="float" office:value="9057.9" table:style-name="ce2">
            <text:p>9.057,90</text:p>
          </table:table-cell>
          <table:table-cell office:value-type="float" office:value="2" table:style-name="ce1">
            <text:p>2</text:p>
          </table:table-cell>
          <table:table-cell office:value-type="float" office:value="216.01" table:style-name="ce1">
            <text:p>216,01</text:p>
          </table:table-cell>
          <table:table-cell office:value-type="float" office:value="16907.25" table:style-name="ce2">
            <text:p>16.907,25</text:p>
          </table:table-cell>
          <table:table-cell office:value-type="float" office:value="39" table:style-name="ce1">
            <text:p>39</text:p>
          </table:table-cell>
          <table:table-cell office:value-type="float" office:value="2062.65" table:style-name="ce2">
            <text:p>2.062,65</text:p>
          </table:table-cell>
          <table:table-cell office:value-type="float" office:value="158304.75" table:style-name="ce2">
            <text:p>158.304,75</text:p>
          </table:table-cell>
          <table:table-cell office:value-type="float" office:value="31" table:style-name="ce1">
            <text:p>31</text:p>
          </table:table-cell>
          <table:table-cell office:value-type="float" office:value="1151.8599999999999" table:style-name="ce2">
            <text:p>1.151,86</text:p>
          </table:table-cell>
          <table:table-cell office:value-type="float" office:value="93614.04" table:style-name="ce2">
            <text:p>93.614,0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39" table:style-name="ce1">
            <text:p>0,39</text:p>
          </table:table-cell>
          <table:table-cell office:value-type="float" office:value="95.3" table:style-name="ce1">
            <text:p>95,3</text:p>
          </table:table-cell>
          <table:table-cell office:value-type="float" office:value="4" table:style-name="ce1">
            <text:p>4</text:p>
          </table:table-cell>
          <table:table-cell office:value-type="float" office:value="0.48" table:style-name="ce1">
            <text:p>0,48</text:p>
          </table:table-cell>
          <table:table-cell office:value-type="float" office:value="125.87" table:style-name="ce1">
            <text:p>125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96" table:style-name="ce1">
            <text:p>22,96</text:p>
          </table:table-cell>
          <table:table-cell office:value-type="float" office:value="6" table:style-name="ce1">
            <text:p>6</text:p>
          </table:table-cell>
          <table:table-cell office:value-type="float" office:value="13.03" table:style-name="ce1">
            <text:p>13,03</text:p>
          </table:table-cell>
          <table:table-cell office:value-type="float" office:value="1378.71" table:style-name="ce2">
            <text:p>1.378,71</text:p>
          </table:table-cell>
          <table:table-cell office:value-type="float" office:value="5" table:style-name="ce1">
            <text:p>5</text:p>
          </table:table-cell>
          <table:table-cell office:value-type="float" office:value="1.4" table:style-name="ce1">
            <text:p>1,4</text:p>
          </table:table-cell>
          <table:table-cell office:value-type="float" office:value="276.18" table:style-name="ce1">
            <text:p>276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39" table:style-name="ce1">
            <text:p>3,39</text:p>
          </table:table-cell>
          <table:table-cell office:value-type="float" office:value="997.94" table:style-name="ce1">
            <text:p>997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.85" table:style-name="ce1">
            <text:p>24,85</text:p>
          </table:table-cell>
          <table:table-cell office:value-type="float" office:value="2131.91" table:style-name="ce2">
            <text:p>2.131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2.45" table:style-name="ce1">
            <text:p>42,45</text:p>
          </table:table-cell>
          <table:table-cell office:value-type="float" office:value="4906.01" table:style-name="ce2">
            <text:p>4.906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7" table:style-name="ce1">
            <text:p>0,17</text:p>
          </table:table-cell>
          <table:table-cell office:value-type="float" office:value="16.53" table:style-name="ce1">
            <text:p>16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8" table:style-name="ce1">
            <text:p>1,58</text:p>
          </table:table-cell>
          <table:table-cell office:value-type="float" office:value="343.73" table:style-name="ce1">
            <text:p>343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7.9" table:style-name="ce1">
            <text:p>217,9</text:p>
          </table:table-cell>
          <table:table-cell office:value-type="float" office:value="24634.57" table:style-name="ce2">
            <text:p>24.634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32.33" table:style-name="ce1">
            <text:p>-732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2.61000000000001" table:style-name="ce1">
            <text:p>152,61</text:p>
          </table:table-cell>
          <table:table-cell office:value-type="float" office:value="12991.52" table:style-name="ce2">
            <text:p>12.991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.78" table:style-name="ce1">
            <text:p>83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59" table:style-name="ce1">
            <text:p>3,59</text:p>
          </table:table-cell>
          <table:table-cell office:value-type="float" office:value="342.52" table:style-name="ce1">
            <text:p>342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83" table:style-name="ce1">
            <text:p>11,83</text:p>
          </table:table-cell>
          <table:table-cell office:value-type="float" office:value="901.76" table:style-name="ce1">
            <text:p>901,76</text:p>
          </table:table-cell>
          <table:table-cell office:value-type="float" office:value="3" table:style-name="ce1">
            <text:p>3</text:p>
          </table:table-cell>
          <table:table-cell office:value-type="float" office:value="3.1" table:style-name="ce1">
            <text:p>3,1</text:p>
          </table:table-cell>
          <table:table-cell office:value-type="float" office:value="272.02" table:style-name="ce1">
            <text:p>272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5" table:style-name="ce1">
            <text:p>0,85</text:p>
          </table:table-cell>
          <table:table-cell office:value-type="float" office:value="133.81" table:style-name="ce1">
            <text:p>133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6" table:style-name="ce1">
            <text:p>6</text:p>
          </table:table-cell>
          <table:table-cell office:value-type="float" office:value="2.91" table:style-name="ce1">
            <text:p>2,91</text:p>
          </table:table-cell>
          <table:table-cell office:value-type="float" office:value="299.60000000000002" table:style-name="ce1">
            <text:p>299,6</text:p>
          </table:table-cell>
          <table:table-cell office:value-type="float" office:value="37" table:style-name="ce1">
            <text:p>37</text:p>
          </table:table-cell>
          <table:table-cell office:value-type="float" office:value="1150.54" table:style-name="ce2">
            <text:p>1.150,54</text:p>
          </table:table-cell>
          <table:table-cell office:value-type="float" office:value="54570.1" table:style-name="ce2">
            <text:p>54.570,10</text:p>
          </table:table-cell>
          <table:table-cell office:value-type="float" office:value="1" table:style-name="ce1">
            <text:p>1</text:p>
          </table:table-cell>
          <table:table-cell office:value-type="float" office:value="19.739999999999998" table:style-name="ce1">
            <text:p>19,74</text:p>
          </table:table-cell>
          <table:table-cell office:value-type="float" office:value="972.76" table:style-name="ce1">
            <text:p>972,76</text:p>
          </table:table-cell>
          <table:table-cell office:value-type="float" office:value="17" table:style-name="ce1">
            <text:p>17</text:p>
          </table:table-cell>
          <table:table-cell office:value-type="float" office:value="643.38" table:style-name="ce1">
            <text:p>643,38</text:p>
          </table:table-cell>
          <table:table-cell office:value-type="float" office:value="31440.44" table:style-name="ce2">
            <text:p>31.440,44</text:p>
          </table:table-cell>
          <table:table-cell office:value-type="float" office:value="18" table:style-name="ce1">
            <text:p>18</text:p>
          </table:table-cell>
          <table:table-cell office:value-type="float" office:value="692.94" table:style-name="ce1">
            <text:p>692,94</text:p>
          </table:table-cell>
          <table:table-cell office:value-type="float" office:value="36960.620000000003" table:style-name="ce2">
            <text:p>36.960,62</text:p>
          </table:table-cell>
          <table:table-cell office:value-type="float" office:value="8" table:style-name="ce1">
            <text:p>8</text:p>
          </table:table-cell>
          <table:table-cell office:value-type="float" office:value="43.11" table:style-name="ce1">
            <text:p>43,11</text:p>
          </table:table-cell>
          <table:table-cell office:value-type="float" office:value="2251.2800000000002" table:style-name="ce2">
            <text:p>2.251,28</text:p>
          </table:table-cell>
          <table:table-cell office:value-type="float" office:value="65" table:style-name="ce1">
            <text:p>65</text:p>
          </table:table-cell>
          <table:table-cell office:value-type="float" office:value="4524.88" table:style-name="ce2">
            <text:p>4.524,88</text:p>
          </table:table-cell>
          <table:table-cell office:value-type="float" office:value="218819.6" table:style-name="ce2">
            <text:p>218.819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38.56" table:style-name="ce1">
            <text:p>238,56</text:p>
          </table:table-cell>
          <table:table-cell office:value-type="float" office:value="12985.66" table:style-name="ce2">
            <text:p>12.985,66</text:p>
          </table:table-cell>
          <table:table-cell office:value-type="float" office:value="4" table:style-name="ce1">
            <text:p>4</text:p>
          </table:table-cell>
          <table:table-cell office:value-type="float" office:value="393.4" table:style-name="ce1">
            <text:p>393,4</text:p>
          </table:table-cell>
          <table:table-cell office:value-type="float" office:value="18587.5" table:style-name="ce2">
            <text:p>18.587,5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21" table:style-name="ce1">
            <text:p>1,21</text:p>
          </table:table-cell>
          <table:table-cell office:value-type="float" office:value="147.27000000000001" table:style-name="ce1">
            <text:p>147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212.63" table:style-name="ce1">
            <text:p>212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43.07" table:style-name="ce1">
            <text:p>43,07</text:p>
          </table:table-cell>
          <table:table-cell office:value-type="float" office:value="1741.54" table:style-name="ce2">
            <text:p>1.741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5.91" table:style-name="ce1">
            <text:p>65,91</text:p>
          </table:table-cell>
          <table:table-cell office:value-type="float" office:value="2651.68" table:style-name="ce2">
            <text:p>2.651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65.739999999999995" table:style-name="ce1">
            <text:p>65,74</text:p>
          </table:table-cell>
          <table:table-cell office:value-type="float" office:value="5525.27" table:style-name="ce2">
            <text:p>5.525,27</text:p>
          </table:table-cell>
          <table:table-cell office:value-type="float" office:value="27" table:style-name="ce1">
            <text:p>27</text:p>
          </table:table-cell>
          <table:table-cell office:value-type="float" office:value="147.32" table:style-name="ce1">
            <text:p>147,32</text:p>
          </table:table-cell>
          <table:table-cell office:value-type="float" office:value="13142.86" table:style-name="ce2">
            <text:p>13.142,86</text:p>
          </table:table-cell>
          <table:table-cell office:value-type="float" office:value="29" table:style-name="ce1">
            <text:p>29</text:p>
          </table:table-cell>
          <table:table-cell office:value-type="float" office:value="385.86" table:style-name="ce1">
            <text:p>385,86</text:p>
          </table:table-cell>
          <table:table-cell office:value-type="float" office:value="27721.67" table:style-name="ce2">
            <text:p>27.721,67</text:p>
          </table:table-cell>
          <table:table-cell office:value-type="float" office:value="485" table:style-name="ce1">
            <text:p>485</text:p>
          </table:table-cell>
          <table:table-cell office:value-type="float" office:value="1615.42" table:style-name="ce2">
            <text:p>1.615,42</text:p>
          </table:table-cell>
          <table:table-cell office:value-type="float" office:value="148409.71" table:style-name="ce2">
            <text:p>148.409,71</text:p>
          </table:table-cell>
          <table:table-cell office:value-type="float" office:value="63" table:style-name="ce1">
            <text:p>63</text:p>
          </table:table-cell>
          <table:table-cell office:value-type="float" office:value="343.64" table:style-name="ce1">
            <text:p>343,64</text:p>
          </table:table-cell>
          <table:table-cell office:value-type="float" office:value="29442.21" table:style-name="ce2">
            <text:p>29.442,21</text:p>
          </table:table-cell>
          <table:table-cell office:value-type="float" office:value="215" table:style-name="ce1">
            <text:p>215</text:p>
          </table:table-cell>
          <table:table-cell office:value-type="float" office:value="673.17" table:style-name="ce1">
            <text:p>673,17</text:p>
          </table:table-cell>
          <table:table-cell office:value-type="float" office:value="56806.89" table:style-name="ce2">
            <text:p>56.806,89</text:p>
          </table:table-cell>
          <table:table-cell office:value-type="float" office:value="80" table:style-name="ce1">
            <text:p>80</text:p>
          </table:table-cell>
          <table:table-cell office:value-type="float" office:value="1918.55" table:style-name="ce2">
            <text:p>1.918,55</text:p>
          </table:table-cell>
          <table:table-cell office:value-type="float" office:value="152344.28" table:style-name="ce2">
            <text:p>152.344,28</text:p>
          </table:table-cell>
          <table:table-cell office:value-type="float" office:value="272" table:style-name="ce1">
            <text:p>272</text:p>
          </table:table-cell>
          <table:table-cell office:value-type="float" office:value="5379.17" table:style-name="ce2">
            <text:p>5.379,17</text:p>
          </table:table-cell>
          <table:table-cell office:value-type="float" office:value="422662.74" table:style-name="ce2">
            <text:p>422.662,74</text:p>
          </table:table-cell>
          <table:table-cell office:value-type="float" office:value="43" table:style-name="ce1">
            <text:p>43</text:p>
          </table:table-cell>
          <table:table-cell office:value-type="float" office:value="189.27" table:style-name="ce1">
            <text:p>189,27</text:p>
          </table:table-cell>
          <table:table-cell office:value-type="float" office:value="14733.58" table:style-name="ce2">
            <text:p>14.733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8834.41" table:style-name="ce2">
            <text:p>8.834,41</text:p>
          </table:table-cell>
          <table:table-cell office:value-type="float" office:value="625668.84" table:style-name="ce2">
            <text:p>625.668,84</text:p>
          </table:table-cell>
          <table:table-cell office:value-type="float" office:value="3" table:style-name="ce1">
            <text:p>3</text:p>
          </table:table-cell>
          <table:table-cell office:value-type="float" office:value="12.41" table:style-name="ce1">
            <text:p>12,41</text:p>
          </table:table-cell>
          <table:table-cell office:value-type="float" office:value="1866.97" table:style-name="ce2">
            <text:p>1.866,97</text:p>
          </table:table-cell>
          <table:table-cell office:value-type="float" office:value="24" table:style-name="ce1">
            <text:p>24</text:p>
          </table:table-cell>
          <table:table-cell office:value-type="float" office:value="2221.29" table:style-name="ce2">
            <text:p>2.221,29</text:p>
          </table:table-cell>
          <table:table-cell office:value-type="float" office:value="131076.57" table:style-name="ce2">
            <text:p>131.076,57</text:p>
          </table:table-cell>
          <table:table-cell office:value-type="float" office:value="28" table:style-name="ce1">
            <text:p>28</text:p>
          </table:table-cell>
          <table:table-cell office:value-type="float" office:value="258.16000000000003" table:style-name="ce1">
            <text:p>258,16</text:p>
          </table:table-cell>
          <table:table-cell office:value-type="float" office:value="38568.93" table:style-name="ce2">
            <text:p>38.568,93</text:p>
          </table:table-cell>
          <table:table-cell office:value-type="float" office:value="7" table:style-name="ce1">
            <text:p>7</text:p>
          </table:table-cell>
          <table:table-cell office:value-type="float" office:value="223.28" table:style-name="ce1">
            <text:p>223,28</text:p>
          </table:table-cell>
          <table:table-cell office:value-type="float" office:value="16660.05" table:style-name="ce2">
            <text:p>16.660,05</text:p>
          </table:table-cell>
          <table:table-cell office:value-type="float" office:value="51" table:style-name="ce1">
            <text:p>51</text:p>
          </table:table-cell>
          <table:table-cell office:value-type="float" office:value="678.82" table:style-name="ce1">
            <text:p>678,82</text:p>
          </table:table-cell>
          <table:table-cell office:value-type="float" office:value="50096.26" table:style-name="ce2">
            <text:p>50.096,26</text:p>
          </table:table-cell>
          <table:table-cell office:value-type="float" office:value="33" table:style-name="ce1">
            <text:p>33</text:p>
          </table:table-cell>
          <table:table-cell office:value-type="float" office:value="3729.35" table:style-name="ce2">
            <text:p>3.729,35</text:p>
          </table:table-cell>
          <table:table-cell office:value-type="float" office:value="259493.06" table:style-name="ce2">
            <text:p>259.493,06</text:p>
          </table:table-cell>
          <table:table-cell office:value-type="float" office:value="23" table:style-name="ce1">
            <text:p>23</text:p>
          </table:table-cell>
          <table:table-cell office:value-type="float" office:value="1873.88" table:style-name="ce2">
            <text:p>1.873,88</text:p>
          </table:table-cell>
          <table:table-cell office:value-type="float" office:value="132643.03" table:style-name="ce2">
            <text:p>132.643,03</text:p>
          </table:table-cell>
          <table:table-cell office:value-type="float" office:value="34" table:style-name="ce1">
            <text:p>34</text:p>
          </table:table-cell>
          <table:table-cell office:value-type="float" office:value="301.07" table:style-name="ce1">
            <text:p>301,07</text:p>
          </table:table-cell>
          <table:table-cell office:value-type="float" office:value="22108.86" table:style-name="ce2">
            <text:p>22.108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1" table:style-name="ce1">
            <text:p>181</text:p>
          </table:table-cell>
          <table:table-cell office:value-type="float" office:value="272.19" table:style-name="ce1">
            <text:p>272,19</text:p>
          </table:table-cell>
          <table:table-cell office:value-type="float" office:value="32677.8" table:style-name="ce2">
            <text:p>32.677,80</text:p>
          </table:table-cell>
          <table:table-cell office:value-type="float" office:value="758" table:style-name="ce1">
            <text:p>758</text:p>
          </table:table-cell>
          <table:table-cell office:value-type="float" office:value="772.35" table:style-name="ce1">
            <text:p>772,35</text:p>
          </table:table-cell>
          <table:table-cell office:value-type="float" office:value="85369.99" table:style-name="ce2">
            <text:p>85.369,99</text:p>
          </table:table-cell>
          <table:table-cell office:value-type="float" office:value="443" table:style-name="ce1">
            <text:p>443</text:p>
          </table:table-cell>
          <table:table-cell office:value-type="float" office:value="1276.21" table:style-name="ce2">
            <text:p>1.276,21</text:p>
          </table:table-cell>
          <table:table-cell office:value-type="float" office:value="158932.46" table:style-name="ce2">
            <text:p>158.932,46</text:p>
          </table:table-cell>
          <table:table-cell office:value-type="float" office:value="1332" table:style-name="ce3">
            <text:p>1.332</text:p>
          </table:table-cell>
          <table:table-cell office:value-type="float" office:value="16565.45" table:style-name="ce2">
            <text:p>16.565,45</text:p>
          </table:table-cell>
          <table:table-cell office:value-type="float" office:value="1776234.22" table:style-name="ce2">
            <text:p>1.776.234,22</text:p>
          </table:table-cell>
          <table:table-cell office:value-type="float" office:value="1608" table:style-name="ce3">
            <text:p>1.608</text:p>
          </table:table-cell>
          <table:table-cell office:value-type="float" office:value="8898.23" table:style-name="ce2">
            <text:p>8.898,23</text:p>
          </table:table-cell>
          <table:table-cell office:value-type="float" office:value="1050466.42" table:style-name="ce2">
            <text:p>1.050.466,42</text:p>
          </table:table-cell>
          <table:table-cell office:value-type="float" office:value="620" table:style-name="ce1">
            <text:p>620</text:p>
          </table:table-cell>
          <table:table-cell office:value-type="float" office:value="1801.1" table:style-name="ce2">
            <text:p>1.801,10</text:p>
          </table:table-cell>
          <table:table-cell office:value-type="float" office:value="222341.07" table:style-name="ce2">
            <text:p>222.341,07</text:p>
          </table:table-cell>
          <table:table-cell office:value-type="float" office:value="1935" table:style-name="ce3">
            <text:p>1.935</text:p>
          </table:table-cell>
          <table:table-cell office:value-type="float" office:value="4751.75" table:style-name="ce2">
            <text:p>4.751,75</text:p>
          </table:table-cell>
          <table:table-cell office:value-type="float" office:value="570463.57999999996" table:style-name="ce2">
            <text:p>570.463,58</text:p>
          </table:table-cell>
          <table:table-cell office:value-type="float" office:value="432" table:style-name="ce1">
            <text:p>432</text:p>
          </table:table-cell>
          <table:table-cell office:value-type="float" office:value="2540.96" table:style-name="ce2">
            <text:p>2.540,96</text:p>
          </table:table-cell>
          <table:table-cell office:value-type="float" office:value="297416.28999999998" table:style-name="ce2">
            <text:p>297.416,29</text:p>
          </table:table-cell>
          <table:table-cell office:value-type="float" office:value="630" table:style-name="ce1">
            <text:p>630</text:p>
          </table:table-cell>
          <table:table-cell office:value-type="float" office:value="5579.67" table:style-name="ce2">
            <text:p>5.579,67</text:p>
          </table:table-cell>
          <table:table-cell office:value-type="float" office:value="634123.79" table:style-name="ce2">
            <text:p>634.123,79</text:p>
          </table:table-cell>
          <table:table-cell office:value-type="float" office:value="733" table:style-name="ce1">
            <text:p>733</text:p>
          </table:table-cell>
          <table:table-cell office:value-type="float" office:value="2342.0700000000002" table:style-name="ce2">
            <text:p>2.342,07</text:p>
          </table:table-cell>
          <table:table-cell office:value-type="float" office:value="289056.55" table:style-name="ce2">
            <text:p>289.056,55</text:p>
          </table:table-cell>
          <table:table-cell office:value-type="float" office:value="17" table:style-name="ce1">
            <text:p>17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1946.71" table:style-name="ce2">
            <text:p>1.946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0" table:style-name="ce1">
            <text:p>550</text:p>
          </table:table-cell>
          <table:table-cell office:value-type="float" office:value="4970.0600000000004" table:style-name="ce2">
            <text:p>4.970,06</text:p>
          </table:table-cell>
          <table:table-cell office:value-type="float" office:value="525470.38" table:style-name="ce2">
            <text:p>525.470,38</text:p>
          </table:table-cell>
          <table:table-cell office:value-type="float" office:value="46" table:style-name="ce1">
            <text:p>46</text:p>
          </table:table-cell>
          <table:table-cell office:value-type="float" office:value="647.55999999999995" table:style-name="ce1">
            <text:p>647,56</text:p>
          </table:table-cell>
          <table:table-cell office:value-type="float" office:value="72241.649999999994" table:style-name="ce2">
            <text:p>72.241,65</text:p>
          </table:table-cell>
          <table:table-cell office:value-type="float" office:value="583" table:style-name="ce1">
            <text:p>583</text:p>
          </table:table-cell>
          <table:table-cell office:value-type="float" office:value="19053.560000000001" table:style-name="ce2">
            <text:p>19.053,56</text:p>
          </table:table-cell>
          <table:table-cell office:value-type="float" office:value="1846341.6" table:style-name="ce2">
            <text:p>1.846.341,60</text:p>
          </table:table-cell>
          <table:table-cell office:value-type="float" office:value="87" table:style-name="ce1">
            <text:p>87</text:p>
          </table:table-cell>
          <table:table-cell office:value-type="float" office:value="2784.66" table:style-name="ce2">
            <text:p>2.784,66</text:p>
          </table:table-cell>
          <table:table-cell office:value-type="float" office:value="283435.64" table:style-name="ce2">
            <text:p>283.435,64</text:p>
          </table:table-cell>
          <table:table-cell office:value-type="float" office:value="38" table:style-name="ce1">
            <text:p>38</text:p>
          </table:table-cell>
          <table:table-cell office:value-type="float" office:value="452.36" table:style-name="ce1">
            <text:p>452,36</text:p>
          </table:table-cell>
          <table:table-cell office:value-type="float" office:value="48034.6" table:style-name="ce2">
            <text:p>48.034,60</text:p>
          </table:table-cell>
          <table:table-cell office:value-type="float" office:value="399" table:style-name="ce1">
            <text:p>399</text:p>
          </table:table-cell>
          <table:table-cell office:value-type="float" office:value="7474.25" table:style-name="ce2">
            <text:p>7.474,25</text:p>
          </table:table-cell>
          <table:table-cell office:value-type="float" office:value="784768.99" table:style-name="ce2">
            <text:p>784.768,99</text:p>
          </table:table-cell>
          <table:table-cell office:value-type="float" office:value="31" table:style-name="ce1">
            <text:p>31</text:p>
          </table:table-cell>
          <table:table-cell office:value-type="float" office:value="1649.53" table:style-name="ce2">
            <text:p>1.649,53</text:p>
          </table:table-cell>
          <table:table-cell office:value-type="float" office:value="167095.35" table:style-name="ce2">
            <text:p>167.095,35</text:p>
          </table:table-cell>
          <table:table-cell office:value-type="float" office:value="5" table:style-name="ce1">
            <text:p>5</text:p>
          </table:table-cell>
          <table:table-cell office:value-type="float" office:value="591.61" table:style-name="ce1">
            <text:p>591,61</text:p>
          </table:table-cell>
          <table:table-cell office:value-type="float" office:value="59769.03" table:style-name="ce2">
            <text:p>59.769,03</text:p>
          </table:table-cell>
          <table:table-cell office:value-type="float" office:value="171" table:style-name="ce1">
            <text:p>171</text:p>
          </table:table-cell>
          <table:table-cell office:value-type="float" office:value="3285.63" table:style-name="ce2">
            <text:p>3.285,63</text:p>
          </table:table-cell>
          <table:table-cell office:value-type="float" office:value="340272.6" table:style-name="ce2">
            <text:p>340.272,60</text:p>
          </table:table-cell>
          <table:table-cell office:value-type="float" office:value="10" table:style-name="ce1">
            <text:p>10</text:p>
          </table:table-cell>
          <table:table-cell office:value-type="float" office:value="253.15" table:style-name="ce1">
            <text:p>253,15</text:p>
          </table:table-cell>
          <table:table-cell office:value-type="float" office:value="26774.01" table:style-name="ce2">
            <text:p>26.774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06" table:style-name="ce1">
            <text:p>1,06</text:p>
          </table:table-cell>
          <table:table-cell office:value-type="float" office:value="113.2" table:style-name="ce1">
            <text:p>113,2</text:p>
          </table:table-cell>
          <table:table-cell office:value-type="float" office:value="29" table:style-name="ce1">
            <text:p>29</text:p>
          </table:table-cell>
          <table:table-cell office:value-type="float" office:value="28.39" table:style-name="ce1">
            <text:p>28,39</text:p>
          </table:table-cell>
          <table:table-cell office:value-type="float" office:value="2781.77" table:style-name="ce2">
            <text:p>2.781,77</text:p>
          </table:table-cell>
          <table:table-cell office:value-type="float" office:value="4" table:style-name="ce1">
            <text:p>4</text:p>
          </table:table-cell>
          <table:table-cell office:value-type="float" office:value="7.53" table:style-name="ce1">
            <text:p>7,53</text:p>
          </table:table-cell>
          <table:table-cell office:value-type="float" office:value="743.98" table:style-name="ce1">
            <text:p>743,98</text:p>
          </table:table-cell>
          <table:table-cell office:value-type="float" office:value="36" table:style-name="ce1">
            <text:p>36</text:p>
          </table:table-cell>
          <table:table-cell office:value-type="float" office:value="93.47" table:style-name="ce1">
            <text:p>93,47</text:p>
          </table:table-cell>
          <table:table-cell office:value-type="float" office:value="9828.7000000000007" table:style-name="ce2">
            <text:p>9.828,70</text:p>
          </table:table-cell>
          <table:table-cell office:value-type="float" office:value="51" table:style-name="ce1">
            <text:p>51</text:p>
          </table:table-cell>
          <table:table-cell office:value-type="float" office:value="155.31" table:style-name="ce1">
            <text:p>155,31</text:p>
          </table:table-cell>
          <table:table-cell office:value-type="float" office:value="15796.29" table:style-name="ce2">
            <text:p>15.796,29</text:p>
          </table:table-cell>
          <table:table-cell office:value-type="float" office:value="23" table:style-name="ce1">
            <text:p>23</text:p>
          </table:table-cell>
          <table:table-cell office:value-type="float" office:value="31.58" table:style-name="ce1">
            <text:p>31,58</text:p>
          </table:table-cell>
          <table:table-cell office:value-type="float" office:value="3597.44" table:style-name="ce2">
            <text:p>3.597,44</text:p>
          </table:table-cell>
          <table:table-cell office:value-type="float" office:value="37" table:style-name="ce1">
            <text:p>37</text:p>
          </table:table-cell>
          <table:table-cell office:value-type="float" office:value="29.27" table:style-name="ce1">
            <text:p>29,27</text:p>
          </table:table-cell>
          <table:table-cell office:value-type="float" office:value="3679.13" table:style-name="ce2">
            <text:p>3.679,13</text:p>
          </table:table-cell>
          <table:table-cell office:value-type="float" office:value="11" table:style-name="ce1">
            <text:p>11</text:p>
          </table:table-cell>
          <table:table-cell office:value-type="float" office:value="25.45" table:style-name="ce1">
            <text:p>25,45</text:p>
          </table:table-cell>
          <table:table-cell office:value-type="float" office:value="2959.6" table:style-name="ce2">
            <text:p>2.959,60</text:p>
          </table:table-cell>
          <table:table-cell office:value-type="float" office:value="10" table:style-name="ce1">
            <text:p>10</text:p>
          </table:table-cell>
          <table:table-cell office:value-type="float" office:value="11.98" table:style-name="ce1">
            <text:p>11,98</text:p>
          </table:table-cell>
          <table:table-cell office:value-type="float" office:value="1680.17" table:style-name="ce2">
            <text:p>1.680,17</text:p>
          </table:table-cell>
          <table:table-cell office:value-type="float" office:value="13" table:style-name="ce1">
            <text:p>13</text:p>
          </table:table-cell>
          <table:table-cell office:value-type="float" office:value="10.68" table:style-name="ce1">
            <text:p>10,68</text:p>
          </table:table-cell>
          <table:table-cell office:value-type="float" office:value="1101.83" table:style-name="ce2">
            <text:p>1.101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.18" table:style-name="ce1">
            <text:p>6,18</text:p>
          </table:table-cell>
          <table:table-cell office:value-type="float" office:value="730.71" table:style-name="ce1">
            <text:p>730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74.69" table:style-name="ce1">
            <text:p>174,69</text:p>
          </table:table-cell>
          <table:table-cell office:value-type="float" office:value="18160.18" table:style-name="ce2">
            <text:p>18.160,18</text:p>
          </table:table-cell>
          <table:table-cell office:value-type="float" office:value="4" table:style-name="ce1">
            <text:p>4</text:p>
          </table:table-cell>
          <table:table-cell office:value-type="float" office:value="19.579999999999998" table:style-name="ce1">
            <text:p>19,58</text:p>
          </table:table-cell>
          <table:table-cell office:value-type="float" office:value="1781.29" table:style-name="ce2">
            <text:p>1.781,29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282.55" table:style-name="ce2">
            <text:p>1.282,55</text:p>
          </table:table-cell>
          <table:table-cell office:value-type="float" office:value="9" table:style-name="ce1">
            <text:p>9</text:p>
          </table:table-cell>
          <table:table-cell office:value-type="float" office:value="15.91" table:style-name="ce1">
            <text:p>15,91</text:p>
          </table:table-cell>
          <table:table-cell office:value-type="float" office:value="1756.54" table:style-name="ce2">
            <text:p>1.756,54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,7</text:p>
          </table:table-cell>
          <table:table-cell office:value-type="float" office:value="216.88" table:style-name="ce1">
            <text:p>216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82" table:style-name="ce1">
            <text:p>2,82</text:p>
          </table:table-cell>
          <table:table-cell office:value-type="float" office:value="332.02" table:style-name="ce1">
            <text:p>332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78" table:style-name="ce1">
            <text:p>5,78</text:p>
          </table:table-cell>
          <table:table-cell office:value-type="float" office:value="821.7" table:style-name="ce1">
            <text:p>821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8.63" table:style-name="ce1">
            <text:p>48,63</text:p>
          </table:table-cell>
          <table:table-cell office:value-type="float" office:value="5933.86" table:style-name="ce2">
            <text:p>5.933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2899999999999991" table:style-name="ce1">
            <text:p>9,29</text:p>
          </table:table-cell>
          <table:table-cell office:value-type="float" office:value="2297.5500000000002" table:style-name="ce2">
            <text:p>2.297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1.11" table:style-name="ce1">
            <text:p>30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2" table:style-name="ce1">
            <text:p>22</text:p>
          </table:table-cell>
          <table:table-cell office:value-type="float" office:value="33.29" table:style-name="ce1">
            <text:p>33,29</text:p>
          </table:table-cell>
          <table:table-cell office:value-type="float" office:value="4157.7700000000004" table:style-name="ce2">
            <text:p>4.157,77</text:p>
          </table:table-cell>
          <table:table-cell office:value-type="float" office:value="153" table:style-name="ce1">
            <text:p>153</text:p>
          </table:table-cell>
          <table:table-cell office:value-type="float" office:value="96.68" table:style-name="ce1">
            <text:p>96,68</text:p>
          </table:table-cell>
          <table:table-cell office:value-type="float" office:value="11847.08" table:style-name="ce2">
            <text:p>11.847,08</text:p>
          </table:table-cell>
          <table:table-cell office:value-type="float" office:value="45" table:style-name="ce1">
            <text:p>45</text:p>
          </table:table-cell>
          <table:table-cell office:value-type="float" office:value="158.77000000000001" table:style-name="ce1">
            <text:p>158,77</text:p>
          </table:table-cell>
          <table:table-cell office:value-type="float" office:value="19810.22" table:style-name="ce2">
            <text:p>19.810,22</text:p>
          </table:table-cell>
          <table:table-cell office:value-type="float" office:value="193" table:style-name="ce1">
            <text:p>193</text:p>
          </table:table-cell>
          <table:table-cell office:value-type="float" office:value="3335.06" table:style-name="ce2">
            <text:p>3.335,06</text:p>
          </table:table-cell>
          <table:table-cell office:value-type="float" office:value="312235.26" table:style-name="ce2">
            <text:p>312.235,26</text:p>
          </table:table-cell>
          <table:table-cell office:value-type="float" office:value="375" table:style-name="ce1">
            <text:p>375</text:p>
          </table:table-cell>
          <table:table-cell office:value-type="float" office:value="5367.3" table:style-name="ce2">
            <text:p>5.367,30</text:p>
          </table:table-cell>
          <table:table-cell office:value-type="float" office:value="604276.19999999995" table:style-name="ce2">
            <text:p>604.276,20</text:p>
          </table:table-cell>
          <table:table-cell office:value-type="float" office:value="51" table:style-name="ce1">
            <text:p>51</text:p>
          </table:table-cell>
          <table:table-cell office:value-type="float" office:value="125.33" table:style-name="ce1">
            <text:p>125,33</text:p>
          </table:table-cell>
          <table:table-cell office:value-type="float" office:value="17719.599999999999" table:style-name="ce2">
            <text:p>17.719,60</text:p>
          </table:table-cell>
          <table:table-cell office:value-type="float" office:value="16" table:style-name="ce1">
            <text:p>16</text:p>
          </table:table-cell>
          <table:table-cell office:value-type="float" office:value="40.78" table:style-name="ce1">
            <text:p>40,78</text:p>
          </table:table-cell>
          <table:table-cell office:value-type="float" office:value="4967.45" table:style-name="ce2">
            <text:p>4.967,45</text:p>
          </table:table-cell>
          <table:table-cell office:value-type="float" office:value="46" table:style-name="ce1">
            <text:p>46</text:p>
          </table:table-cell>
          <table:table-cell office:value-type="float" office:value="390.17" table:style-name="ce1">
            <text:p>390,17</text:p>
          </table:table-cell>
          <table:table-cell office:value-type="float" office:value="43288.26" table:style-name="ce2">
            <text:p>43.288,26</text:p>
          </table:table-cell>
          <table:table-cell office:value-type="float" office:value="71" table:style-name="ce1">
            <text:p>71</text:p>
          </table:table-cell>
          <table:table-cell office:value-type="float" office:value="3296.43" table:style-name="ce2">
            <text:p>3.296,43</text:p>
          </table:table-cell>
          <table:table-cell office:value-type="float" office:value="326822.7" table:style-name="ce2">
            <text:p>326.822,70</text:p>
          </table:table-cell>
          <table:table-cell office:value-type="float" office:value="78" table:style-name="ce1">
            <text:p>78</text:p>
          </table:table-cell>
          <table:table-cell office:value-type="float" office:value="291.47000000000003" table:style-name="ce1">
            <text:p>291,47</text:p>
          </table:table-cell>
          <table:table-cell office:value-type="float" office:value="36517.94" table:style-name="ce2">
            <text:p>36.517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4" table:style-name="ce1">
            <text:p>514</text:p>
          </table:table-cell>
          <table:table-cell office:value-type="float" office:value="30142.720000000001" table:style-name="ce2">
            <text:p>30.142,72</text:p>
          </table:table-cell>
          <table:table-cell office:value-type="float" office:value="2527854.0099999998" table:style-name="ce2">
            <text:p>2.527.854,01</text:p>
          </table:table-cell>
          <table:table-cell office:value-type="float" office:value="41" table:style-name="ce1">
            <text:p>41</text:p>
          </table:table-cell>
          <table:table-cell office:value-type="float" office:value="3593.76" table:style-name="ce2">
            <text:p>3.593,76</text:p>
          </table:table-cell>
          <table:table-cell office:value-type="float" office:value="310484.45" table:style-name="ce2">
            <text:p>310.484,45</text:p>
          </table:table-cell>
          <table:table-cell office:value-type="float" office:value="532" table:style-name="ce1">
            <text:p>532</text:p>
          </table:table-cell>
          <table:table-cell office:value-type="float" office:value="42590.26" table:style-name="ce2">
            <text:p>42.590,26</text:p>
          </table:table-cell>
          <table:table-cell office:value-type="float" office:value="3286482.68" table:style-name="ce2">
            <text:p>3.286.482,68</text:p>
          </table:table-cell>
          <table:table-cell office:value-type="float" office:value="200" table:style-name="ce1">
            <text:p>200</text:p>
          </table:table-cell>
          <table:table-cell office:value-type="float" office:value="15741.93" table:style-name="ce2">
            <text:p>15.741,93</text:p>
          </table:table-cell>
          <table:table-cell office:value-type="float" office:value="1406574.6" table:style-name="ce2">
            <text:p>1.406.574,60</text:p>
          </table:table-cell>
          <table:table-cell office:value-type="float" office:value="87" table:style-name="ce1">
            <text:p>87</text:p>
          </table:table-cell>
          <table:table-cell office:value-type="float" office:value="2325.11" table:style-name="ce2">
            <text:p>2.325,11</text:p>
          </table:table-cell>
          <table:table-cell office:value-type="float" office:value="218542.06" table:style-name="ce2">
            <text:p>218.542,06</text:p>
          </table:table-cell>
          <table:table-cell office:value-type="float" office:value="110" table:style-name="ce1">
            <text:p>110</text:p>
          </table:table-cell>
          <table:table-cell office:value-type="float" office:value="14317.39" table:style-name="ce2">
            <text:p>14.317,39</text:p>
          </table:table-cell>
          <table:table-cell office:value-type="float" office:value="1207567.73" table:style-name="ce2">
            <text:p>1.207.567,73</text:p>
          </table:table-cell>
          <table:table-cell office:value-type="float" office:value="43" table:style-name="ce1">
            <text:p>43</text:p>
          </table:table-cell>
          <table:table-cell office:value-type="float" office:value="4465.5" table:style-name="ce2">
            <text:p>4.465,50</text:p>
          </table:table-cell>
          <table:table-cell office:value-type="float" office:value="386617.38" table:style-name="ce2">
            <text:p>386.617,38</text:p>
          </table:table-cell>
          <table:table-cell office:value-type="float" office:value="32" table:style-name="ce1">
            <text:p>32</text:p>
          </table:table-cell>
          <table:table-cell office:value-type="float" office:value="3604.35" table:style-name="ce2">
            <text:p>3.604,35</text:p>
          </table:table-cell>
          <table:table-cell office:value-type="float" office:value="310297.88" table:style-name="ce2">
            <text:p>310.297,88</text:p>
          </table:table-cell>
          <table:table-cell office:value-type="float" office:value="102" table:style-name="ce1">
            <text:p>102</text:p>
          </table:table-cell>
          <table:table-cell office:value-type="float" office:value="6116.18" table:style-name="ce2">
            <text:p>6.116,18</text:p>
          </table:table-cell>
          <table:table-cell office:value-type="float" office:value="519170.97" table:style-name="ce2">
            <text:p>519.170,97</text:p>
          </table:table-cell>
          <table:table-cell office:value-type="float" office:value="40" table:style-name="ce1">
            <text:p>40</text:p>
          </table:table-cell>
          <table:table-cell office:value-type="float" office:value="3329.31" table:style-name="ce2">
            <text:p>3.329,31</text:p>
          </table:table-cell>
          <table:table-cell office:value-type="float" office:value="280627.33" table:style-name="ce2">
            <text:p>280.627,3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,9</text:p>
          </table:table-cell>
          <table:table-cell office:value-type="float" office:value="89.65" table:style-name="ce1">
            <text:p>89,65</text:p>
          </table:table-cell>
          <table:table-cell office:value-type="float" office:value="6" table:style-name="ce1">
            <text:p>6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776.45" table:style-name="ce2">
            <text:p>1.776,45</text:p>
          </table:table-cell>
          <table:table-cell office:value-type="float" office:value="115" table:style-name="ce1">
            <text:p>115</text:p>
          </table:table-cell>
          <table:table-cell office:value-type="float" office:value="738.19" table:style-name="ce1">
            <text:p>738,19</text:p>
          </table:table-cell>
          <table:table-cell office:value-type="float" office:value="57574.66" table:style-name="ce2">
            <text:p>57.574,66</text:p>
          </table:table-cell>
          <table:table-cell office:value-type="float" office:value="9" table:style-name="ce1">
            <text:p>9</text:p>
          </table:table-cell>
          <table:table-cell office:value-type="float" office:value="59.19" table:style-name="ce1">
            <text:p>59,19</text:p>
          </table:table-cell>
          <table:table-cell office:value-type="float" office:value="4647.8599999999997" table:style-name="ce2">
            <text:p>4.647,86</text:p>
          </table:table-cell>
          <table:table-cell office:value-type="float" office:value="4" table:style-name="ce1">
            <text:p>4</text:p>
          </table:table-cell>
          <table:table-cell office:value-type="float" office:value="23.45" table:style-name="ce1">
            <text:p>23,45</text:p>
          </table:table-cell>
          <table:table-cell office:value-type="float" office:value="2035.79" table:style-name="ce2">
            <text:p>2.035,79</text:p>
          </table:table-cell>
          <table:table-cell office:value-type="float" office:value="28" table:style-name="ce1">
            <text:p>28</text:p>
          </table:table-cell>
          <table:table-cell office:value-type="float" office:value="61.03" table:style-name="ce1">
            <text:p>61,03</text:p>
          </table:table-cell>
          <table:table-cell office:value-type="float" office:value="4868.99" table:style-name="ce2">
            <text:p>4.868,99</text:p>
          </table:table-cell>
          <table:table-cell office:value-type="float" office:value="2" table:style-name="ce1">
            <text:p>2</text:p>
          </table:table-cell>
          <table:table-cell office:value-type="float" office:value="7.99" table:style-name="ce1">
            <text:p>7,99</text:p>
          </table:table-cell>
          <table:table-cell office:value-type="float" office:value="606.11" table:style-name="ce1">
            <text:p>606,11</text:p>
          </table:table-cell>
          <table:table-cell office:value-type="float" office:value="2" table:style-name="ce1">
            <text:p>2</text:p>
          </table:table-cell>
          <table:table-cell office:value-type="float" office:value="6.91" table:style-name="ce1">
            <text:p>6,91</text:p>
          </table:table-cell>
          <table:table-cell office:value-type="float" office:value="523.64" table:style-name="ce1">
            <text:p>523,64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,12</text:p>
          </table:table-cell>
          <table:table-cell office:value-type="float" office:value="192.02" table:style-name="ce1">
            <text:p>192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6.75" table:style-name="ce1">
            <text:p>86,75</text:p>
          </table:table-cell>
          <table:table-cell office:value-type="float" office:value="6252.67" table:style-name="ce2">
            <text:p>6.252,67</text:p>
          </table:table-cell>
          <table:table-cell office:value-type="float" office:value="2" table:style-name="ce1">
            <text:p>2</text:p>
          </table:table-cell>
          <table:table-cell office:value-type="float" office:value="17.98" table:style-name="ce1">
            <text:p>17,98</text:p>
          </table:table-cell>
          <table:table-cell office:value-type="float" office:value="1267.3399999999999" table:style-name="ce2">
            <text:p>1.267,34</text:p>
          </table:table-cell>
          <table:table-cell office:value-type="float" office:value="38" table:style-name="ce1">
            <text:p>38</text:p>
          </table:table-cell>
          <table:table-cell office:value-type="float" office:value="3442.54" table:style-name="ce2">
            <text:p>3.442,54</text:p>
          </table:table-cell>
          <table:table-cell office:value-type="float" office:value="212470.07" table:style-name="ce2">
            <text:p>212.470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828.21" table:style-name="ce2">
            <text:p>1.828,21</text:p>
          </table:table-cell>
          <table:table-cell office:value-type="float" office:value="122592" table:style-name="ce2">
            <text:p>122.59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1.72" table:style-name="ce1">
            <text:p>111,72</text:p>
          </table:table-cell>
          <table:table-cell office:value-type="float" office:value="7643.82" table:style-name="ce2">
            <text:p>7.643,8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43" table:style-name="ce1">
            <text:p>5,43</text:p>
          </table:table-cell>
          <table:table-cell office:value-type="float" office:value="492.25" table:style-name="ce1">
            <text:p>492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931.08" table:style-name="ce1">
            <text:p>931,08</text:p>
          </table:table-cell>
          <table:table-cell office:value-type="float" office:value="7" table:style-name="ce1">
            <text:p>7</text:p>
          </table:table-cell>
          <table:table-cell office:value-type="float" office:value="35.72" table:style-name="ce1">
            <text:p>35,72</text:p>
          </table:table-cell>
          <table:table-cell office:value-type="float" office:value="2845.88" table:style-name="ce2">
            <text:p>2.845,88</text:p>
          </table:table-cell>
          <table:table-cell office:value-type="float" office:value="99" table:style-name="ce1">
            <text:p>99</text:p>
          </table:table-cell>
          <table:table-cell office:value-type="float" office:value="123.87" table:style-name="ce1">
            <text:p>123,87</text:p>
          </table:table-cell>
          <table:table-cell office:value-type="float" office:value="10762.83" table:style-name="ce2">
            <text:p>10.762,83</text:p>
          </table:table-cell>
          <table:table-cell office:value-type="float" office:value="5" table:style-name="ce1">
            <text:p>5</text:p>
          </table:table-cell>
          <table:table-cell office:value-type="float" office:value="20.57" table:style-name="ce1">
            <text:p>20,57</text:p>
          </table:table-cell>
          <table:table-cell office:value-type="float" office:value="1757.78" table:style-name="ce2">
            <text:p>1.757,78</text:p>
          </table:table-cell>
          <table:table-cell office:value-type="float" office:value="7" table:style-name="ce1">
            <text:p>7</text:p>
          </table:table-cell>
          <table:table-cell office:value-type="float" office:value="20.45" table:style-name="ce1">
            <text:p>20,45</text:p>
          </table:table-cell>
          <table:table-cell office:value-type="float" office:value="1707.98" table:style-name="ce2">
            <text:p>1.707,98</text:p>
          </table:table-cell>
          <table:table-cell office:value-type="float" office:value="6" table:style-name="ce1">
            <text:p>6</text:p>
          </table:table-cell>
          <table:table-cell office:value-type="float" office:value="1.28" table:style-name="ce1">
            <text:p>1,28</text:p>
          </table:table-cell>
          <table:table-cell office:value-type="float" office:value="91.35" table:style-name="ce1">
            <text:p>91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1.84" table:style-name="ce1">
            <text:p>61,84</text:p>
          </table:table-cell>
          <table:table-cell office:value-type="float" office:value="4158.3599999999997" table:style-name="ce2">
            <text:p>4.158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65" table:style-name="ce1">
            <text:p>2,65</text:p>
          </table:table-cell>
          <table:table-cell office:value-type="float" office:value="366.49" table:style-name="ce1">
            <text:p>366,49</text:p>
          </table:table-cell>
          <table:table-cell office:value-type="float" office:value="2" table:style-name="ce1">
            <text:p>2</text:p>
          </table:table-cell>
          <table:table-cell office:value-type="float" office:value="4.63" table:style-name="ce1">
            <text:p>4,63</text:p>
          </table:table-cell>
          <table:table-cell office:value-type="float" office:value="375.37" table:style-name="ce1">
            <text:p>375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49" table:style-name="ce1">
            <text:p>4,49</text:p>
          </table:table-cell>
          <table:table-cell office:value-type="float" office:value="468.63" table:style-name="ce1">
            <text:p>468,63</text:p>
          </table:table-cell>
          <table:table-cell office:value-type="float" office:value="33" table:style-name="ce1">
            <text:p>33</text:p>
          </table:table-cell>
          <table:table-cell office:value-type="float" office:value="61.67" table:style-name="ce1">
            <text:p>61,67</text:p>
          </table:table-cell>
          <table:table-cell office:value-type="float" office:value="6262.48" table:style-name="ce2">
            <text:p>6.262,48</text:p>
          </table:table-cell>
          <table:table-cell office:value-type="float" office:value="117" table:style-name="ce1">
            <text:p>117</text:p>
          </table:table-cell>
          <table:table-cell office:value-type="float" office:value="1337.85" table:style-name="ce2">
            <text:p>1.337,85</text:p>
          </table:table-cell>
          <table:table-cell office:value-type="float" office:value="103964.86" table:style-name="ce2">
            <text:p>103.964,86</text:p>
          </table:table-cell>
          <table:table-cell office:value-type="float" office:value="144" table:style-name="ce1">
            <text:p>144</text:p>
          </table:table-cell>
          <table:table-cell office:value-type="float" office:value="761.54" table:style-name="ce1">
            <text:p>761,54</text:p>
          </table:table-cell>
          <table:table-cell office:value-type="float" office:value="72858.7" table:style-name="ce2">
            <text:p>72.858,70</text:p>
          </table:table-cell>
          <table:table-cell office:value-type="float" office:value="1" table:style-name="ce1">
            <text:p>1</text:p>
          </table:table-cell>
          <table:table-cell office:value-type="float" office:value="1.32" table:style-name="ce1">
            <text:p>1,32</text:p>
          </table:table-cell>
          <table:table-cell office:value-type="float" office:value="152.57" table:style-name="ce1">
            <text:p>152,57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office:value-type="float" office:value="17533.669999999998" table:style-name="ce2">
            <text:p>17.533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52.47" table:style-name="ce1">
            <text:p>52,47</text:p>
          </table:table-cell>
          <table:table-cell office:value-type="float" office:value="5020.92" table:style-name="ce2">
            <text:p>5.020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110.8900000000001" table:style-name="ce2">
            <text:p>1.110,89</text:p>
          </table:table-cell>
          <table:table-cell office:value-type="float" office:value="79995.5" table:style-name="ce2">
            <text:p>79.995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6.27" table:style-name="ce1">
            <text:p>26,27</text:p>
          </table:table-cell>
          <table:table-cell office:value-type="float" office:value="2113.7399999999998" table:style-name="ce2">
            <text:p>2.113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3" table:style-name="ce1">
            <text:p>-3,03</text:p>
          </table:table-cell>
          <table:table-cell office:value-type="float" office:value="-283.58999999999997" table:style-name="ce1">
            <text:p>-283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3" table:style-name="ce1">
            <text:p>-0,03</text:p>
          </table:table-cell>
          <table:table-cell office:value-type="float" office:value="1448.41" table:style-name="ce2">
            <text:p>1.448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,02</text:p>
          </table:table-cell>
          <table:table-cell office:value-type="float" office:value="-2.12" table:style-name="ce1">
            <text:p>-2,1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4.23" table:style-name="ce1">
            <text:p>-84,23</text:p>
          </table:table-cell>
          <table:table-cell office:value-type="float" office:value="-5208.78" table:style-name="ce2">
            <text:p>-5.208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.38" table:style-name="ce1">
            <text:p>54,38</text:p>
          </table:table-cell>
          <table:table-cell office:value-type="float" office:value="3598.85" table:style-name="ce2">
            <text:p>3.598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45" table:style-name="ce1">
            <text:p>10,45</text:p>
          </table:table-cell>
          <table:table-cell office:value-type="float" office:value="-4128.28" table:style-name="ce2">
            <text:p>-4.128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68" table:style-name="ce1">
            <text:p>-7,68</text:p>
          </table:table-cell>
          <table:table-cell office:value-type="float" office:value="5350.89" table:style-name="ce2">
            <text:p>5.350,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8" table:style-name="ce1">
            <text:p>-0,08</text:p>
          </table:table-cell>
          <table:table-cell office:value-type="float" office:value="-1410.52" table:style-name="ce2">
            <text:p>-1.410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376.39" table:style-name="ce1">
            <text:p>376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" table:style-name="ce1">
            <text:p>-0,13</text:p>
          </table:table-cell>
          <table:table-cell office:value-type="float" office:value="-175.93" table:style-name="ce1">
            <text:p>-175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2" table:style-name="ce1">
            <text:p>-1,52</text:p>
          </table:table-cell>
          <table:table-cell office:value-type="float" office:value="-145.63" table:style-name="ce1">
            <text:p>-145,6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94" table:style-name="ce1">
            <text:p>46,94</text:p>
          </table:table-cell>
          <table:table-cell office:value-type="float" office:value="-394.9" table:style-name="ce1">
            <text:p>-394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23" table:style-name="ce1">
            <text:p>18,23</text:p>
          </table:table-cell>
          <table:table-cell office:value-type="float" office:value="8287.1200000000008" table:style-name="ce2">
            <text:p>8.287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9" table:style-name="ce1">
            <text:p>40,9</text:p>
          </table:table-cell>
          <table:table-cell office:value-type="float" office:value="-1381.68" table:style-name="ce2">
            <text:p>-1.381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.74" table:style-name="ce1">
            <text:p>175,74</text:p>
          </table:table-cell>
          <table:table-cell office:value-type="float" office:value="14653.74" table:style-name="ce2">
            <text:p>14.653,7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08" table:style-name="ce1">
            <text:p>-5,08</text:p>
          </table:table-cell>
          <table:table-cell office:value-type="float" office:value="-11433.56" table:style-name="ce2">
            <text:p>-11.433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79" table:style-name="ce1">
            <text:p>-20,79</text:p>
          </table:table-cell>
          <table:table-cell office:value-type="float" office:value="-59663.53" table:style-name="ce2">
            <text:p>-59.663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2" table:style-name="ce1">
            <text:p>1,62</text:p>
          </table:table-cell>
          <table:table-cell office:value-type="float" office:value="-105720.46" table:style-name="ce2">
            <text:p>-105.720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599999999999999" table:style-name="ce1">
            <text:p>-1,16</text:p>
          </table:table-cell>
          <table:table-cell office:value-type="float" office:value="-32840.160000000003" table:style-name="ce2">
            <text:p>-32.840,1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8.84" table:style-name="ce1">
            <text:p>8,84</text:p>
          </table:table-cell>
          <table:table-cell office:value-type="float" office:value="1032.06" table:style-name="ce2">
            <text:p>1.032,06</text:p>
          </table:table-cell>
          <table:table-cell office:value-type="float" office:value="691" table:style-name="ce1">
            <text:p>691</text:p>
          </table:table-cell>
          <table:table-cell office:value-type="float" office:value="127.15" table:style-name="ce1">
            <text:p>127,15</text:p>
          </table:table-cell>
          <table:table-cell office:value-type="float" office:value="13545.25" table:style-name="ce2">
            <text:p>13.545,25</text:p>
          </table:table-cell>
          <table:table-cell office:value-type="float" office:value="37" table:style-name="ce1">
            <text:p>37</text:p>
          </table:table-cell>
          <table:table-cell office:value-type="float" office:value="8.27" table:style-name="ce1">
            <text:p>8,27</text:p>
          </table:table-cell>
          <table:table-cell office:value-type="float" office:value="1119.19" table:style-name="ce2">
            <text:p>1.119,19</text:p>
          </table:table-cell>
          <table:table-cell office:value-type="float" office:value="221" table:style-name="ce1">
            <text:p>221</text:p>
          </table:table-cell>
          <table:table-cell office:value-type="float" office:value="23.23" table:style-name="ce1">
            <text:p>23,23</text:p>
          </table:table-cell>
          <table:table-cell office:value-type="float" office:value="2526.5100000000002" table:style-name="ce2">
            <text:p>2.526,51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,2</text:p>
          </table:table-cell>
          <table:table-cell office:value-type="float" office:value="22.74" table:style-name="ce1">
            <text:p>22,74</text:p>
          </table:table-cell>
          <table:table-cell office:value-type="float" office:value="273" table:style-name="ce1">
            <text:p>273</text:p>
          </table:table-cell>
          <table:table-cell office:value-type="float" office:value="61.52" table:style-name="ce1">
            <text:p>61,52</text:p>
          </table:table-cell>
          <table:table-cell office:value-type="float" office:value="6620.88" table:style-name="ce2">
            <text:p>6.620,88</text:p>
          </table:table-cell>
          <table:table-cell office:value-type="float" office:value="7" table:style-name="ce1">
            <text:p>7</text:p>
          </table:table-cell>
          <table:table-cell office:value-type="float" office:value="0.9" table:style-name="ce1">
            <text:p>0,9</text:p>
          </table:table-cell>
          <table:table-cell office:value-type="float" office:value="98.76" table:style-name="ce1">
            <text:p>98,76</text:p>
          </table:table-cell>
          <table:table-cell office:value-type="float" office:value="5" table:style-name="ce1">
            <text:p>5</text:p>
          </table:table-cell>
          <table:table-cell office:value-type="float" office:value="1.38" table:style-name="ce1">
            <text:p>1,38</text:p>
          </table:table-cell>
          <table:table-cell office:value-type="float" office:value="141.08000000000001" table:style-name="ce1">
            <text:p>141,08</text:p>
          </table:table-cell>
          <table:table-cell office:value-type="float" office:value="12" table:style-name="ce1">
            <text:p>12</text:p>
          </table:table-cell>
          <table:table-cell office:value-type="float" office:value="1.59" table:style-name="ce1">
            <text:p>1,59</text:p>
          </table:table-cell>
          <table:table-cell office:value-type="float" office:value="170.25" table:style-name="ce1">
            <text:p>17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59955" table:style-name="ce3">
            <text:p>59.955</text:p>
          </table:table-cell>
          <table:table-cell office:value-type="float" office:value="3634.04" table:style-name="ce2">
            <text:p>3.634,04</text:p>
          </table:table-cell>
          <table:table-cell office:value-type="float" office:value="422650.13" table:style-name="ce2">
            <text:p>422.650,13</text:p>
          </table:table-cell>
          <table:table-cell office:value-type="float" office:value="215499" table:style-name="ce3">
            <text:p>215.499</text:p>
          </table:table-cell>
          <table:table-cell office:value-type="float" office:value="28477.84" table:style-name="ce2">
            <text:p>28.477,84</text:p>
          </table:table-cell>
          <table:table-cell office:value-type="float" office:value="3082863.22" table:style-name="ce2">
            <text:p>3.082.863,22</text:p>
          </table:table-cell>
          <table:table-cell office:value-type="float" office:value="95692" table:style-name="ce3">
            <text:p>95.692</text:p>
          </table:table-cell>
          <table:table-cell office:value-type="float" office:value="12343.88" table:style-name="ce2">
            <text:p>12.343,88</text:p>
          </table:table-cell>
          <table:table-cell office:value-type="float" office:value="1327035.42" table:style-name="ce2">
            <text:p>1.327.035,42</text:p>
          </table:table-cell>
          <table:table-cell office:value-type="float" office:value="520055" table:style-name="ce3">
            <text:p>520.055</text:p>
          </table:table-cell>
          <table:table-cell office:value-type="float" office:value="118656.9" table:style-name="ce2">
            <text:p>118.656,90</text:p>
          </table:table-cell>
          <table:table-cell office:value-type="float" office:value="12198285.800000001" table:style-name="ce2">
            <text:p>12.198.285,80</text:p>
          </table:table-cell>
          <table:table-cell office:value-type="float" office:value="279038" table:style-name="ce3">
            <text:p>279.038</text:p>
          </table:table-cell>
          <table:table-cell office:value-type="float" office:value="57741.61" table:style-name="ce2">
            <text:p>57.741,61</text:p>
          </table:table-cell>
          <table:table-cell office:value-type="float" office:value="6459020.04" table:style-name="ce2">
            <text:p>6.459.020,04</text:p>
          </table:table-cell>
          <table:table-cell office:value-type="float" office:value="113369" table:style-name="ce3">
            <text:p>113.369</text:p>
          </table:table-cell>
          <table:table-cell office:value-type="float" office:value="14594.24" table:style-name="ce2">
            <text:p>14.594,24</text:p>
          </table:table-cell>
          <table:table-cell office:value-type="float" office:value="1562280.21" table:style-name="ce2">
            <text:p>1.562.280,21</text:p>
          </table:table-cell>
          <table:table-cell office:value-type="float" office:value="266929" table:style-name="ce3">
            <text:p>266.929</text:p>
          </table:table-cell>
          <table:table-cell office:value-type="float" office:value="43362.559999999998" table:style-name="ce2">
            <text:p>43.362,56</text:p>
          </table:table-cell>
          <table:table-cell office:value-type="float" office:value="4637512.9400000004" table:style-name="ce2">
            <text:p>4.637.512,94</text:p>
          </table:table-cell>
          <table:table-cell office:value-type="float" office:value="120616" table:style-name="ce3">
            <text:p>120.616</text:p>
          </table:table-cell>
          <table:table-cell office:value-type="float" office:value="15870.99" table:style-name="ce2">
            <text:p>15.870,99</text:p>
          </table:table-cell>
          <table:table-cell office:value-type="float" office:value="1693418.19" table:style-name="ce2">
            <text:p>1.693.418,19</text:p>
          </table:table-cell>
          <table:table-cell office:value-type="float" office:value="85571" table:style-name="ce3">
            <text:p>85.571</text:p>
          </table:table-cell>
          <table:table-cell office:value-type="float" office:value="14545.8" table:style-name="ce2">
            <text:p>14.545,80</text:p>
          </table:table-cell>
          <table:table-cell office:value-type="float" office:value="1574348.09" table:style-name="ce2">
            <text:p>1.574.348,09</text:p>
          </table:table-cell>
          <table:table-cell office:value-type="float" office:value="194406" table:style-name="ce3">
            <text:p>194.406</text:p>
          </table:table-cell>
          <table:table-cell office:value-type="float" office:value="19278.240000000002" table:style-name="ce2">
            <text:p>19.278,24</text:p>
          </table:table-cell>
          <table:table-cell office:value-type="float" office:value="2108141.9900000002" table:style-name="ce2">
            <text:p>2.108.141,99</text:p>
          </table:table-cell>
          <table:table-cell office:value-type="float" office:value="78862" table:style-name="ce3">
            <text:p>78.862</text:p>
          </table:table-cell>
          <table:table-cell office:value-type="float" office:value="9188.15" table:style-name="ce2">
            <text:p>9.188,15</text:p>
          </table:table-cell>
          <table:table-cell office:value-type="float" office:value="994543.78" table:style-name="ce2">
            <text:p>994.543,7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96" table:style-name="ce3">
            <text:p>5.796</text:p>
          </table:table-cell>
          <table:table-cell office:value-type="float" office:value="633.79999999999995" table:style-name="ce1">
            <text:p>633,8</text:p>
          </table:table-cell>
          <table:table-cell office:value-type="float" office:value="89614.75" table:style-name="ce2">
            <text:p>89.614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4" table:style-name="ce1">
            <text:p>2,4</text:p>
          </table:table-cell>
          <table:table-cell office:value-type="float" office:value="330.58" table:style-name="ce1">
            <text:p>330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style-name="ce1">
            <text:p>320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4570.12" table:style-name="ce2">
            <text:p>4.570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40" table:style-name="ce3">
            <text:p>13.240</text:p>
          </table:table-cell>
          <table:table-cell office:value-type="float" office:value="2601.1" table:style-name="ce2">
            <text:p>2.601,10</text:p>
          </table:table-cell>
          <table:table-cell office:value-type="float" office:value="353704.91" table:style-name="ce2">
            <text:p>353.704,91</text:p>
          </table:table-cell>
          <table:table-cell office:value-type="float" office:value="3595" table:style-name="ce3">
            <text:p>3.595</text:p>
          </table:table-cell>
          <table:table-cell office:value-type="float" office:value="532.42999999999995" table:style-name="ce1">
            <text:p>532,43</text:p>
          </table:table-cell>
          <table:table-cell office:value-type="float" office:value="55513.72" table:style-name="ce2">
            <text:p>55.513,72</text:p>
          </table:table-cell>
          <table:table-cell office:value-type="float" office:value="26" table:style-name="ce1">
            <text:p>26</text:p>
          </table:table-cell>
          <table:table-cell office:value-type="float" office:value="26.82" table:style-name="ce1">
            <text:p>26,82</text:p>
          </table:table-cell>
          <table:table-cell office:value-type="float" office:value="3884.58" table:style-name="ce2">
            <text:p>3.884,5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39" table:style-name="ce3">
            <text:p>3.439</text:p>
          </table:table-cell>
          <table:table-cell office:value-type="float" office:value="405.3" table:style-name="ce1">
            <text:p>405,3</text:p>
          </table:table-cell>
          <table:table-cell office:value-type="float" office:value="33728.959999999999" table:style-name="ce2">
            <text:p>33.728,96</text:p>
          </table:table-cell>
          <table:table-cell office:value-type="float" office:value="29423" table:style-name="ce3">
            <text:p>29.423</text:p>
          </table:table-cell>
          <table:table-cell office:value-type="float" office:value="4839.4399999999996" table:style-name="ce2">
            <text:p>4.839,44</text:p>
          </table:table-cell>
          <table:table-cell office:value-type="float" office:value="412607.15" table:style-name="ce2">
            <text:p>412.607,15</text:p>
          </table:table-cell>
          <table:table-cell office:value-type="float" office:value="18049" table:style-name="ce3">
            <text:p>18.049</text:p>
          </table:table-cell>
          <table:table-cell office:value-type="float" office:value="2933.16" table:style-name="ce2">
            <text:p>2.933,16</text:p>
          </table:table-cell>
          <table:table-cell office:value-type="float" office:value="251396.12" table:style-name="ce2">
            <text:p>251.396,12</text:p>
          </table:table-cell>
          <table:table-cell office:value-type="float" office:value="110503" table:style-name="ce3">
            <text:p>110.503</text:p>
          </table:table-cell>
          <table:table-cell office:value-type="float" office:value="25003.26" table:style-name="ce2">
            <text:p>25.003,26</text:p>
          </table:table-cell>
          <table:table-cell office:value-type="float" office:value="2488882.64" table:style-name="ce2">
            <text:p>2.488.882,64</text:p>
          </table:table-cell>
          <table:table-cell office:value-type="float" office:value="56753" table:style-name="ce3">
            <text:p>56.753</text:p>
          </table:table-cell>
          <table:table-cell office:value-type="float" office:value="11217.06" table:style-name="ce2">
            <text:p>11.217,06</text:p>
          </table:table-cell>
          <table:table-cell office:value-type="float" office:value="943071.14" table:style-name="ce2">
            <text:p>943.071,14</text:p>
          </table:table-cell>
          <table:table-cell office:value-type="float" office:value="20047" table:style-name="ce3">
            <text:p>20.047</text:p>
          </table:table-cell>
          <table:table-cell office:value-type="float" office:value="3195.58" table:style-name="ce2">
            <text:p>3.195,58</text:p>
          </table:table-cell>
          <table:table-cell office:value-type="float" office:value="259870.33" table:style-name="ce2">
            <text:p>259.870,33</text:p>
          </table:table-cell>
          <table:table-cell office:value-type="float" office:value="39842" table:style-name="ce3">
            <text:p>39.842</text:p>
          </table:table-cell>
          <table:table-cell office:value-type="float" office:value="8082.12" table:style-name="ce2">
            <text:p>8.082,12</text:p>
          </table:table-cell>
          <table:table-cell office:value-type="float" office:value="692910.42" table:style-name="ce2">
            <text:p>692.910,42</text:p>
          </table:table-cell>
          <table:table-cell office:value-type="float" office:value="23165" table:style-name="ce3">
            <text:p>23.165</text:p>
          </table:table-cell>
          <table:table-cell office:value-type="float" office:value="3806.73" table:style-name="ce2">
            <text:p>3.806,73</text:p>
          </table:table-cell>
          <table:table-cell office:value-type="float" office:value="318578.88" table:style-name="ce2">
            <text:p>318.578,88</text:p>
          </table:table-cell>
          <table:table-cell office:value-type="float" office:value="21572" table:style-name="ce3">
            <text:p>21.572</text:p>
          </table:table-cell>
          <table:table-cell office:value-type="float" office:value="4221.2" table:style-name="ce2">
            <text:p>4.221,20</text:p>
          </table:table-cell>
          <table:table-cell office:value-type="float" office:value="345069.35" table:style-name="ce2">
            <text:p>345.069,35</text:p>
          </table:table-cell>
          <table:table-cell office:value-type="float" office:value="32361" table:style-name="ce3">
            <text:p>32.361</text:p>
          </table:table-cell>
          <table:table-cell office:value-type="float" office:value="4265.45" table:style-name="ce2">
            <text:p>4.265,45</text:p>
          </table:table-cell>
          <table:table-cell office:value-type="float" office:value="368529.31" table:style-name="ce2">
            <text:p>368.529,31</text:p>
          </table:table-cell>
          <table:table-cell office:value-type="float" office:value="10151" table:style-name="ce3">
            <text:p>10.151</text:p>
          </table:table-cell>
          <table:table-cell office:value-type="float" office:value="1740.96" table:style-name="ce2">
            <text:p>1.740,96</text:p>
          </table:table-cell>
          <table:table-cell office:value-type="float" office:value="149314.79999999999" table:style-name="ce2">
            <text:p>149.314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25.19" table:style-name="ce1">
            <text:p>25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8" table:style-name="ce1">
            <text:p>3,38</text:p>
          </table:table-cell>
          <table:table-cell office:value-type="float" office:value="450.92" table:style-name="ce1">
            <text:p>450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8" table:style-name="ce1">
            <text:p>-0,38</text:p>
          </table:table-cell>
          <table:table-cell office:value-type="float" office:value="-35.590000000000003" table:style-name="ce1">
            <text:p>-35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b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8.66999999999999" table:style-name="ce1">
            <text:p>-128,67</text:p>
          </table:table-cell>
          <table:table-cell office:value-type="float" office:value="-49428.41" table:style-name="ce2">
            <text:p>-49.428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1.75" table:style-name="ce1">
            <text:p>-251,75</text:p>
          </table:table-cell>
          <table:table-cell office:value-type="float" office:value="-19501.5" table:style-name="ce2">
            <text:p>-19.501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.52" table:style-name="ce1">
            <text:p>70,52</text:p>
          </table:table-cell>
          <table:table-cell office:value-type="float" office:value="6797.22" table:style-name="ce2">
            <text:p>6.797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4" table:style-name="ce1">
            <text:p>-3,34</text:p>
          </table:table-cell>
          <table:table-cell office:value-type="float" office:value="33034.11" table:style-name="ce2">
            <text:p>33.034,11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04-13T20:14:14Z</meta:creation-date>
    <dc:date>2022-04-13T20:14:14Z</dc:date>
  </office:meta>
</office:document-meta>
</file>